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4pt" officeooo:rsid="00173666" officeooo:paragraph-rsid="00251330" style:font-size-asian="14pt" style:font-size-complex="14pt"/>
    </style:style>
    <style:style style:name="P2" style:family="paragraph" style:parent-style-name="Standard">
      <style:text-properties style:font-name="Times" fo:font-size="14pt" officeooo:rsid="001937b1" officeooo:paragraph-rsid="00251330" style:font-size-asian="14pt" style:font-size-complex="14pt"/>
    </style:style>
    <style:style style:name="P3" style:family="paragraph" style:parent-style-name="Standard">
      <style:text-properties style:font-name="Times" fo:font-size="14pt" officeooo:rsid="0017e3b9" officeooo:paragraph-rsid="00251330" style:font-size-asian="14pt" style:font-size-complex="14pt"/>
    </style:style>
    <style:style style:name="P4" style:family="paragraph" style:parent-style-name="Standard">
      <style:text-properties style:font-name="Times" fo:font-size="14pt" officeooo:rsid="002280ca" officeooo:paragraph-rsid="00251330" style:font-size-asian="14pt" style:font-size-complex="14pt"/>
    </style:style>
    <style:style style:name="P5" style:family="paragraph" style:parent-style-name="Standard">
      <style:text-properties style:font-name="Times" fo:font-size="14pt" officeooo:rsid="0025926e" officeooo:paragraph-rsid="00251330" style:font-size-asian="14pt" style:font-size-complex="14pt"/>
    </style:style>
    <style:style style:name="P6" style:family="paragraph" style:parent-style-name="Standard">
      <style:text-properties style:font-name="Times" fo:font-size="14pt" officeooo:rsid="0025dbe7" officeooo:paragraph-rsid="00251330" style:font-size-asian="14pt" style:font-size-complex="14pt"/>
    </style:style>
    <style:style style:name="P7" style:family="paragraph" style:parent-style-name="Standard">
      <style:text-properties fo:font-size="14pt" fo:font-weight="bold" officeooo:rsid="000f5564" officeooo:paragraph-rsid="000f556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f5564" officeooo:paragraph-rsid="000f5564" style:font-size-asian="14pt" style:font-size-complex="14pt"/>
    </style:style>
    <style:style style:name="P9" style:family="paragraph" style:parent-style-name="Standard">
      <style:text-properties fo:font-size="14pt" officeooo:rsid="001293d0" officeooo:paragraph-rsid="001293d0" style:font-size-asian="14pt" style:font-size-complex="14pt"/>
    </style:style>
    <style:style style:name="P10" style:family="paragraph" style:parent-style-name="Standard">
      <style:text-properties fo:font-size="14pt" officeooo:rsid="00162af3" officeooo:paragraph-rsid="00162af3" style:font-size-asian="14pt" style:font-size-complex="14pt"/>
    </style:style>
    <style:style style:name="P11" style:family="paragraph" style:parent-style-name="Standard">
      <style:text-properties fo:font-size="14pt" officeooo:rsid="00162af3" officeooo:paragraph-rsid="00172906" style:font-size-asian="14pt" style:font-size-complex="14pt"/>
    </style:style>
    <style:style style:name="P12" style:family="paragraph" style:parent-style-name="Standard">
      <style:text-properties fo:font-size="14pt" officeooo:rsid="001a1dab" officeooo:paragraph-rsid="001a1dab" style:font-size-asian="14pt" style:font-size-complex="14pt"/>
    </style:style>
    <style:style style:name="P13" style:family="paragraph" style:parent-style-name="Standard">
      <style:text-properties fo:font-size="14pt" officeooo:rsid="001d7cff" officeooo:paragraph-rsid="001d7cff" style:font-size-asian="14pt" style:font-size-complex="14pt"/>
    </style:style>
    <style:style style:name="P14" style:family="paragraph" style:parent-style-name="Standard">
      <style:text-properties fo:font-size="14pt" officeooo:rsid="00173666" officeooo:paragraph-rsid="00251330" style:font-size-asian="14pt" style:font-size-complex="14pt"/>
    </style:style>
    <style:style style:name="P15" style:family="paragraph" style:parent-style-name="Standard">
      <style:text-properties fo:font-size="14pt" officeooo:rsid="0025dbe7" officeooo:paragraph-rsid="00251330" style:font-size-asian="14pt" style:font-size-complex="14pt"/>
    </style:style>
    <style:style style:name="P16" style:family="paragraph" style:parent-style-name="Standard">
      <style:text-properties fo:font-size="14pt" officeooo:rsid="0029c49c" officeooo:paragraph-rsid="00251330" style:font-size-asian="14pt" style:font-size-complex="14pt"/>
    </style:style>
    <style:style style:name="P17" style:family="paragraph" style:parent-style-name="Standard">
      <style:text-properties fo:font-size="14pt" officeooo:rsid="002db258" officeooo:paragraph-rsid="00251330" style:font-size-asian="14pt" style:font-size-complex="14pt"/>
    </style:style>
    <style:style style:name="P18" style:family="paragraph" style:parent-style-name="Standard">
      <style:text-properties fo:font-size="14pt" officeooo:rsid="002a2c8d" officeooo:paragraph-rsid="00251330" style:font-size-asian="14pt" style:font-size-complex="14pt"/>
    </style:style>
    <style:style style:name="P19" style:family="paragraph" style:parent-style-name="Standard">
      <style:text-properties fo:font-size="14pt" officeooo:rsid="002b6e25" officeooo:paragraph-rsid="00251330" style:font-size-asian="14pt" style:font-size-complex="14pt"/>
    </style:style>
    <style:style style:name="P20" style:family="paragraph" style:parent-style-name="Standard">
      <style:text-properties fo:font-size="14pt" officeooo:rsid="002c4476" officeooo:paragraph-rsid="00251330" style:font-size-asian="14pt" style:font-size-complex="14pt"/>
    </style:style>
    <style:style style:name="P21" style:family="paragraph" style:parent-style-name="Standard">
      <style:text-properties fo:font-size="14pt" officeooo:rsid="002f2381" officeooo:paragraph-rsid="00251330" style:font-size-asian="14pt" style:font-size-complex="14pt"/>
    </style:style>
    <style:style style:name="P22" style:family="paragraph" style:parent-style-name="Standard">
      <style:text-properties fo:font-size="14pt" officeooo:rsid="0032fc82" officeooo:paragraph-rsid="00251330" style:font-size-asian="14pt" style:font-size-complex="14pt"/>
    </style:style>
    <style:style style:name="P23" style:family="paragraph" style:parent-style-name="Standard">
      <style:text-properties style:font-name="Times" fo:font-size="14pt" officeooo:rsid="0017e3b9" officeooo:paragraph-rsid="00251330" style:font-size-asian="14pt" style:font-size-complex="14pt"/>
    </style:style>
    <style:style style:name="P24" style:family="paragraph" style:parent-style-name="Standard">
      <style:text-properties style:font-name="Times" fo:font-size="14pt" officeooo:rsid="0030de25" officeooo:paragraph-rsid="00251330" style:font-size-asian="14pt" style:font-size-complex="14pt"/>
    </style:style>
    <style:style style:name="P25" style:family="paragraph" style:parent-style-name="Standard">
      <style:text-properties style:font-name="Times" fo:font-size="14pt" officeooo:rsid="0023fb6e" officeooo:paragraph-rsid="00251330" style:font-size-asian="14pt" style:font-size-complex="14pt"/>
    </style:style>
    <style:style style:name="P26" style:family="paragraph" style:parent-style-name="Standard">
      <style:text-properties style:font-name="Times" fo:font-size="14pt" officeooo:rsid="0025dbe7" officeooo:paragraph-rsid="00251330" style:font-size-asian="14pt" style:font-size-complex="14pt"/>
    </style:style>
    <style:style style:name="P27" style:family="paragraph" style:parent-style-name="Standard">
      <style:text-properties fo:font-size="14pt" officeooo:rsid="0030de25" officeooo:paragraph-rsid="00251330" style:font-size-asian="14pt" style:font-size-complex="14pt"/>
    </style:style>
    <style:style style:name="P28" style:family="paragraph" style:parent-style-name="Standard">
      <style:text-properties fo:font-size="14pt" officeooo:rsid="0032fc82" officeooo:paragraph-rsid="00251330" style:font-size-asian="14pt" style:font-size-complex="14pt"/>
    </style:style>
    <style:style style:name="P29" style:family="paragraph" style:parent-style-name="Standard">
      <style:text-properties fo:font-size="14pt" style:text-underline-style="none" officeooo:rsid="001b2bd7" officeooo:paragraph-rsid="00290fb5" style:font-size-asian="14pt" style:font-size-complex="14pt"/>
    </style:style>
    <style:style style:name="P30" style:family="paragraph" style:parent-style-name="Standard">
      <style:text-properties fo:font-size="14pt" style:text-underline-style="none" officeooo:rsid="00198223" officeooo:paragraph-rsid="00290fb5" style:font-size-asian="14pt" style:font-size-complex="14pt"/>
    </style:style>
    <style:style style:name="P31" style:family="paragraph" style:parent-style-name="Standard">
      <style:text-properties fo:font-size="14pt" style:text-underline-style="none" officeooo:rsid="001bdece" officeooo:paragraph-rsid="00290fb5" style:font-size-asian="14pt" style:font-size-complex="14pt"/>
    </style:style>
    <style:style style:name="P32" style:family="paragraph" style:parent-style-name="Standard">
      <style:text-properties fo:font-size="14pt" style:text-underline-style="none" officeooo:paragraph-rsid="00290fb5" style:font-size-asian="14pt" style:font-size-complex="14pt"/>
    </style:style>
    <style:style style:name="P33" style:family="paragraph" style:parent-style-name="Standard">
      <style:text-properties fo:font-size="14pt" style:text-underline-style="none" officeooo:rsid="001d3965" officeooo:paragraph-rsid="00290fb5" style:font-size-asian="14pt" style:font-size-complex="14pt"/>
    </style:style>
    <style:style style:name="P34" style:family="paragraph" style:parent-style-name="Standard">
      <style:text-properties fo:font-size="14pt" style:text-underline-style="none" officeooo:rsid="0019885d" officeooo:paragraph-rsid="00290fb5" style:font-size-asian="14pt" style:font-size-complex="14pt"/>
    </style:style>
    <style:style style:name="P35" style:family="paragraph" style:parent-style-name="Standard">
      <style:text-properties fo:font-size="14pt" style:text-underline-style="none" officeooo:rsid="002375d4" officeooo:paragraph-rsid="00290fb5" style:font-size-asian="14pt" style:font-size-complex="14pt"/>
    </style:style>
    <style:style style:name="P36" style:family="paragraph" style:parent-style-name="Standard">
      <style:text-properties fo:font-size="14pt" style:text-underline-style="none" officeooo:rsid="0032fc82" officeooo:paragraph-rsid="00290fb5" style:font-size-asian="14pt" style:font-size-complex="14pt"/>
    </style:style>
    <style:style style:name="P37" style:family="paragraph" style:parent-style-name="Standard">
      <style:text-properties officeooo:paragraph-rsid="00290fb5"/>
    </style:style>
    <style:style style:name="P38" style:family="paragraph" style:parent-style-name="Text_20_body">
      <style:paragraph-properties fo:text-align="start" style:justify-single-word="false"/>
      <style:text-properties fo:font-size="14pt" style:text-underline-style="none" officeooo:rsid="001b2bd7" officeooo:paragraph-rsid="00290fb5" style:font-size-asian="14pt" style:font-size-complex="14pt"/>
    </style:style>
    <style:style style:name="P39" style:family="paragraph" style:parent-style-name="Text_20_body" style:list-style-name="L94">
      <style:text-properties fo:font-size="14pt" style:text-underline-style="none" officeooo:rsid="001eeb26" officeooo:paragraph-rsid="00290fb5" style:font-size-asian="14pt" style:font-size-complex="14pt"/>
    </style:style>
    <style:style style:name="P40" style:family="paragraph" style:parent-style-name="Text_20_body">
      <style:text-properties fo:font-size="14pt" style:text-underline-style="none" officeooo:rsid="00198223" officeooo:paragraph-rsid="00290fb5" style:font-size-asian="14pt" style:font-size-complex="14pt"/>
    </style:style>
    <style:style style:name="P41" style:family="paragraph" style:parent-style-name="Text_20_body" style:list-style-name="L96">
      <style:text-properties fo:font-size="14pt" style:text-underline-style="none" officeooo:paragraph-rsid="00290fb5" style:font-size-asian="14pt" style:font-size-complex="14pt"/>
    </style:style>
    <style:style style:name="P42" style:family="paragraph" style:parent-style-name="Text_20_body" style:list-style-name="L98">
      <style:text-properties fo:font-size="14pt" style:text-underline-style="none" officeooo:paragraph-rsid="00290fb5" style:font-size-asian="14pt" style:font-size-complex="14pt"/>
    </style:style>
    <style:style style:name="P43" style:family="paragraph" style:parent-style-name="Text_20_body" style:list-style-name="L100">
      <style:text-properties fo:font-size="14pt" style:text-underline-style="none" officeooo:paragraph-rsid="00290fb5" style:font-size-asian="14pt" style:font-size-complex="14pt"/>
    </style:style>
    <style:style style:name="P44" style:family="paragraph" style:parent-style-name="Text_20_body" style:list-style-name="L105">
      <style:text-properties fo:font-size="14pt" style:text-underline-style="none" officeooo:paragraph-rsid="00290fb5" style:font-size-asian="14pt" style:font-size-complex="14pt"/>
    </style:style>
    <style:style style:name="P45" style:family="paragraph" style:parent-style-name="Text_20_body" style:list-style-name="L107">
      <style:text-properties fo:font-size="14pt" style:text-underline-style="none" officeooo:paragraph-rsid="00290fb5" style:font-size-asian="14pt" style:font-size-complex="14pt"/>
    </style:style>
    <style:style style:name="P46" style:family="paragraph" style:parent-style-name="Text_20_body" style:list-style-name="L109">
      <style:text-properties fo:font-size="14pt" style:text-underline-style="none" officeooo:paragraph-rsid="00290fb5" style:font-size-asian="14pt" style:font-size-complex="14pt"/>
    </style:style>
    <style:style style:name="P47" style:family="paragraph" style:parent-style-name="Text_20_body">
      <style:text-properties fo:font-size="14pt" style:text-underline-style="none" officeooo:paragraph-rsid="00290fb5" style:font-size-asian="14pt" style:font-size-complex="14pt"/>
    </style:style>
    <style:style style:name="P48" style:family="paragraph" style:parent-style-name="Text_20_body" style:list-style-name="L113">
      <style:text-properties fo:font-size="14pt" style:text-underline-style="none" officeooo:paragraph-rsid="00290fb5" style:font-size-asian="14pt" style:font-size-complex="14pt"/>
    </style:style>
    <style:style style:name="P49" style:family="paragraph" style:parent-style-name="Text_20_body" style:list-style-name="L115">
      <style:text-properties fo:font-size="14pt" style:text-underline-style="none" officeooo:paragraph-rsid="00290fb5" style:font-size-asian="14pt" style:font-size-complex="14pt"/>
    </style:style>
    <style:style style:name="P50" style:family="paragraph" style:parent-style-name="Text_20_body" style:list-style-name="L117">
      <style:text-properties fo:font-size="14pt" style:text-underline-style="none" officeooo:paragraph-rsid="00290fb5" style:font-size-asian="14pt" style:font-size-complex="14pt"/>
    </style:style>
    <style:style style:name="P51" style:family="paragraph" style:parent-style-name="Text_20_body" style:list-style-name="L121">
      <style:text-properties fo:font-size="14pt" style:text-underline-style="none" officeooo:paragraph-rsid="00290fb5" style:font-size-asian="14pt" style:font-size-complex="14pt"/>
    </style:style>
    <style:style style:name="P52" style:family="paragraph" style:parent-style-name="Text_20_body" style:list-style-name="L123">
      <style:text-properties fo:font-size="14pt" style:text-underline-style="none" officeooo:paragraph-rsid="00290fb5" style:font-size-asian="14pt" style:font-size-complex="14pt"/>
    </style:style>
    <style:style style:name="P53" style:family="paragraph" style:parent-style-name="Text_20_body" style:list-style-name="L125">
      <style:text-properties fo:font-size="14pt" style:text-underline-style="none" officeooo:paragraph-rsid="00290fb5" style:font-size-asian="14pt" style:font-size-complex="14pt"/>
    </style:style>
    <style:style style:name="P54" style:family="paragraph" style:parent-style-name="Text_20_body" style:list-style-name="L129">
      <style:text-properties fo:font-size="14pt" style:text-underline-style="none" officeooo:paragraph-rsid="00290fb5" style:font-size-asian="14pt" style:font-size-complex="14pt"/>
    </style:style>
    <style:style style:name="P55" style:family="paragraph" style:parent-style-name="Text_20_body" style:list-style-name="L131">
      <style:text-properties fo:font-size="14pt" style:text-underline-style="none" officeooo:paragraph-rsid="00290fb5" style:font-size-asian="14pt" style:font-size-complex="14pt"/>
    </style:style>
    <style:style style:name="P56" style:family="paragraph" style:parent-style-name="Text_20_body" style:list-style-name="L133">
      <style:text-properties fo:font-size="14pt" style:text-underline-style="none" officeooo:paragraph-rsid="00290fb5" style:font-size-asian="14pt" style:font-size-complex="14pt"/>
    </style:style>
    <style:style style:name="P57" style:family="paragraph" style:parent-style-name="Text_20_body" style:list-style-name="L137">
      <style:text-properties fo:font-size="14pt" style:text-underline-style="none" officeooo:paragraph-rsid="00290fb5" style:font-size-asian="14pt" style:font-size-complex="14pt"/>
    </style:style>
    <style:style style:name="P58" style:family="paragraph" style:parent-style-name="Text_20_body" style:list-style-name="L139">
      <style:text-properties fo:font-size="14pt" style:text-underline-style="none" officeooo:paragraph-rsid="00290fb5" style:font-size-asian="14pt" style:font-size-complex="14pt"/>
    </style:style>
    <style:style style:name="P59" style:family="paragraph" style:parent-style-name="Text_20_body" style:list-style-name="L141">
      <style:text-properties fo:font-size="14pt" style:text-underline-style="none" officeooo:paragraph-rsid="00290fb5" style:font-size-asian="14pt" style:font-size-complex="14pt"/>
    </style:style>
    <style:style style:name="P60" style:family="paragraph" style:parent-style-name="Text_20_body" style:list-style-name="L142">
      <style:text-properties fo:font-size="14pt" style:text-underline-style="none" officeooo:paragraph-rsid="00290fb5" style:font-size-asian="14pt" style:font-size-complex="14pt"/>
    </style:style>
    <style:style style:name="P61" style:family="paragraph" style:parent-style-name="Text_20_body" style:list-style-name="L144">
      <style:text-properties fo:font-size="14pt" style:text-underline-style="none" officeooo:paragraph-rsid="00290fb5" style:font-size-asian="14pt" style:font-size-complex="14pt"/>
    </style:style>
    <style:style style:name="P62" style:family="paragraph" style:parent-style-name="Text_20_body" style:list-style-name="L146">
      <style:text-properties fo:font-size="14pt" style:text-underline-style="none" officeooo:paragraph-rsid="00290fb5" style:font-size-asian="14pt" style:font-size-complex="14pt"/>
    </style:style>
    <style:style style:name="P63" style:family="paragraph" style:parent-style-name="Text_20_body" style:list-style-name="L148">
      <style:text-properties fo:font-size="14pt" style:text-underline-style="none" officeooo:paragraph-rsid="00290fb5" style:font-size-asian="14pt" style:font-size-complex="14pt"/>
    </style:style>
    <style:style style:name="P64" style:family="paragraph" style:parent-style-name="Text_20_body" style:list-style-name="L155">
      <style:text-properties fo:font-size="14pt" style:text-underline-style="none" officeooo:paragraph-rsid="00290fb5" style:font-size-asian="14pt" style:font-size-complex="14pt"/>
    </style:style>
    <style:style style:name="P65" style:family="paragraph" style:parent-style-name="Text_20_body" style:list-style-name="L156">
      <style:text-properties fo:font-size="14pt" style:text-underline-style="none" officeooo:paragraph-rsid="00290fb5" style:font-size-asian="14pt" style:font-size-complex="14pt"/>
    </style:style>
    <style:style style:name="P66" style:family="paragraph" style:parent-style-name="Text_20_body" style:list-style-name="L166">
      <style:text-properties fo:font-size="14pt" style:text-underline-style="none" officeooo:paragraph-rsid="00290fb5" style:font-size-asian="14pt" style:font-size-complex="14pt"/>
    </style:style>
    <style:style style:name="P67" style:family="paragraph" style:parent-style-name="Text_20_body">
      <style:paragraph-properties fo:text-align="start" style:justify-single-word="false"/>
      <style:text-properties fo:font-size="14pt" style:text-underline-style="none" officeooo:rsid="0025589c" officeooo:paragraph-rsid="00290fb5" style:font-size-asian="14pt" style:font-size-complex="14pt"/>
    </style:style>
    <style:style style:name="P68" style:family="paragraph" style:parent-style-name="Text_20_body" style:list-style-name="L175">
      <style:paragraph-properties fo:text-align="start" style:justify-single-word="false"/>
      <style:text-properties fo:font-size="14pt" style:text-underline-style="none" officeooo:rsid="0025589c" officeooo:paragraph-rsid="00290fb5" style:font-size-asian="14pt" style:font-size-complex="14pt"/>
    </style:style>
    <style:style style:name="P69" style:family="paragraph" style:parent-style-name="Text_20_body" style:list-style-name="L168">
      <style:paragraph-properties fo:text-align="start" style:justify-single-word="false"/>
      <style:text-properties fo:font-size="14pt" style:text-underline-style="none" officeooo:paragraph-rsid="00290fb5" style:font-size-asian="14pt" style:font-size-complex="14pt"/>
    </style:style>
    <style:style style:name="P70" style:family="paragraph" style:parent-style-name="Text_20_body">
      <style:paragraph-properties fo:text-align="start" style:justify-single-word="false"/>
      <style:text-properties fo:font-size="14pt" style:text-underline-style="none" officeooo:paragraph-rsid="00290fb5" style:font-size-asian="14pt" style:font-size-complex="14pt"/>
    </style:style>
    <style:style style:name="P71" style:family="paragraph" style:parent-style-name="Text_20_body">
      <style:text-properties fo:font-size="14pt" style:text-underline-style="none" fo:font-weight="bold" officeooo:paragraph-rsid="00290fb5" style:font-size-asian="14pt" style:font-size-complex="14pt"/>
    </style:style>
    <style:style style:name="P72" style:family="paragraph" style:parent-style-name="Text_20_body" style:list-style-name="L1">
      <style:text-properties officeooo:paragraph-rsid="00290fb5"/>
    </style:style>
    <style:style style:name="P73" style:family="paragraph" style:parent-style-name="Text_20_body">
      <style:paragraph-properties fo:line-height="100%"/>
      <style:text-properties officeooo:paragraph-rsid="00290fb5"/>
    </style:style>
    <style:style style:name="P74" style:family="paragraph" style:parent-style-name="Text_20_body" style:list-style-name="L166">
      <style:paragraph-properties fo:text-align="start" style:justify-single-word="false"/>
      <style:text-properties officeooo:paragraph-rsid="00290fb5"/>
    </style:style>
    <style:style style:name="P75" style:family="paragraph" style:parent-style-name="Text_20_body" style:list-style-name="L168">
      <style:paragraph-properties fo:text-align="start" style:justify-single-word="false"/>
      <style:text-properties officeooo:paragraph-rsid="00290fb5"/>
    </style:style>
    <style:style style:name="P76" style:family="paragraph" style:parent-style-name="Text_20_body" style:list-style-name="L173">
      <style:paragraph-properties fo:text-align="start" style:justify-single-word="false"/>
      <style:text-properties officeooo:paragraph-rsid="00290fb5"/>
    </style:style>
    <style:style style:name="P77" style:family="paragraph" style:parent-style-name="Text_20_body" style:list-style-name="L174">
      <style:paragraph-properties fo:text-align="start" style:justify-single-word="false"/>
      <style:text-properties officeooo:paragraph-rsid="00290fb5"/>
    </style:style>
    <style:style style:name="P78" style:family="paragraph" style:parent-style-name="Text_20_body" style:list-style-name="L89">
      <style:text-properties officeooo:paragraph-rsid="00290fb5"/>
    </style:style>
    <style:style style:name="P79" style:family="paragraph" style:parent-style-name="Text_20_body" style:list-style-name="L90">
      <style:text-properties officeooo:paragraph-rsid="00290fb5"/>
    </style:style>
    <style:style style:name="P80" style:family="paragraph" style:parent-style-name="Text_20_body" style:list-style-name="L91">
      <style:text-properties officeooo:paragraph-rsid="00290fb5"/>
    </style:style>
    <style:style style:name="P81" style:family="paragraph" style:parent-style-name="Text_20_body" style:list-style-name="L92">
      <style:text-properties officeooo:paragraph-rsid="00290fb5"/>
    </style:style>
    <style:style style:name="P82" style:family="paragraph" style:parent-style-name="Text_20_body" style:list-style-name="L93">
      <style:text-properties officeooo:paragraph-rsid="00290fb5"/>
    </style:style>
    <style:style style:name="P83" style:family="paragraph" style:parent-style-name="Text_20_body" style:list-style-name="L95">
      <style:text-properties officeooo:paragraph-rsid="00290fb5"/>
    </style:style>
    <style:style style:name="P84" style:family="paragraph" style:parent-style-name="Text_20_body" style:list-style-name="L97">
      <style:text-properties officeooo:paragraph-rsid="00290fb5"/>
    </style:style>
    <style:style style:name="P85" style:family="paragraph" style:parent-style-name="Text_20_body" style:list-style-name="L99">
      <style:text-properties officeooo:paragraph-rsid="00290fb5"/>
    </style:style>
    <style:style style:name="P86" style:family="paragraph" style:parent-style-name="Text_20_body" style:list-style-name="L101">
      <style:text-properties officeooo:paragraph-rsid="00290fb5"/>
    </style:style>
    <style:style style:name="P87" style:family="paragraph" style:parent-style-name="Text_20_body" style:list-style-name="L102">
      <style:text-properties officeooo:paragraph-rsid="00290fb5"/>
    </style:style>
    <style:style style:name="P88" style:family="paragraph" style:parent-style-name="Text_20_body" style:list-style-name="L104">
      <style:text-properties officeooo:paragraph-rsid="00290fb5"/>
    </style:style>
    <style:style style:name="P89" style:family="paragraph" style:parent-style-name="Text_20_body" style:list-style-name="L106">
      <style:text-properties officeooo:paragraph-rsid="00290fb5"/>
    </style:style>
    <style:style style:name="P90" style:family="paragraph" style:parent-style-name="Text_20_body" style:list-style-name="L108">
      <style:text-properties officeooo:paragraph-rsid="00290fb5"/>
    </style:style>
    <style:style style:name="P91" style:family="paragraph" style:parent-style-name="Text_20_body" style:list-style-name="L110">
      <style:text-properties officeooo:paragraph-rsid="00290fb5"/>
    </style:style>
    <style:style style:name="P92" style:family="paragraph" style:parent-style-name="Text_20_body" style:list-style-name="L111">
      <style:text-properties officeooo:paragraph-rsid="00290fb5"/>
    </style:style>
    <style:style style:name="P93" style:family="paragraph" style:parent-style-name="Text_20_body" style:list-style-name="L112">
      <style:text-properties officeooo:paragraph-rsid="00290fb5"/>
    </style:style>
    <style:style style:name="P94" style:family="paragraph" style:parent-style-name="Text_20_body" style:list-style-name="L114">
      <style:text-properties officeooo:paragraph-rsid="00290fb5"/>
    </style:style>
    <style:style style:name="P95" style:family="paragraph" style:parent-style-name="Text_20_body" style:list-style-name="L116">
      <style:text-properties officeooo:paragraph-rsid="00290fb5"/>
    </style:style>
    <style:style style:name="P96" style:family="paragraph" style:parent-style-name="Text_20_body" style:list-style-name="L118">
      <style:text-properties officeooo:paragraph-rsid="00290fb5"/>
    </style:style>
    <style:style style:name="P97" style:family="paragraph" style:parent-style-name="Text_20_body" style:list-style-name="L119">
      <style:text-properties officeooo:paragraph-rsid="00290fb5"/>
    </style:style>
    <style:style style:name="P98" style:family="paragraph" style:parent-style-name="Text_20_body" style:list-style-name="L120">
      <style:text-properties officeooo:paragraph-rsid="00290fb5"/>
    </style:style>
    <style:style style:name="P99" style:family="paragraph" style:parent-style-name="Text_20_body" style:list-style-name="L122">
      <style:text-properties officeooo:paragraph-rsid="00290fb5"/>
    </style:style>
    <style:style style:name="P100" style:family="paragraph" style:parent-style-name="Text_20_body" style:list-style-name="L124">
      <style:text-properties officeooo:paragraph-rsid="00290fb5"/>
    </style:style>
    <style:style style:name="P101" style:family="paragraph" style:parent-style-name="Text_20_body" style:list-style-name="L126">
      <style:text-properties officeooo:paragraph-rsid="00290fb5"/>
    </style:style>
    <style:style style:name="P102" style:family="paragraph" style:parent-style-name="Text_20_body" style:list-style-name="L127">
      <style:text-properties officeooo:paragraph-rsid="00290fb5"/>
    </style:style>
    <style:style style:name="P103" style:family="paragraph" style:parent-style-name="Text_20_body" style:list-style-name="L128">
      <style:text-properties officeooo:paragraph-rsid="00290fb5"/>
    </style:style>
    <style:style style:name="P104" style:family="paragraph" style:parent-style-name="Text_20_body" style:list-style-name="L130">
      <style:text-properties officeooo:paragraph-rsid="00290fb5"/>
    </style:style>
    <style:style style:name="P105" style:family="paragraph" style:parent-style-name="Text_20_body" style:list-style-name="L132">
      <style:text-properties officeooo:paragraph-rsid="00290fb5"/>
    </style:style>
    <style:style style:name="P106" style:family="paragraph" style:parent-style-name="Text_20_body" style:list-style-name="L134">
      <style:text-properties officeooo:paragraph-rsid="00290fb5"/>
    </style:style>
    <style:style style:name="P107" style:family="paragraph" style:parent-style-name="Text_20_body" style:list-style-name="L135">
      <style:text-properties officeooo:paragraph-rsid="00290fb5"/>
    </style:style>
    <style:style style:name="P108" style:family="paragraph" style:parent-style-name="Text_20_body" style:list-style-name="L136">
      <style:text-properties officeooo:paragraph-rsid="00290fb5"/>
    </style:style>
    <style:style style:name="P109" style:family="paragraph" style:parent-style-name="Text_20_body" style:list-style-name="L138">
      <style:text-properties officeooo:paragraph-rsid="00290fb5"/>
    </style:style>
    <style:style style:name="P110" style:family="paragraph" style:parent-style-name="Text_20_body" style:list-style-name="L140">
      <style:text-properties officeooo:paragraph-rsid="00290fb5"/>
    </style:style>
    <style:style style:name="P111" style:family="paragraph" style:parent-style-name="Text_20_body" style:list-style-name="L142">
      <style:text-properties officeooo:paragraph-rsid="00290fb5"/>
    </style:style>
    <style:style style:name="P112" style:family="paragraph" style:parent-style-name="Text_20_body" style:list-style-name="L143">
      <style:text-properties officeooo:paragraph-rsid="00290fb5"/>
    </style:style>
    <style:style style:name="P113" style:family="paragraph" style:parent-style-name="Text_20_body" style:list-style-name="L145">
      <style:text-properties officeooo:paragraph-rsid="00290fb5"/>
    </style:style>
    <style:style style:name="P114" style:family="paragraph" style:parent-style-name="Text_20_body" style:list-style-name="L147">
      <style:text-properties officeooo:paragraph-rsid="00290fb5"/>
    </style:style>
    <style:style style:name="P115" style:family="paragraph" style:parent-style-name="Text_20_body" style:list-style-name="L149">
      <style:text-properties officeooo:paragraph-rsid="00290fb5"/>
    </style:style>
    <style:style style:name="P116" style:family="paragraph" style:parent-style-name="Text_20_body" style:list-style-name="L150">
      <style:text-properties officeooo:paragraph-rsid="00290fb5"/>
    </style:style>
    <style:style style:name="P117" style:family="paragraph" style:parent-style-name="Text_20_body" style:list-style-name="L151">
      <style:text-properties officeooo:paragraph-rsid="00290fb5"/>
    </style:style>
    <style:style style:name="P118" style:family="paragraph" style:parent-style-name="Text_20_body" style:list-style-name="L152">
      <style:text-properties officeooo:paragraph-rsid="00290fb5"/>
    </style:style>
    <style:style style:name="P119" style:family="paragraph" style:parent-style-name="Text_20_body" style:list-style-name="L153">
      <style:text-properties officeooo:paragraph-rsid="00290fb5"/>
    </style:style>
    <style:style style:name="P120" style:family="paragraph" style:parent-style-name="Text_20_body" style:list-style-name="L154">
      <style:text-properties officeooo:paragraph-rsid="00290fb5"/>
    </style:style>
    <style:style style:name="P121" style:family="paragraph" style:parent-style-name="Text_20_body" style:list-style-name="L156">
      <style:text-properties officeooo:paragraph-rsid="00290fb5"/>
    </style:style>
    <style:style style:name="P122" style:family="paragraph" style:parent-style-name="Text_20_body" style:list-style-name="L163">
      <style:text-properties officeooo:paragraph-rsid="00290fb5"/>
    </style:style>
    <style:style style:name="P123" style:family="paragraph" style:parent-style-name="Text_20_body" style:list-style-name="L166">
      <style:text-properties officeooo:paragraph-rsid="00290fb5"/>
    </style:style>
    <style:style style:name="P124" style:family="paragraph" style:parent-style-name="Text_20_body" style:list-style-name="L1">
      <style:paragraph-properties fo:margin-top="0cm" fo:margin-bottom="0cm" loext:contextual-spacing="false"/>
      <style:text-properties officeooo:paragraph-rsid="00290fb5"/>
    </style:style>
    <style:style style:name="P125" style:family="paragraph" style:parent-style-name="Text_20_body" style:list-style-name="L164">
      <style:paragraph-properties fo:margin-top="0cm" fo:margin-bottom="0cm" loext:contextual-spacing="false" fo:line-height="100%"/>
      <style:text-properties officeooo:paragraph-rsid="00290fb5"/>
    </style:style>
    <style:style style:name="P126" style:family="paragraph" style:parent-style-name="Text_20_body" style:list-style-name="L165">
      <style:paragraph-properties fo:margin-top="0cm" fo:margin-bottom="0cm" loext:contextual-spacing="false" fo:line-height="100%"/>
      <style:text-properties officeooo:paragraph-rsid="00290fb5"/>
    </style:style>
    <style:style style:name="P127" style:family="paragraph" style:parent-style-name="Text_20_body" style:list-style-name="L167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28" style:family="paragraph" style:parent-style-name="Text_20_body" style:list-style-name="L169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29" style:family="paragraph" style:parent-style-name="Text_20_body" style:list-style-name="L170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30" style:family="paragraph" style:parent-style-name="Text_20_body" style:list-style-name="L171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31" style:family="paragraph" style:parent-style-name="Text_20_body" style:list-style-name="L172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32" style:family="paragraph" style:parent-style-name="Text_20_body" style:list-style-name="L90">
      <style:paragraph-properties fo:margin-top="0cm" fo:margin-bottom="0cm" loext:contextual-spacing="false"/>
      <style:text-properties officeooo:paragraph-rsid="00290fb5"/>
    </style:style>
    <style:style style:name="P133" style:family="paragraph" style:parent-style-name="Text_20_body" style:list-style-name="L92">
      <style:paragraph-properties fo:margin-top="0cm" fo:margin-bottom="0cm" loext:contextual-spacing="false"/>
      <style:text-properties officeooo:paragraph-rsid="00290fb5"/>
    </style:style>
    <style:style style:name="P134" style:family="paragraph" style:parent-style-name="Text_20_body" style:list-style-name="L95">
      <style:paragraph-properties fo:margin-top="0cm" fo:margin-bottom="0cm" loext:contextual-spacing="false"/>
      <style:text-properties officeooo:paragraph-rsid="00290fb5"/>
    </style:style>
    <style:style style:name="P135" style:family="paragraph" style:parent-style-name="Text_20_body" style:list-style-name="L97">
      <style:paragraph-properties fo:margin-top="0cm" fo:margin-bottom="0cm" loext:contextual-spacing="false"/>
      <style:text-properties officeooo:paragraph-rsid="00290fb5"/>
    </style:style>
    <style:style style:name="P136" style:family="paragraph" style:parent-style-name="Text_20_body" style:list-style-name="L99">
      <style:paragraph-properties fo:margin-top="0cm" fo:margin-bottom="0cm" loext:contextual-spacing="false"/>
      <style:text-properties officeooo:paragraph-rsid="00290fb5"/>
    </style:style>
    <style:style style:name="P137" style:family="paragraph" style:parent-style-name="Text_20_body" style:list-style-name="L101">
      <style:paragraph-properties fo:margin-top="0cm" fo:margin-bottom="0cm" loext:contextual-spacing="false"/>
      <style:text-properties officeooo:paragraph-rsid="00290fb5"/>
    </style:style>
    <style:style style:name="P138" style:family="paragraph" style:parent-style-name="Text_20_body" style:list-style-name="L102">
      <style:paragraph-properties fo:margin-top="0cm" fo:margin-bottom="0cm" loext:contextual-spacing="false"/>
      <style:text-properties officeooo:paragraph-rsid="00290fb5"/>
    </style:style>
    <style:style style:name="P139" style:family="paragraph" style:parent-style-name="Text_20_body" style:list-style-name="L103">
      <style:paragraph-properties fo:margin-top="0cm" fo:margin-bottom="0cm" loext:contextual-spacing="false"/>
      <style:text-properties officeooo:paragraph-rsid="00290fb5"/>
    </style:style>
    <style:style style:name="P140" style:family="paragraph" style:parent-style-name="Text_20_body" style:list-style-name="L104">
      <style:paragraph-properties fo:margin-top="0cm" fo:margin-bottom="0cm" loext:contextual-spacing="false"/>
      <style:text-properties officeooo:paragraph-rsid="00290fb5"/>
    </style:style>
    <style:style style:name="P141" style:family="paragraph" style:parent-style-name="Text_20_body" style:list-style-name="L106">
      <style:paragraph-properties fo:margin-top="0cm" fo:margin-bottom="0cm" loext:contextual-spacing="false"/>
      <style:text-properties officeooo:paragraph-rsid="00290fb5"/>
    </style:style>
    <style:style style:name="P142" style:family="paragraph" style:parent-style-name="Text_20_body" style:list-style-name="L108">
      <style:paragraph-properties fo:margin-top="0cm" fo:margin-bottom="0cm" loext:contextual-spacing="false"/>
      <style:text-properties officeooo:paragraph-rsid="00290fb5"/>
    </style:style>
    <style:style style:name="P143" style:family="paragraph" style:parent-style-name="Text_20_body" style:list-style-name="L110">
      <style:paragraph-properties fo:margin-top="0cm" fo:margin-bottom="0cm" loext:contextual-spacing="false"/>
      <style:text-properties officeooo:paragraph-rsid="00290fb5"/>
    </style:style>
    <style:style style:name="P144" style:family="paragraph" style:parent-style-name="Text_20_body" style:list-style-name="L111">
      <style:paragraph-properties fo:margin-top="0cm" fo:margin-bottom="0cm" loext:contextual-spacing="false"/>
      <style:text-properties officeooo:paragraph-rsid="00290fb5"/>
    </style:style>
    <style:style style:name="P145" style:family="paragraph" style:parent-style-name="Text_20_body" style:list-style-name="L112">
      <style:paragraph-properties fo:margin-top="0cm" fo:margin-bottom="0cm" loext:contextual-spacing="false"/>
      <style:text-properties officeooo:paragraph-rsid="00290fb5"/>
    </style:style>
    <style:style style:name="P146" style:family="paragraph" style:parent-style-name="Text_20_body" style:list-style-name="L114">
      <style:paragraph-properties fo:margin-top="0cm" fo:margin-bottom="0cm" loext:contextual-spacing="false"/>
      <style:text-properties officeooo:paragraph-rsid="00290fb5"/>
    </style:style>
    <style:style style:name="P147" style:family="paragraph" style:parent-style-name="Text_20_body" style:list-style-name="L116">
      <style:paragraph-properties fo:margin-top="0cm" fo:margin-bottom="0cm" loext:contextual-spacing="false"/>
      <style:text-properties officeooo:paragraph-rsid="00290fb5"/>
    </style:style>
    <style:style style:name="P148" style:family="paragraph" style:parent-style-name="Text_20_body" style:list-style-name="L118">
      <style:paragraph-properties fo:margin-top="0cm" fo:margin-bottom="0cm" loext:contextual-spacing="false"/>
      <style:text-properties officeooo:paragraph-rsid="00290fb5"/>
    </style:style>
    <style:style style:name="P149" style:family="paragraph" style:parent-style-name="Text_20_body" style:list-style-name="L119">
      <style:paragraph-properties fo:margin-top="0cm" fo:margin-bottom="0cm" loext:contextual-spacing="false"/>
      <style:text-properties officeooo:paragraph-rsid="00290fb5"/>
    </style:style>
    <style:style style:name="P150" style:family="paragraph" style:parent-style-name="Text_20_body" style:list-style-name="L120">
      <style:paragraph-properties fo:margin-top="0cm" fo:margin-bottom="0cm" loext:contextual-spacing="false"/>
      <style:text-properties officeooo:paragraph-rsid="00290fb5"/>
    </style:style>
    <style:style style:name="P151" style:family="paragraph" style:parent-style-name="Text_20_body" style:list-style-name="L122">
      <style:paragraph-properties fo:margin-top="0cm" fo:margin-bottom="0cm" loext:contextual-spacing="false"/>
      <style:text-properties officeooo:paragraph-rsid="00290fb5"/>
    </style:style>
    <style:style style:name="P152" style:family="paragraph" style:parent-style-name="Text_20_body" style:list-style-name="L124">
      <style:paragraph-properties fo:margin-top="0cm" fo:margin-bottom="0cm" loext:contextual-spacing="false"/>
      <style:text-properties officeooo:paragraph-rsid="00290fb5"/>
    </style:style>
    <style:style style:name="P153" style:family="paragraph" style:parent-style-name="Text_20_body" style:list-style-name="L126">
      <style:paragraph-properties fo:margin-top="0cm" fo:margin-bottom="0cm" loext:contextual-spacing="false"/>
      <style:text-properties officeooo:paragraph-rsid="00290fb5"/>
    </style:style>
    <style:style style:name="P154" style:family="paragraph" style:parent-style-name="Text_20_body" style:list-style-name="L127">
      <style:paragraph-properties fo:margin-top="0cm" fo:margin-bottom="0cm" loext:contextual-spacing="false"/>
      <style:text-properties officeooo:paragraph-rsid="00290fb5"/>
    </style:style>
    <style:style style:name="P155" style:family="paragraph" style:parent-style-name="Text_20_body" style:list-style-name="L128">
      <style:paragraph-properties fo:margin-top="0cm" fo:margin-bottom="0cm" loext:contextual-spacing="false"/>
      <style:text-properties officeooo:paragraph-rsid="00290fb5"/>
    </style:style>
    <style:style style:name="P156" style:family="paragraph" style:parent-style-name="Text_20_body" style:list-style-name="L130">
      <style:paragraph-properties fo:margin-top="0cm" fo:margin-bottom="0cm" loext:contextual-spacing="false"/>
      <style:text-properties officeooo:paragraph-rsid="00290fb5"/>
    </style:style>
    <style:style style:name="P157" style:family="paragraph" style:parent-style-name="Text_20_body" style:list-style-name="L132">
      <style:paragraph-properties fo:margin-top="0cm" fo:margin-bottom="0cm" loext:contextual-spacing="false"/>
      <style:text-properties officeooo:paragraph-rsid="00290fb5"/>
    </style:style>
    <style:style style:name="P158" style:family="paragraph" style:parent-style-name="Text_20_body" style:list-style-name="L134">
      <style:paragraph-properties fo:margin-top="0cm" fo:margin-bottom="0cm" loext:contextual-spacing="false"/>
      <style:text-properties officeooo:paragraph-rsid="00290fb5"/>
    </style:style>
    <style:style style:name="P159" style:family="paragraph" style:parent-style-name="Text_20_body" style:list-style-name="L135">
      <style:paragraph-properties fo:margin-top="0cm" fo:margin-bottom="0cm" loext:contextual-spacing="false"/>
      <style:text-properties officeooo:paragraph-rsid="00290fb5"/>
    </style:style>
    <style:style style:name="P160" style:family="paragraph" style:parent-style-name="Text_20_body" style:list-style-name="L136">
      <style:paragraph-properties fo:margin-top="0cm" fo:margin-bottom="0cm" loext:contextual-spacing="false"/>
      <style:text-properties officeooo:paragraph-rsid="00290fb5"/>
    </style:style>
    <style:style style:name="P161" style:family="paragraph" style:parent-style-name="Text_20_body" style:list-style-name="L138">
      <style:paragraph-properties fo:margin-top="0cm" fo:margin-bottom="0cm" loext:contextual-spacing="false"/>
      <style:text-properties officeooo:paragraph-rsid="00290fb5"/>
    </style:style>
    <style:style style:name="P162" style:family="paragraph" style:parent-style-name="Text_20_body" style:list-style-name="L140">
      <style:paragraph-properties fo:margin-top="0cm" fo:margin-bottom="0cm" loext:contextual-spacing="false"/>
      <style:text-properties officeooo:paragraph-rsid="00290fb5"/>
    </style:style>
    <style:style style:name="P163" style:family="paragraph" style:parent-style-name="Text_20_body" style:list-style-name="L142">
      <style:paragraph-properties fo:margin-top="0cm" fo:margin-bottom="0cm" loext:contextual-spacing="false"/>
      <style:text-properties officeooo:paragraph-rsid="00290fb5"/>
    </style:style>
    <style:style style:name="P164" style:family="paragraph" style:parent-style-name="Text_20_body" style:list-style-name="L143">
      <style:paragraph-properties fo:margin-top="0cm" fo:margin-bottom="0cm" loext:contextual-spacing="false"/>
      <style:text-properties officeooo:paragraph-rsid="00290fb5"/>
    </style:style>
    <style:style style:name="P165" style:family="paragraph" style:parent-style-name="Text_20_body" style:list-style-name="L145">
      <style:paragraph-properties fo:margin-top="0cm" fo:margin-bottom="0cm" loext:contextual-spacing="false"/>
      <style:text-properties officeooo:paragraph-rsid="00290fb5"/>
    </style:style>
    <style:style style:name="P166" style:family="paragraph" style:parent-style-name="Text_20_body" style:list-style-name="L147">
      <style:paragraph-properties fo:margin-top="0cm" fo:margin-bottom="0cm" loext:contextual-spacing="false"/>
      <style:text-properties officeooo:paragraph-rsid="00290fb5"/>
    </style:style>
    <style:style style:name="P167" style:family="paragraph" style:parent-style-name="Text_20_body" style:list-style-name="L149">
      <style:paragraph-properties fo:margin-top="0cm" fo:margin-bottom="0cm" loext:contextual-spacing="false"/>
      <style:text-properties officeooo:paragraph-rsid="00290fb5"/>
    </style:style>
    <style:style style:name="P168" style:family="paragraph" style:parent-style-name="Text_20_body" style:list-style-name="L150">
      <style:paragraph-properties fo:margin-top="0cm" fo:margin-bottom="0cm" loext:contextual-spacing="false"/>
      <style:text-properties officeooo:paragraph-rsid="00290fb5"/>
    </style:style>
    <style:style style:name="P169" style:family="paragraph" style:parent-style-name="Text_20_body" style:list-style-name="L152">
      <style:paragraph-properties fo:margin-top="0cm" fo:margin-bottom="0cm" loext:contextual-spacing="false"/>
      <style:text-properties officeooo:paragraph-rsid="00290fb5"/>
    </style:style>
    <style:style style:name="P170" style:family="paragraph" style:parent-style-name="Text_20_body" style:list-style-name="L154">
      <style:paragraph-properties fo:margin-top="0cm" fo:margin-bottom="0cm" loext:contextual-spacing="false"/>
      <style:text-properties officeooo:paragraph-rsid="00290fb5"/>
    </style:style>
    <style:style style:name="P171" style:family="paragraph" style:parent-style-name="Text_20_body" style:list-style-name="L156">
      <style:paragraph-properties fo:margin-top="0cm" fo:margin-bottom="0cm" loext:contextual-spacing="false"/>
      <style:text-properties officeooo:paragraph-rsid="00290fb5"/>
    </style:style>
    <style:style style:name="P172" style:family="paragraph" style:parent-style-name="Text_20_body" style:list-style-name="L157">
      <style:paragraph-properties fo:margin-top="0cm" fo:margin-bottom="0cm" loext:contextual-spacing="false"/>
      <style:text-properties officeooo:paragraph-rsid="00290fb5"/>
    </style:style>
    <style:style style:name="P173" style:family="paragraph" style:parent-style-name="Text_20_body" style:list-style-name="L158">
      <style:paragraph-properties fo:margin-top="0cm" fo:margin-bottom="0cm" loext:contextual-spacing="false"/>
      <style:text-properties officeooo:paragraph-rsid="00290fb5"/>
    </style:style>
    <style:style style:name="P174" style:family="paragraph" style:parent-style-name="Text_20_body" style:list-style-name="L159">
      <style:paragraph-properties fo:margin-top="0cm" fo:margin-bottom="0cm" loext:contextual-spacing="false"/>
      <style:text-properties officeooo:paragraph-rsid="00290fb5"/>
    </style:style>
    <style:style style:name="P175" style:family="paragraph" style:parent-style-name="Text_20_body" style:list-style-name="L160">
      <style:paragraph-properties fo:margin-top="0cm" fo:margin-bottom="0cm" loext:contextual-spacing="false"/>
      <style:text-properties officeooo:paragraph-rsid="00290fb5"/>
    </style:style>
    <style:style style:name="P176" style:family="paragraph" style:parent-style-name="Text_20_body" style:list-style-name="L161">
      <style:paragraph-properties fo:margin-top="0cm" fo:margin-bottom="0cm" loext:contextual-spacing="false"/>
      <style:text-properties officeooo:paragraph-rsid="00290fb5"/>
    </style:style>
    <style:style style:name="P177" style:family="paragraph" style:parent-style-name="Text_20_body" style:list-style-name="L162">
      <style:paragraph-properties fo:margin-top="0cm" fo:margin-bottom="0cm" loext:contextual-spacing="false"/>
      <style:text-properties officeooo:paragraph-rsid="00290fb5"/>
    </style:style>
    <style:style style:name="P178" style:family="paragraph" style:parent-style-name="Text_20_body" style:list-style-name="L103">
      <style:paragraph-properties fo:margin-top="0cm" fo:margin-bottom="0cm" loext:contextual-spacing="false"/>
      <style:text-properties fo:font-size="14pt" style:text-underline-style="none" officeooo:paragraph-rsid="00290fb5" style:font-size-asian="14pt" style:font-size-complex="14pt"/>
    </style:style>
    <style:style style:name="P179" style:family="paragraph" style:parent-style-name="Text_20_body">
      <style:paragraph-properties fo:margin-top="0cm" fo:margin-bottom="0cm" loext:contextual-spacing="false"/>
      <style:text-properties fo:font-size="14pt" style:text-underline-style="none" officeooo:paragraph-rsid="00290fb5" style:font-size-asian="14pt" style:font-size-complex="14pt"/>
    </style:style>
    <style:style style:name="T1" style:family="text">
      <style:text-properties officeooo:rsid="00122733"/>
    </style:style>
    <style:style style:name="T2" style:family="text">
      <style:text-properties officeooo:rsid="001293d0"/>
    </style:style>
    <style:style style:name="T3" style:family="text">
      <style:text-properties officeooo:rsid="00162427"/>
    </style:style>
    <style:style style:name="T4" style:family="text">
      <style:text-properties officeooo:rsid="00162af3"/>
    </style:style>
    <style:style style:name="T5" style:family="text">
      <style:text-properties officeooo:rsid="001d7cff"/>
    </style:style>
    <style:style style:name="T6" style:family="text">
      <style:text-properties officeooo:rsid="001ddc00"/>
    </style:style>
    <style:style style:name="T7" style:family="text">
      <style:text-properties style:font-name="Times"/>
    </style:style>
    <style:style style:name="T8" style:family="text">
      <style:text-properties style:font-name="Times" officeooo:rsid="0030de25"/>
    </style:style>
    <style:style style:name="T9" style:family="text">
      <style:text-properties officeooo:rsid="0030de25"/>
    </style:style>
    <style:style style:name="T10" style:family="text">
      <style:text-properties officeooo:rsid="0017e3b9"/>
    </style:style>
    <style:style style:name="T11" style:family="text">
      <style:text-properties officeooo:rsid="001937b1"/>
    </style:style>
    <style:style style:name="T12" style:family="text">
      <style:text-properties officeooo:rsid="0025dbe7"/>
    </style:style>
    <style:style style:name="T13" style:family="text">
      <style:text-properties officeooo:rsid="002db258"/>
    </style:style>
    <style:style style:name="T14" style:family="text">
      <style:text-properties officeooo:rsid="002b6e25"/>
    </style:style>
    <style:style style:name="T15" style:family="text">
      <style:text-properties officeooo:rsid="002b999c"/>
    </style:style>
    <style:style style:name="T16" style:family="text">
      <style:text-properties officeooo:rsid="001477f4"/>
    </style:style>
    <style:style style:name="T17" style:family="text">
      <style:text-properties officeooo:rsid="002e844d"/>
    </style:style>
    <style:style style:name="T18" style:family="text">
      <style:text-properties officeooo:rsid="0034950f"/>
    </style:style>
    <style:style style:name="T19" style:family="text">
      <style:text-properties officeooo:rsid="0037ac3c"/>
    </style:style>
    <style:style style:name="T20" style:family="text">
      <style:text-properties officeooo:rsid="00278545"/>
    </style:style>
    <style:style style:name="T21" style:family="text">
      <style:text-properties officeooo:rsid="00276882"/>
    </style:style>
    <style:style style:name="T22" style:family="text">
      <style:text-properties officeooo:rsid="001b2bd7"/>
    </style:style>
    <style:style style:name="T23" style:family="text">
      <style:text-properties officeooo:rsid="001bdece"/>
    </style:style>
    <style:style style:name="T24" style:family="text">
      <style:text-properties officeooo:rsid="0019822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98223"/>
    </style:style>
    <style:style style:name="T27" style:family="text">
      <style:text-properties style:text-underline-style="none" officeooo:rsid="00276882"/>
    </style:style>
    <style:style style:name="T28" style:family="text">
      <style:text-properties style:text-underline-style="none" officeooo:rsid="0019885d"/>
    </style:style>
    <style:style style:name="T29" style:family="text">
      <style:text-properties style:text-underline-style="none" officeooo:rsid="001b2bd7"/>
    </style:style>
    <style:style style:name="T30" style:family="text">
      <style:text-properties style:text-underline-style="none" officeooo:rsid="00278545"/>
    </style:style>
    <style:style style:name="T31" style:family="text">
      <style:text-properties officeooo:rsid="00202867"/>
    </style:style>
    <style:style style:name="T32" style:family="text">
      <style:text-properties officeooo:rsid="00203aaa"/>
    </style:style>
    <style:style style:name="T33" style:family="text">
      <style:text-properties officeooo:rsid="0021d15e"/>
    </style:style>
    <style:style style:name="T34" style:family="text">
      <style:text-properties officeooo:rsid="0019885d"/>
    </style:style>
    <style:style style:name="T35" style:family="text">
      <style:text-properties officeooo:rsid="002375d4"/>
    </style:style>
    <style:style style:name="T36" style:family="text">
      <style:text-properties fo:color="#448aff" style:text-underline-style="none"/>
    </style:style>
    <style:style style:name="T37" style:family="text">
      <style:text-properties fo:color="#448aff" style:text-underline-style="none" officeooo:rsid="0019885d"/>
    </style:style>
    <style:style style:name="T38" style:family="text">
      <style:text-properties fo:color="#448aff" fo:font-size="14pt" style:text-underline-style="none" style:font-size-asian="14pt" style:font-size-complex="14pt"/>
    </style:style>
    <style:style style:name="T39" style:family="text">
      <style:text-properties fo:color="#448aff" fo:font-size="14pt" style:text-underline-style="none" officeooo:rsid="0019885d" style:font-size-asian="14pt" style:font-size-complex="14pt"/>
    </style:style>
    <style:style style:name="T40" style:family="text">
      <style:text-properties officeooo:rsid="00250d21"/>
    </style:style>
    <style:style style:name="T41" style:family="text">
      <style:text-properties fo:font-size="14pt" style:text-underline-style="none" style:font-size-asian="14pt" style:font-size-complex="14pt"/>
    </style:style>
    <style:style style:name="T42" style:family="text">
      <style:text-properties fo:font-size="14pt" style:text-underline-style="none" officeooo:rsid="00198223" style:font-size-asian="14pt" style:font-size-complex="14pt"/>
    </style:style>
    <style:style style:name="T43" style:family="text">
      <style:text-properties fo:font-size="14pt" style:text-underline-style="none" officeooo:rsid="00276882" style:font-size-asian="14pt" style:font-size-complex="14pt"/>
    </style:style>
    <style:style style:name="T44" style:family="text">
      <style:text-properties fo:font-size="14pt" style:text-underline-style="none" officeooo:rsid="0019885d" style:font-size-asian="14pt" style:font-size-complex="14pt"/>
    </style:style>
    <style:style style:name="T45" style:family="text">
      <style:text-properties fo:font-size="14pt" style:text-underline-style="none" officeooo:rsid="001b2bd7" style:font-size-asian="14pt" style:font-size-complex="14pt"/>
    </style:style>
    <style:style style:name="T46" style:family="text">
      <style:text-properties fo:font-size="14pt" style:text-underline-style="none" officeooo:rsid="00278545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ecific Requirements</text:p>
      <text:p text:style-name="P8">1. Restrictions</text:p>
      <text:p text:style-name="P8"><text:tab/>1.1. User Side</text:p>
      <text:p text:style-name="P8"><text:tab/><text:tab/>1.1.1. Software</text:p>
      <text:p text:style-name="P8"><text:tab/><text:tab/><text:tab/>1.1.1.1.<text:tab/><text:span text:style-name="T1">Google Chrome</text:span> or Mozilla Firefox</text:p>
      <text:p text:style-name="P8"><text:tab/><text:tab/>1.1.2. Hardware</text:p>
      <text:p text:style-name="P8"><text:tab/><text:tab/><text:tab/>1.1.2.1. <text:tab/>Department Laboratory Terminal</text:p>
      <text:p text:style-name="P8"><text:tab/>1.2. System Side</text:p>
      <text:p text:style-name="P8"><text:tab/><text:tab/>1.2.1.<text:tab/>Software</text:p>
      <text:p text:style-name="P8"><text:tab/><text:tab/><text:tab/>1.2.1.1.<text:tab/>Web-based application</text:p>
      <text:p text:style-name="P8"><text:tab/><text:tab/><text:tab/>1.2.1.2.<text:tab/>Database information storage system</text:p>
      <text:p text:style-name="P8">2. Data Structure</text:p>
      <text:p text:style-name="P8"><text:tab/>2.<text:span text:style-name="T1">1</text:span>. Customer has these attributes</text:p>
      <text:p text:style-name="P8"><text:tab/><text:tab/>2.2.1. Unique <text:span text:style-name="T1">Email</text:span></text:p>
      <text:p text:style-name="P8"><text:tab/><text:tab/>2.2.2. <text:span text:style-name="T1">Unique Password</text:span></text:p>
      <text:p text:style-name="P8"><text:tab/><text:tab/>2.2.3. <text:span text:style-name="T1">Unique FaceBook Credentials</text:span></text:p>
      <text:p text:style-name="P8"><text:tab/><text:tab/>2.2.<text:span text:style-name="T2">4. Unique Mobile Number</text:span></text:p>
      <text:p text:style-name="P9">3. Authentication System</text:p>
      <text:p text:style-name="P9"><text:tab/>3.1. User Level</text:p>
      <text:p text:style-name="P9"><text:tab/><text:tab/>3.1.1.<text:tab/>Customer (unlimited, open creation, unlimited orders)</text:p>
      <text:p text:style-name="P9"><text:tab/>3.2. Account Creation</text:p>
      <text:p text:style-name="P9"><text:tab/><text:tab/>3.2.1.<text:tab/>Everyone is allowed to create an account</text:p>
      <text:p text:style-name="P9"><text:tab/><text:tab/>3.2.2.<text:tab/>Required Information</text:p>
      <text:p text:style-name="P9"><text:tab/><text:tab/><text:tab/>3.2.<text:span text:style-name="T3">2</text:span>.<text:span text:style-name="T3">1.<text:tab/></text:span>Listed in section 2.<text:span text:style-name="T3">1</text:span></text:p>
      <text:p text:style-name="P9"><text:tab/>3.3. Account Modification</text:p>
      <text:p text:style-name="P9"><text:tab/><text:tab/>3.3.1.<text:tab/>Users <text:span text:style-name="T4">can</text:span> able to modify any aspect of their account after creation <text:span text:style-name="T4">but with <text:tab/><text:tab/><text:tab/>the valid credentials.</text:span></text:p>
      <text:p text:style-name="P9"><text:tab/>3.4. Login and Logout</text:p>
      <text:p text:style-name="P9"><text:tab/><text:tab/>3.4.1.<text:tab/>There is no lost-password recovery</text:p>
      <text:p text:style-name="P9"><text:tab/><text:tab/>3.4.2.<text:tab/>Logging in allows one to logout<text:tab/></text:p>
      <text:p text:style-name="P9"><text:tab/><text:tab/>3.4.3.<text:tab/>Logging in allows checkout</text:p>
      <text:p text:style-name="P9"><text:tab/><text:tab/>3.4.4. There is a 30-minute session time out after which a logged in user will be</text:p>
      <text:p text:style-name="P9"><text:tab/><text:tab/><text:tab/>logged out automatically.</text:p>
      <text:p text:style-name="P10">4. Shopping Cart</text:p>
      <text:p text:style-name="P10"><text:tab/>4.1.<text:tab/>Logged In</text:p>
      <text:p text:style-name="P10"><text:tab/><text:tab/>4.1.1.<text:tab/>Can add items to cart</text:p>
      <text:p text:style-name="P10"><text:tab/><text:tab/><text:tab/>4.1.1.1.<text:tab/>If Item is not in stock, message displayed informing user to try</text:p>
      <text:p text:style-name="P10"><text:tab/><text:tab/><text:tab/><text:tab/>again later</text:p>
      <text:p text:style-name="P10"><text:tab/><text:tab/><text:tab/>4.1.1.2.<text:tab/>Customer can only purchase one of each item (no quantities</text:p>
      <text:p text:style-name="P10"><text:tab/><text:tab/><text:tab/><text:tab/>associated with orders)</text:p>
      <text:p text:style-name="P10"><text:tab/><text:tab/><text:tab/>4.1.1.3.</text:p>
      <text:p text:style-name="P10"><text:tab/><text:tab/>4.1.2.<text:tab/>If shopping cart not empty, a user may begin Checkout procedure</text:p>
      <text:p text:style-name="P10"><text:soft-page-break/><text:tab/>4.2. Not Logged In</text:p>
      <text:p text:style-name="P10"><text:tab/><text:tab/>4.2.1.<text:tab/>Can add items to cart</text:p>
      <text:p text:style-name="P10"><text:tab/><text:tab/>4.2.2.<text:tab/>User required to login before they may begin Checkout procedure</text:p>
      <text:p text:style-name="P10">5. Checkout procedure</text:p>
      <text:p text:style-name="P10"><text:tab/>5.1. User must successfully use shopping cart before beginning this procedure</text:p>
      <text:p text:style-name="P10"><text:tab/>5.2. Checkout page consists of</text:p>
      <text:p text:style-name="P10"><text:tab/><text:tab/>5.2.1.<text:tab/>A text box for promotion entering</text:p>
      <text:p text:style-name="P11"><text:tab/><text:tab/>5.2.2.<text:tab/>An overview of the purchase</text:p>
      <text:p text:style-name="P11"><text:tab/><text:tab/>5.2.3.<text:tab/>A text box to hold the credit card number</text:p>
      <text:p text:style-name="P10"><text:tab/><text:tab/>5.2.4.<text:tab/>A button to complete the order</text:p>
      <text:p text:style-name="P10"><text:tab/>5.3. Order details sent via email after the checkout has completed</text:p>
      <text:p text:style-name="P10"><text:tab/>5.4. On order completion the inventory is decremented based on items purchased by</text:p>
      <text:p text:style-name="P10"><text:tab/><text:tab/>user</text:p>
      <text:p text:style-name="P12">6.Support</text:p>
      <text:p text:style-name="P12"><text:tab/>6.1 There should be a feature for user queries to ask about the product,how to <text:tab/><text:tab/><text:tab/><text:tab/>buy,shipping,payment,Order Status etc.<text:span text:style-name="T5">(Using email)</text:span></text:p>
      <text:p text:style-name="P13">7.App Download</text:p>
      <text:p text:style-name="P13"><text:tab/>7.1 There Should be a feature for the user to get the downloa<text:span text:style-name="T6">d</text:span> link to the phone <text:span text:style-name="T6">vie,</text:span></text:p>
      <text:p text:style-name="P13"><text:tab/><text:tab/><text:span text:style-name="T6">1.QR Code.</text:span></text:p>
      <text:p text:style-name="P13"><text:tab/><text:tab/><text:span text:style-name="T6">2.Google PlayStore(Android)/App Store(iPhone) Link.</text:span></text:p>
      <text:p text:style-name="P12"/>
      <text:p text:style-name="P12"/>
      <text:p text:style-name="P12"/>
      <text:p text:style-name="P14"><text:span text:style-name="T8">8</text:span><text:span text:style-name="T7">. track order </text:span></text:p>
      <text:p text:style-name="P1"><text:span text:style-name="T9">8</text:span>.1 Track order button should be present in side menu</text:p>
      <text:p text:style-name="P1"/>
      <text:p text:style-name="P1"><text:span text:style-name="T9">8</text:span>.2 when clicked on track order button, window popup should appear.</text:p>
      <text:p text:style-name="P1"/>
      <text:p text:style-name="P1"><text:span text:style-name="T9">8</text:span>.3 Track order window popup should contain <text:span text:style-name="T10">two social media bittons (facebook , google)</text:span></text:p>
      <text:p text:style-name="P3"><text:tab/>8.3.1 when clicked on facebook button, it should take you to facebook signin page</text:p>
      <text:p text:style-name="P2"><text:tab/><text:span text:style-name="T9">8</text:span>.3.2 when clicked on google button, it should take you to google signin page.</text:p>
      <text:p text:style-name="P1"/>
      <text:p text:style-name="P24">8.4 should contain e-mailid text field and <text:s/>continue button.</text:p>
      <text:p text:style-name="P3"><text:tab/><text:span text:style-name="T9">8</text:span>.<text:span text:style-name="T11">4.1 </text:span>when clicked on continue button without entering mail address, it should throw error <text:tab/> message (mail id is required).</text:p>
      <text:p text:style-name="P3"/>
      <text:p text:style-name="P3"><text:tab/><text:span text:style-name="T9">8</text:span>.<text:span text:style-name="T11">4.2</text:span> after entering valid mail-id, it should ask for password</text:p>
      <text:p text:style-name="P3"><text:tab/><text:span text:style-name="T9">8</text:span>.<text:span text:style-name="T11">4.3</text:span> on valid credential, should be able to login.</text:p>
      <text:p text:style-name="P3"><text:tab/><text:span text:style-name="T9">8</text:span>.<text:span text:style-name="T11">4.4</text:span> on invalid credential, when clicked on login button should throw error message(invalid e-mail id or password!).</text:p>
      <text:p text:style-name="P4"><text:soft-page-break/><text:tab/><text:span text:style-name="T9">8</text:span>.4.5 if you are a new user / if you want to resister, enter mailid, password and click on <text:tab/>register button</text:p>
      <text:p text:style-name="P25"><text:tab/>8.4.6 after registering you should be able to see the user name on top right corner</text:p>
      <text:p text:style-name="P3"/>
      <text:p text:style-name="P2"><text:span text:style-name="T9">8</text:span>.5 track order wondow popup should contain cancel botton on top right corner, when clicked on it, it should close the popup.</text:p>
      <text:p text:style-name="P2"/>
      <text:p text:style-name="P5"><text:span text:style-name="T9">9</text:span>. <text:s/>Kurthis and More</text:p>
      <text:p text:style-name="P5"><text:span text:style-name="T9">9</text:span>.1 kurthis and more is the <text:span text:style-name="T12">LINK</text:span> on top menu bar</text:p>
      <text:p text:style-name="P5"/>
      <text:p text:style-name="P5"><text:span text:style-name="T9">9</text:span>.2 when mouse hovered on it, should display the options like</text:p>
      <text:p text:style-name="P5"><text:span text:style-name="T12"><text:tab/>9.2.1 </text:span>kurthis</text:p>
      <text:p text:style-name="P6"><text:tab/><text:span text:style-name="T9">9</text:span>.2.1.1 all links under kurthis should be clickable</text:p>
      <text:p text:style-name="P6"><text:tab/><text:span text:style-name="T9">9</text:span>.2.1.2 should contain link see all at the end</text:p>
      <text:p text:style-name="P6"><text:tab/></text:p>
      <text:p text:style-name="P5"><text:span text:style-name="T12"><text:tab/>9.2.2 </text:span>skirts</text:p>
      <text:p text:style-name="P6"><text:tab/><text:span text:style-name="T9">9</text:span>.2.2.1 all links under skirts should be clickable</text:p>
      <text:p text:style-name="P6"><text:tab/><text:span text:style-name="T9">9</text:span>.2.2.2 should contain link see all at the end</text:p>
      <text:p text:style-name="P5"><text:tab/></text:p>
      <text:p text:style-name="P6"><text:tab/></text:p>
      <text:p text:style-name="P5"><text:span text:style-name="T9">9.2.3 </text:span>fusion wear</text:p>
      <text:p text:style-name="P6"><text:tab/><text:span text:style-name="T9">9</text:span>.2.3.1 all links under fusion wear should be clickable</text:p>
      <text:p text:style-name="P6"><text:tab/><text:span text:style-name="T9">9</text:span>.2.3.2 should contain link new at the end</text:p>
      <text:p text:style-name="P5"/>
      <text:p text:style-name="P5"><text:span text:style-name="T12"><text:tab/>9.2.4 </text:span>bottom wear with link new</text:p>
      <text:p text:style-name="P5"><text:tab/><text:span text:style-name="T9">9.2.4.1 all links under fusion wear should be clickable</text:span></text:p>
      <text:p text:style-name="P6"><text:tab/></text:p>
      <text:p text:style-name="P5"><text:span text:style-name="T12"><text:tab/>9.2.5 I</text:span>slamic wear</text:p>
      <text:p text:style-name="P2"><text:tab/><text:span text:style-name="T9">9.2.5.1 all links under fusion wear should be clickable</text:span></text:p>
      <text:p text:style-name="P2"/>
      <text:p text:style-name="P15"><text:span text:style-name="T9">9</text:span>.3 when clicked on kurthis and more link, kurthis and more page is displayed</text:p>
      <text:p text:style-name="P15"/>
      <text:p text:style-name="P16"><text:span text:style-name="T9">9</text:span>.4 kurthis page should contain FilterBy on left navigation bar</text:p>
      <text:p text:style-name="P16"/>
      <text:p text:style-name="P16"><text:span text:style-name="T9">9</text:span>.5 page should contain Bread Crumb on top navigation bar to see the navigation</text:p>
      <text:p text:style-name="P16"/>
      <text:p text:style-name="P16"><text:span text:style-name="T9">9</text:span>.6 page should contain sort By on top of the <text:span text:style-name="T13">p</text:span>age</text:p>
      <text:p text:style-name="P17"><text:span text:style-name="T9"><text:tab/>9</text:span>.6.1 popularity</text:p>
      <text:p text:style-name="P17"><text:span text:style-name="T9"><text:tab/>9</text:span>.6.2 price</text:p>
      <text:p text:style-name="P16"/>
      <text:p text:style-name="P18"><text:span text:style-name="T9">9</text:span>.7 page should contain Show option to zoom the images</text:p>
      <text:p text:style-name="P18"/>
      <text:p text:style-name="P18"><text:soft-page-break/><text:span text:style-name="T9">9</text:span>.8 page should have footer which contains payment options, follow us, support, our company, top categories, useful info, policies and info, for sellers.</text:p>
      <text:p text:style-name="P18"/>
      <text:p text:style-name="P18"><text:span text:style-name="T9">9</text:span>.9 page should contain side menu with options wish list, track order, contact us, app download, style trends.</text:p>
      <text:p text:style-name="P18"/>
      <text:p text:style-name="P18"><text:span text:style-name="T9">9</text:span>.10 page should contain pagination <text:span text:style-name="T14">in the bottom </text:span>to <text:span text:style-name="T14">click on</text:span> next page.</text:p>
      <text:p text:style-name="P18"/>
      <text:p text:style-name="P18"><text:span text:style-name="T9">9</text:span>.11 page should contain main menu(top menu)</text:p>
      <text:p text:style-name="P18"/>
      <text:p text:style-name="P18"><text:span text:style-name="T9">9</text:span>.12 page should contain search bar</text:p>
      <text:p text:style-name="P18"/>
      <text:p text:style-name="P19"><text:span text:style-name="T9">9</text:span>.13 cart should be displayed<text:span text:style-name="T15">on top of the page</text:span></text:p>
      <text:p text:style-name="P19"/>
      <text:p text:style-name="P19"><text:span text:style-name="T9">9</text:span>.14 user name should be displayed, and when mousehovered on it, should display the options</text:p>
      <text:p text:style-name="P19"><text:tab/><text:span text:style-name="T9">9</text:span>.14.1 my orders, </text:p>
      <text:p text:style-name="P19"><text:tab/><text:span text:style-name="T9">9</text:span>.14.2 wish list, </text:p>
      <text:p text:style-name="P19"><text:tab/><text:span text:style-name="T9">9</text:span>.14.3 my address, </text:p>
      <text:p text:style-name="P19"><text:tab/><text:span text:style-name="T9">9</text:span>.14.4 bankl details, </text:p>
      <text:p text:style-name="P19"><text:tab/><text:span text:style-name="T9">9</text:span>.14.5 account settings </text:p>
      <text:p text:style-name="P19"><text:tab/><text:span text:style-name="T9">9</text:span>.14.6 logout.</text:p>
      <text:p text:style-name="P20"><text:span text:style-name="T9">9</text:span>.15 their should be an option to download app</text:p>
      <text:p text:style-name="P16"/>
      <text:p text:style-name="P17"><text:span text:style-name="T9">10</text:span>. <text:span text:style-name="T16">social media buttons(follows)</text:span></text:p>
      <text:p text:style-name="P17"><text:span text:style-name="T9"><text:tab/>10</text:span>.1 facebook button</text:p>
      <text:p text:style-name="P17"><text:span text:style-name="T9"><text:tab/>10</text:span>.2 twiter</text:p>
      <text:p text:style-name="P17"><text:span text:style-name="T9"><text:tab/>10</text:span>.3 <text:span text:style-name="T17">google plus</text:span></text:p>
      <text:p text:style-name="P27"><text:tab/>10.4 pinterest</text:p>
      <text:p text:style-name="P17"/>
      <text:p text:style-name="P17"/>
      <text:p text:style-name="P21"><text:span text:style-name="T9">11</text:span>. search</text:p>
      <text:p text:style-name="P21"><text:span text:style-name="T9"><text:tab/>11</text:span>.1 clicked on search text field default options are displayed</text:p>
      <text:p text:style-name="P22"><text:tab/>1<text:span text:style-name="T18">1</text:span>.2 text field is enabled to key in</text:p>
      <text:p text:style-name="P22"><text:tab/>1<text:span text:style-name="T18">1</text:span>.3 search icon is clickable after entering text</text:p>
      <text:p text:style-name="P22"/>
      <text:p text:style-name="P22">1<text:span text:style-name="T18">2</text:span>. CraftsVilla logo</text:p>
      <text:p text:style-name="P22"><text:tab/><text:span text:style-name="T19">12.1 present on top of the page towards left</text:span></text:p>
      <text:p text:style-name="P22"><text:tab/>1<text:span text:style-name="T18">2</text:span>.<text:span text:style-name="T19">2</text:span> ToolTip is provided (cv_logo)</text:p>
      <text:p text:style-name="P22"><text:tab/>1<text:span text:style-name="T18">2</text:span>.<text:span text:style-name="T19">3</text:span> clickable</text:p>
      <text:p text:style-name="P22">1<text:span text:style-name="T18">2</text:span>.<text:span text:style-name="T19">4</text:span> home page is displayed on click</text:p>
      <text:p text:style-name="P22"/>
      <text:p text:style-name="P22"/>
      <text:p text:style-name="P22"/>
      <text:p text:style-name="P22"/>
      <text:p text:style-name="P36"><text:soft-page-break/>13. CraftsVilla Logo should be present in the top left side of the home page.</text:p>
      <text:p text:style-name="P36"><text:s/><text:tab/>13.1 When we click on logo link it should be redirected to the home pagei itself.</text:p>
      <text:p text:style-name="P30"/>
      <text:p text:style-name="P30"/>
      <text:p text:style-name="P30"><text:span text:style-name="T21">14. </text:span>Search Bar should be present.</text:p>
      <text:p text:style-name="P29"><text:tab/><text:span text:style-name="T21">14</text:span>.1 Search Image should be present inside the search text box.</text:p>
      <text:p text:style-name="P29"><text:tab/><text:span text:style-name="T21">14</text:span>.2 When you click on serach text box <text:s/>drop down options should be displayed with the <text:s/><text:tab/> <text:s text:c="5"/>options such as Gowns, Bollywood Lehenga, Party Sarees, Embellished sarees, Wedding</text:p>
      <text:p text:style-name="P29"><text:s/><text:tab/> <text:s text:c="5"/>Sarees, Blouses, Anarkalis, Lehenga, Sarees, Chudidars.</text:p>
      <text:p text:style-name="P29"><text:tab/><text:span text:style-name="T21">14</text:span>.2.1 When you click on any options(links) it should be redirected to the respected</text:p>
      <text:p text:style-name="P30"><text:tab/> <text:tab/> <text:s text:c="8"/><text:span text:style-name="T23">page.</text:span></text:p>
      <text:p text:style-name="P31"><text:tab/><text:span text:style-name="T21">14</text:span>.3 When you enter texts in the search text box the related products name should be</text:p>
      <text:p text:style-name="P30"><text:s text:c="18"/><text:span text:style-name="T23">displayed.</text:span></text:p>
      <text:p text:style-name="P30"><text:s text:c="3"/><text:tab/><text:span text:style-name="T21">14.3.1 When you enter texts in the search text box the related products name should <text:tab/><text:tab/> <text:s text:c="11"/>be</text:span> <text:s/><text:span text:style-name="T23">displayed. And when you click on any options displayed then it should be <text:tab/><text:tab/> <text:tab/> <text:s/>redirected to that correspondant page.</text:span></text:p>
      <text:p text:style-name="P30"/>
      <text:p text:style-name="P30"><text:span text:style-name="T21">15</text:span> Cart Link Image should be present at the top of home page. </text:p>
      <text:p text:style-name="P31"><text:tab/><text:span text:style-name="T21">15</text:span>.1 When user click on the cart link, it should be landed at the respective cart page.</text:p>
      <text:p text:style-name="P30"/>
      <text:p text:style-name="P30"/>
      <text:p text:style-name="P30"><text:span text:style-name="T21">16.</text:span> Sign in link should be present at the top of home page.</text:p>
      <text:p text:style-name="P31"><text:tab/><text:span text:style-name="T21">16</text:span>.1 <text:s/>When user click on the “sign in” link, it should open sign in page.</text:p>
      <text:p text:style-name="P30"/>
      <text:p text:style-name="P30"><text:span text:style-name="T21">17. </text:span><text:s/>BreadCrupms (catagories) <text:span text:style-name="T23">options </text:span>should be present below the search bar.</text:p>
      <text:p text:style-name="P31"><text:s text:c="3"/><text:tab/><text:span text:style-name="T21">17</text:span>.1 “CraftsVilla Brands” option should be present in the BreadCrump.</text:p>
      <text:p text:style-name="P32"><text:span text:style-name="T24"><text:s text:c="13"/>17.1.1 <text:s/>When user move mouse curser to this mouse hover option it should display all <text:s text:c="23"/><text:tab/><text:tab/> <text:s text:c="4"/>options written below.</text:span></text:p>
      <text:p text:style-name="P37"><text:span text:style-name="T41"><text:s text:c="25"/></text:span><text:a xlink:type="simple" xlink:href="http://www.craftsvilla.com/cvfeeds/craftsvilla-sarees" text:style-name="Internet_20_link" text:visited-style-name="Visited_20_Internet_20_Link">Craftsvilla Sarees</text:a><text:span text:style-name="T41"> </text:span></text:p>
      <text:list xml:id="list1833063347876466947" text:style-name="L1">
        <text:list-header>
          <text:p text:style-name="P124"><text:a xlink:type="simple" xlink:href="http://www.craftsvilla.com/cvfeeds/party-sarees" text:style-name="Internet_20_link" text:visited-style-name="Visited_20_Internet_20_Link">Craftsvilla Partywear Sarees</text:a><text:span text:style-name="T41"> </text:span></text:p>
          <text:p text:style-name="P124"><text:a xlink:type="simple" xlink:href="http://www.craftsvilla.com/cvfeeds/Craftsvilla-embroidered-sarees" text:style-name="Internet_20_link" text:visited-style-name="Visited_20_Internet_20_Link">Craftsvilla Embroidered Sarees</text:a><text:span text:style-name="T41"> </text:span></text:p>
          <text:p text:style-name="P124"><text:a xlink:type="simple" xlink:href="http://www.craftsvilla.com/cvfeeds/craftsvilla-printed-sarees" text:style-name="Internet_20_link" text:visited-style-name="Visited_20_Internet_20_Link">Craftsvilla Printed Sarees</text:a><text:span text:style-name="T41"> </text:span></text:p>
          <text:p text:style-name="P124"><text:a xlink:type="simple" xlink:href="http://www.craftsvilla.com/cvfeeds/craftsvilla-georgette-sarees" text:style-name="Internet_20_link" text:visited-style-name="Visited_20_Internet_20_Link">Craftsvilla Georgette Sarees</text:a><text:span text:style-name="T41"> </text:span></text:p>
          <text:p text:style-name="P124"><text:a xlink:type="simple" xlink:href="http://www.craftsvilla.com/cvfeeds/craftsvilla-silk-sarees" text:style-name="Internet_20_link" text:visited-style-name="Visited_20_Internet_20_Link">Craftsvilla Silk Sarees</text:a><text:span text:style-name="T41"> </text:span></text:p>
          <text:p text:style-name="P124"><text:a xlink:type="simple" xlink:href="http://www.craftsvilla.com/cvfeeds/craftsvilla-cotton-sarees" text:style-name="Internet_20_link" text:visited-style-name="Visited_20_Internet_20_Link">Craftsvilla Cotton Sarees</text:a><text:span text:style-name="T41"> </text:span></text:p>
          <text:p text:style-name="P124"><text:a xlink:type="simple" xlink:href="http://www.craftsvilla.com/cvfeeds/cvsu-craftsvilla" text:style-name="Internet_20_link" text:visited-style-name="Visited_20_Internet_20_Link">Sarees Under 1299</text:a><text:span text:style-name="T41"> </text:span></text:p>
          <text:p text:style-name="P124"><text:a xlink:type="simple" xlink:href="http://www.craftsvilla.com/cvfeeds/craftsvilla-new-arrivals-sarees" text:style-name="Internet_20_link" text:visited-style-name="Visited_20_Internet_20_Link">Craftsvilla SareesNew</text:a><text:span text:style-name="T41"> </text:span></text:p>
          <text:p text:style-name="P72"><text:a xlink:type="simple" xlink:href="http://www.craftsvilla.com/cvfeeds/craftsvilla-sarees" text:style-name="Internet_20_link" text:visited-style-name="Visited_20_Internet_20_Link">See All</text:a><text:span text:style-name="T41"> </text:span></text:p>
        </text:list-header>
      </text:list>
      <text:list xml:id="list2149332811486270711" text:style-name="L89">
        <text:list-header>
          <text:p text:style-name="P78"><text:soft-page-break/><text:a xlink:type="simple" xlink:href="http://www.craftsvilla.com/cvfeeds/buy-craftsvilla-avanya-salwarsuits-online-craftsvilla" text:style-name="Internet_20_link" text:visited-style-name="Visited_20_Internet_20_Link">Craftsvilla Suits</text:a><text:span text:style-name="T41"> </text:span></text:p>
        </text:list-header>
      </text:list>
      <text:list xml:id="list464509012352325622" text:style-name="L90">
        <text:list-header>
          <text:p text:style-name="P132"><text:a xlink:type="simple" xlink:href="http://www.craftsvilla.com/cvfeeds/suits-999-craftsvilla" text:style-name="Internet_20_link" text:visited-style-name="Visited_20_Internet_20_Link"><text:span text:style-name="T41">Craftsvilla Designer Suits </text:span></text:a></text:p>
          <text:p text:style-name="P132"><text:a xlink:type="simple" xlink:href="http://www.craftsvilla.com/cvfeeds/ces-craftsvilla" text:style-name="Internet_20_link" text:visited-style-name="Visited_20_Internet_20_Link">Craftsvilla Embroidered Suits</text:a><text:span text:style-name="T41"> </text:span></text:p>
          <text:p text:style-name="P132"><text:a xlink:type="simple" xlink:href="http://www.craftsvilla.com/cvfeeds/straight-suits-from-499" text:style-name="Internet_20_link" text:visited-style-name="Visited_20_Internet_20_Link">Craftsvlla Straight Suits</text:a><text:span text:style-name="T41"> </text:span></text:p>
          <text:p text:style-name="P132"><text:a xlink:type="simple" xlink:href="http://www.craftsvilla.com/cvfeeds/ccs-craftsvilla" text:style-name="Internet_20_link" text:visited-style-name="Visited_20_Internet_20_Link">Craftsvilla Cotton Suits</text:a><text:span text:style-name="T41"> </text:span></text:p>
          <text:p text:style-name="P132"><text:a xlink:type="simple" xlink:href="http://www.craftsvilla.com/cvfeeds/ca-craftsvilla" text:style-name="Internet_20_link" text:visited-style-name="Visited_20_Internet_20_Link">Craftsvilla Anarkalis</text:a><text:span text:style-name="T41"> </text:span></text:p>
          <text:p text:style-name="P132"><text:a xlink:type="simple" xlink:href="http://www.craftsvilla.com/cvfeeds/summ-craftsvilla" text:style-name="Internet_20_link" text:visited-style-name="Visited_20_Internet_20_Link">Suits Under 799</text:a><text:span text:style-name="T41"> </text:span></text:p>
          <text:p text:style-name="P132"><text:a xlink:type="simple" xlink:href="http://www.craftsvilla.com/cvfeeds/cuus-craftsvilla" text:style-name="Internet_20_link" text:visited-style-name="Visited_20_Internet_20_Link">Suits Under 1299</text:a><text:span text:style-name="T41"> </text:span></text:p>
          <text:p text:style-name="P132"><text:a xlink:type="simple" xlink:href="http://www.craftsvilla.com/cvfeeds/craftsvilla-new-arrivals-ss" text:style-name="Internet_20_link" text:visited-style-name="Visited_20_Internet_20_Link">Craftsvilla SuitsNew</text:a><text:span text:style-name="T41"> </text:span></text:p>
          <text:p text:style-name="P79"><text:a xlink:type="simple" xlink:href="http://www.craftsvilla.com/cvfeeds/buy-craftsvilla-avanya-salwarsuits-online-craftsvilla" text:style-name="Internet_20_link" text:visited-style-name="Visited_20_Internet_20_Link">See All</text:a><text:span text:style-name="T41"> </text:span></text:p>
        </text:list-header>
      </text:list>
      <text:list xml:id="list9015805180850906464" text:style-name="L91">
        <text:list-header>
          <text:p text:style-name="P80"><text:a xlink:type="simple" xlink:href="http://www.craftsvilla.com/cvfeeds/anuswara-kurtis" text:style-name="Internet_20_link" text:visited-style-name="Visited_20_Internet_20_Link"><text:span text:style-name="T41">Anuswara Kurtis </text:span></text:a></text:p>
        </text:list-header>
      </text:list>
      <text:list xml:id="list1999886034308128411" text:style-name="L92">
        <text:list-header>
          <text:p text:style-name="P133"><text:a xlink:type="simple" xlink:href="http://www.craftsvilla.com/cvfeeds/anuswara-printed-kurtis" text:style-name="Internet_20_link" text:visited-style-name="Visited_20_Internet_20_Link">Anuswara Printed Kurtis</text:a><text:span text:style-name="T41"> </text:span></text:p>
          <text:p text:style-name="P133"><text:a xlink:type="simple" xlink:href="http://www.craftsvilla.com/cvfeeds/anuswara-plain-kurtis" text:style-name="Internet_20_link" text:visited-style-name="Visited_20_Internet_20_Link">Anuswara Plain Kurtis</text:a><text:span text:style-name="T41"> </text:span></text:p>
          <text:p text:style-name="P133"><text:a xlink:type="simple" xlink:href="http://www.craftsvilla.com/cvfeeds-buy-anuswara-bright-color-kurtis-online-craftsvilla" text:style-name="Internet_20_link" text:visited-style-name="Visited_20_Internet_20_Link">Anuswara Bright Coloured Kurtis</text:a><text:span text:style-name="T41"> </text:span></text:p>
          <text:p text:style-name="P133"><text:a xlink:type="simple" xlink:href="http://www.craftsvilla.com/cvfeeds/anuswara-straight-kurtis" text:style-name="Internet_20_link" text:visited-style-name="Visited_20_Internet_20_Link">Anuswara Straight Kurtis</text:a><text:span text:style-name="T41"> </text:span></text:p>
          <text:p text:style-name="P133"><text:a xlink:type="simple" xlink:href="http://www.craftsvilla.com/cvfeeds/anuswara-cotton-kurtis" text:style-name="Internet_20_link" text:visited-style-name="Visited_20_Internet_20_Link">Anuswara Cotton Kurtis</text:a><text:span text:style-name="T41"> </text:span></text:p>
          <text:p text:style-name="P133"><text:a xlink:type="simple" xlink:href="http://www.craftsvilla.com/cvfeeds/anuswara-kurtis-under-599" text:style-name="Internet_20_link" text:visited-style-name="Visited_20_Internet_20_Link">Kurtis under 599</text:a><text:span text:style-name="T41"> </text:span></text:p>
          <text:p text:style-name="P133"><text:a xlink:type="simple" xlink:href="http://www.craftsvilla.com/cvfeeds/anuswara-new-arrivals" text:style-name="Internet_20_link" text:visited-style-name="Visited_20_Internet_20_Link">Anuswara KurtisNew</text:a><text:span text:style-name="T41"> </text:span></text:p>
          <text:p text:style-name="P81"><text:a xlink:type="simple" xlink:href="http://www.craftsvilla.com/cvfeeds/anuswara-kurtis" text:style-name="Internet_20_link" text:visited-style-name="Visited_20_Internet_20_Link">See All</text:a><text:span text:style-name="T41"> </text:span></text:p>
        </text:list-header>
      </text:list>
      <text:list xml:id="list7968424144939930283" text:style-name="L93">
        <text:list-header>
          <text:p text:style-name="P82"><text:a xlink:type="simple" xlink:href="http://www.craftsvilla.com/cvfeeds/buy-sutva-lehengas-online-craftsvilla?MID=megamenu_sutva_lehengas_heading" text:style-name="Internet_20_link" text:visited-style-name="Visited_20_Internet_20_Link">Sutva Lehengas </text:a><text:a xlink:type="simple" xlink:href="http://www.craftsvilla.com/cvfeeds/buy-sutva-sarees-online-craftsvilla?MID=megamenu_sutva_sarees_heading" text:style-name="Internet_20_link" text:visited-style-name="Visited_20_Internet_20_Link">Sutva Sarees </text:a><text:a xlink:type="simple" xlink:href="http://www.craftsvilla.com/cvfeeds/craftsvilla-lehengas" text:style-name="Internet_20_link" text:visited-style-name="Visited_20_Internet_20_Link">Craftsvilla Lehengas</text:a><text:span text:style-name="T41"> </text:span><text:a xlink:type="simple" xlink:href="http://www.craftsvilla.com/cvfeeds/ca-craftsvilla" text:style-name="Internet_20_link" text:visited-style-name="Visited_20_Internet_20_Link">Craftsvilla Anarkalis </text:a></text:p>
        </text:list-header>
      </text:list>
      <text:list xml:id="list7869599236774141879" text:style-name="L94">
        <text:list-header>
          <text:p text:style-name="P39"><text:s text:c="6"/><text:span text:style-name="T21">17</text:span>.1.2 When User click on any links present in the “CraftsVilla “ mouse hover option it <text:s/></text:p>
          <text:p text:style-name="P39"><text:s text:c="8"/><text:span text:style-name="T31">s</text:span>hould take <text:span text:style-name="T31">user to the respective page.</text:span></text:p>
          <text:p text:style-name="P39"/>
        </text:list-header>
      </text:list>
      <text:p text:style-name="P30"/>
      <text:p text:style-name="P33"><text:tab/><text:span text:style-name="T21">17</text:span>.2 “K<text:span text:style-name="T31">u</text:span>rthis &amp; More” <text:span text:style-name="T23">option should be present in the BreadCrump.</text:span></text:p>
      <text:p text:style-name="P33"><text:span text:style-name="T31"><text:tab/><text:tab/>5.2.1 When user move mouse curser to this mouse hover option <text:s/>“ </text:span>K<text:span text:style-name="T31">u</text:span>rthis &amp; More” <text:tab/><text:tab/><text:span text:style-name="T31">it should display all <text:s/>options written below.</text:span></text:p>
      <text:p text:style-name="P40"><text:tab/><text:tab/>Kurtis </text:p>
      <text:list xml:id="list1946610096220730524" text:style-name="L95">
        <text:list-item>
          <text:p text:style-name="P134"><text:a xlink:type="simple" xlink:href="http://www.craftsvilla.com/kurtis/casual-kurtis/?MID_megamenu_casualwear_kurtis_casual" text:style-name="Internet_20_link" text:visited-style-name="Visited_20_Internet_20_Link">Casual Kurtis</text:a><text:span text:style-name="T41"> </text:span></text:p>
        </text:list-item>
        <text:list-item>
          <text:p text:style-name="P134"><text:a xlink:type="simple" xlink:href="http://www.craftsvilla.com/kurtis/printed-kurtis/?MID_megamenu_casualwear_kurtis_printed" text:style-name="Internet_20_link" text:visited-style-name="Visited_20_Internet_20_Link">Printed Kurtis</text:a><text:span text:style-name="T41"> </text:span></text:p>
        </text:list-item>
        <text:list-item>
          <text:p text:style-name="P134"><text:a xlink:type="simple" xlink:href="http://www.craftsvilla.com/kurtis/a-line-style-kurtis/?MID_megamenu_casualwear_kurtis_aline" text:style-name="Internet_20_link" text:visited-style-name="Visited_20_Internet_20_Link">A line Kurtis</text:a><text:span text:style-name="T41"> </text:span></text:p>
        </text:list-item>
        <text:list-item>
          <text:p text:style-name="P134"><text:a xlink:type="simple" xlink:href="http://www.craftsvilla.com/kurtis/straight-kurtis/?MID_megameny_casualwear_kurtis_straight" text:style-name="Internet_20_link" text:visited-style-name="Visited_20_Internet_20_Link">Straight Kurtis</text:a><text:span text:style-name="T41"> </text:span></text:p>
        </text:list-item>
        <text:list-item>
          <text:p text:style-name="P134"><text:a xlink:type="simple" xlink:href="http://www.craftsvilla.com/kurtis/anarkali-kurtis/?MID_megamenu_casualwear_kurtis_anarkali" text:style-name="Internet_20_link" text:visited-style-name="Visited_20_Internet_20_Link">Anarkali Kurtis</text:a><text:span text:style-name="T41"> </text:span></text:p>
        </text:list-item>
        <text:list-item>
          <text:p text:style-name="P134"><text:a xlink:type="simple" xlink:href="http://www.craftsvilla.com/kurtis/plain-kurtis/?MID_megamenu_casualwear_kurtis_plain" text:style-name="Internet_20_link" text:visited-style-name="Visited_20_Internet_20_Link">Plain Kurtis</text:a><text:span text:style-name="T41"> </text:span></text:p>
        </text:list-item>
        <text:list-item>
          <text:p text:style-name="P83"><text:soft-page-break/><text:a xlink:type="simple" xlink:href="http://www.craftsvilla.com/womens-clothing/kurtis-tunics/kurtis/?MID_casualwear_kurtis" text:style-name="Internet_20_link" text:visited-style-name="Visited_20_Internet_20_Link">See All</text:a><text:span text:style-name="T41"> </text:span></text:p>
        </text:list-item>
      </text:list>
      <text:list xml:id="list2636814091140103430" text:style-name="L96">
        <text:list-item>
          <text:p text:style-name="P41">Skirts </text:p>
        </text:list-item>
      </text:list>
      <text:list xml:id="list3752554837527238174" text:style-name="L97">
        <text:list-item>
          <text:p text:style-name="P135"><text:a xlink:type="simple" xlink:href="http://www.craftsvilla.com/skirts/knee-length-skirts/?MID=megamenu_casualwear_skirts_kneelength" text:style-name="Internet_20_link" text:visited-style-name="Visited_20_Internet_20_Link">Knee-length</text:a><text:span text:style-name="T41"> </text:span></text:p>
          <text:list>
            <text:list-item>
              <text:list>
                <text:list-item>
                  <text:p text:style-name="P135"><text:a xlink:type="simple" xlink:href="http://www.craftsvilla.com/skirts/3-4th-length-skirts/?MID=megamenu_casualwear_skirts_3/4thlength" text:style-name="Internet_20_link" text:visited-style-name="Visited_20_Internet_20_Link">3/4th length</text:a><text:span text:style-name="T41"> </text:span></text:p>
                </text:list-item>
              </text:list>
            </text:list-item>
          </text:list>
        </text:list-item>
        <text:list-item>
          <text:p text:style-name="P135"><text:a xlink:type="simple" xlink:href="http://www.craftsvilla.com/skirts/ankle-length-skirts/?MID=megamenu_casualwear_skirts_anklelength" text:style-name="Internet_20_link" text:visited-style-name="Visited_20_Internet_20_Link">Ankle-length</text:a><text:span text:style-name="T41"> </text:span></text:p>
        </text:list-item>
        <text:list-item>
          <text:p text:style-name="P135"><text:a xlink:type="simple" xlink:href="http://www.craftsvilla.com/womens-clothing/skirts/?MID=megamenu_casualwear_skirts_designer#catId=10024&amp;style=designer&amp;pageId=1&amp;" text:style-name="Internet_20_link" text:visited-style-name="Visited_20_Internet_20_Link">Designer</text:a><text:span text:style-name="T41"> </text:span></text:p>
        </text:list-item>
        <text:list-item>
          <text:p text:style-name="P135"><text:a xlink:type="simple" xlink:href="http://www.craftsvilla.com/skirts/designer-skirts/?MID=megamenu_casualwear_skirts_designer" text:style-name="Internet_20_link" text:visited-style-name="Visited_20_Internet_20_Link">Traditional</text:a><text:span text:style-name="T41"> </text:span></text:p>
        </text:list-item>
        <text:list-item>
          <text:p text:style-name="P84"><text:a xlink:type="simple" xlink:href="http://www.craftsvilla.com/womens-clothing/skirts/?MID=megamenu_casualwear_skirts_seeall#catId=10024&amp;pageId=1&amp;" text:style-name="Internet_20_link" text:visited-style-name="Visited_20_Internet_20_Link">See All</text:a><text:span text:style-name="T41"> </text:span></text:p>
        </text:list-item>
      </text:list>
      <text:list xml:id="list4766115781916563590" text:style-name="L98">
        <text:list-item>
          <text:p text:style-name="P42">Fusion Wear </text:p>
        </text:list-item>
      </text:list>
      <text:list xml:id="list6431273715441055588" text:style-name="L99">
        <text:list-item>
          <text:p text:style-name="P136"><text:a xlink:type="simple" xlink:href="http://www.craftsvilla.com/womens-clothing/gowns/?MID=megamenu_casualwear_contemporarywear_gowns#catId=10025&amp;type=gown&amp;pageId=1&amp;" text:style-name="Internet_20_link" text:visited-style-name="Visited_20_Internet_20_Link">Gowns</text:a><text:span text:style-name="T41"> </text:span></text:p>
        </text:list-item>
        <text:list-item>
          <text:p text:style-name="P136"><text:a xlink:type="simple" xlink:href="http://www.craftsvilla.com/womens-clothing/kaftans/?MID=megamenu_casualwear_topwear_kaftans" text:style-name="Internet_20_link" text:visited-style-name="Visited_20_Internet_20_Link">Kaftans</text:a><text:span text:style-name="T41"> </text:span></text:p>
        </text:list-item>
        <text:list-item>
          <text:p text:style-name="P136"><text:a xlink:type="simple" xlink:href="http://www.craftsvilla.com/womens-clothing/cholis/tops/?MID=megamenu_casualwear_topwear_tops" text:style-name="Internet_20_link" text:visited-style-name="Visited_20_Internet_20_Link">Tops</text:a><text:span text:style-name="T41"> </text:span></text:p>
        </text:list-item>
        <text:list-item>
          <text:p text:style-name="P136"><text:a xlink:type="simple" xlink:href="http://www.craftsvilla.com/womens-clothing/kurtis-tunics/kurtis/?MID=megamenu_casualwear_topwear_tunics" text:style-name="Internet_20_link" text:visited-style-name="Visited_20_Internet_20_Link">Tunics</text:a><text:span text:style-name="T41"> </text:span></text:p>
        </text:list-item>
        <text:list-item>
          <text:p text:style-name="P136"><text:a xlink:type="simple" xlink:href="http://www.craftsvilla.com/womens-clothing/cholis/?MID=megamenu_casualwear_topwear_cholis#catId=10019&amp;type=choli&amp;pageId=1&amp;" text:style-name="Internet_20_link" text:visited-style-name="Visited_20_Internet_20_Link">Cholis</text:a><text:span text:style-name="T41"> </text:span></text:p>
        </text:list-item>
        <text:list-item>
          <text:p text:style-name="P136"><text:a xlink:type="simple" xlink:href="http://www.craftsvilla.com/womens-clothing/gowns/?MID=megamenu_casualwear_contemporarywear_dresses#catId=10025&amp;type=dress&amp;pageId=1&amp;" text:style-name="Internet_20_link" text:visited-style-name="Visited_20_Internet_20_Link">Dresses New</text:a><text:span text:style-name="T41"> </text:span></text:p>
        </text:list-item>
        <text:list-item>
          <text:p text:style-name="P85"><text:a xlink:type="simple" xlink:href="http://www.craftsvilla.com/womens-clothing/jumpsuits/?MID=megamenu_casualwear_contemporarywear_jumpsuits" text:style-name="Internet_20_link" text:visited-style-name="Visited_20_Internet_20_Link">Jumpsuits</text:a><text:span text:style-name="T41"> </text:span></text:p>
        </text:list-item>
      </text:list>
      <text:list xml:id="list5586012136406645825" text:style-name="L100">
        <text:list-item>
          <text:p text:style-name="P43">Bottom Wear </text:p>
        </text:list-item>
      </text:list>
      <text:list xml:id="list5739468321701535034" text:style-name="L101">
        <text:list-item>
          <text:p text:style-name="P137"><text:a xlink:type="simple" xlink:href="http://www.craftsvilla.com/womens-clothing/palazzos/?MID=megamenu_casualwear_bottomwear_palazzos#catId=10020&amp;type=palazzos&amp;pageId=1&amp;" text:style-name="Internet_20_link" text:visited-style-name="Visited_20_Internet_20_Link">Palazzos</text:a><text:span text:style-name="T41"> </text:span></text:p>
        </text:list-item>
        <text:list-item>
          <text:p text:style-name="P137"><text:a xlink:type="simple" xlink:href="http://www.craftsvilla.com/womens-clothing/churidars-salwars-leggings/?MID=megamenu_casualwear_bottomwear_harems#catId=10027&amp;type=harem&amp;pageId=1&amp;" text:style-name="Internet_20_link" text:visited-style-name="Visited_20_Internet_20_Link">Harems</text:a><text:span text:style-name="T41"> </text:span></text:p>
        </text:list-item>
        <text:list-item>
          <text:p text:style-name="P137"><text:a xlink:type="simple" xlink:href="http://www.craftsvilla.com/womens-clothing/churidars-salwars-leggings/leggings/?MID=megamenu_casualwear_bottomwear_leggings" text:style-name="Internet_20_link" text:visited-style-name="Visited_20_Internet_20_Link">Leggings</text:a><text:span text:style-name="T41"> </text:span></text:p>
        </text:list-item>
        <text:list-item>
          <text:p text:style-name="P137"><text:a xlink:type="simple" xlink:href="http://www.craftsvilla.com/cvfeeds/womens-dhoti-craftsvilla" text:style-name="Internet_20_link" text:visited-style-name="Visited_20_Internet_20_Link">Dhotis</text:a><text:span text:style-name="T41"> </text:span></text:p>
        </text:list-item>
        <text:list-item>
          <text:p text:style-name="P137"><text:a xlink:type="simple" xlink:href="http://www.craftsvilla.com/womens-clothing/palazzos/?MID=megamenu_casualwear_bottomwear_pants#catId=10020&amp;type=pant&amp;pageId=1&amp;" text:style-name="Internet_20_link" text:visited-style-name="Visited_20_Internet_20_Link">Pants</text:a><text:span text:style-name="T41"> </text:span></text:p>
        </text:list-item>
        <text:list-item>
          <text:p text:style-name="P86"><text:a xlink:type="simple" xlink:href="http://www.craftsvilla.com/womens-clothing/churidars-salwars-leggings/?MID=megamenu_casualwear_bottomwear_churidars#catId=10027&amp;type=churidar&amp;pageId=1&amp;" text:style-name="Internet_20_link" text:visited-style-name="Visited_20_Internet_20_Link">Churidars</text:a><text:span text:style-name="T41"> </text:span></text:p>
        </text:list-item>
      </text:list>
      <text:p text:style-name="P71"><text:tab/><text:tab/>Islamic Wear </text:p>
      <text:list xml:id="list7232807287628818568" text:style-name="L102">
        <text:list-item>
          <text:p text:style-name="P138"><text:a xlink:type="simple" xlink:href="http://www.craftsvilla.com/womens-clothing/burquas-hijabs/?MID=megamenu_fashion&amp;lifestyle_islamicwear_abayas_burkas#catId=10028&amp;type=burqua&amp;pageId=1&amp;" text:style-name="Internet_20_link" text:visited-style-name="Visited_20_Internet_20_Link">Abayas/Burkas</text:a><text:span text:style-name="T41"> </text:span></text:p>
        </text:list-item>
        <text:list-item>
          <text:p text:style-name="P87"><text:a xlink:type="simple" xlink:href="http://www.craftsvilla.com/womens-clothing/burquas-hijabs/?MID=megamenu_fashion&amp;lifestyle_islamicwear_hijab#catId=10028&amp;type=hijab&amp;pageId=1&amp;" text:style-name="Internet_20_link" text:visited-style-name="Visited_20_Internet_20_Link">Hijab</text:a><text:span text:style-name="T41"> </text:span></text:p>
        </text:list-item>
      </text:list>
      <text:p text:style-name="P33"><text:span text:style-name="T24"><text:tab/>17.2.2. When User click on any links present in the “CraftsVilla “ mouse hover option <text:tab/><text:tab/><text:tab/>it <text:s/>should take user to the respective page.</text:span></text:p>
      <text:p text:style-name="P33"><text:tab/><text:span text:style-name="T21">17</text:span>.3 “Sarees” <text:span text:style-name="T23">option should be present in the BreadCrump.</text:span></text:p>
      <text:p text:style-name="P33"><text:tab/><text:span text:style-name="T21">17.3.1. When user move mouse curser to this mouse hover option <text:s/>“ </text:span>Sarees<text:span text:style-name="T31"> </text:span>” <text:tab/><text:tab/><text:tab/><text:tab/><text:span text:style-name="T31">it should display all <text:s/>options written below.</text:span></text:p>
      <text:p text:style-name="P30"><text:tab/><text:tab/><text:tab/>Kurtis.</text:p>
      <text:p text:style-name="P30"><text:s/><text:tab/><text:tab/><text:tab/>By Fabric </text:p>
      <text:list xml:id="list8036605121345431704" text:style-name="L103">
        <text:list-item>
          <text:list>
            <text:list-item>
              <text:p text:style-name="P139"><text:a xlink:type="simple" xlink:href="http://www.craftsvilla.com/womens-clothing/sarees/cotton-sarees/?MID=megamenu_sarees_fabric_cotton" text:style-name="Internet_20_link" text:visited-style-name="Visited_20_Internet_20_Link">Cotton</text:a><text:span text:style-name="T41"> </text:span></text:p>
              <text:list>
                <text:list-item>
                  <text:p text:style-name="P139"><text:soft-page-break/><text:a xlink:type="simple" xlink:href="http://www.craftsvilla.com/womens-clothing/sarees/chiffon-sarees/?MID=megamenu_sarees_fabric_chiffon" text:style-name="Internet_20_link" text:visited-style-name="Visited_20_Internet_20_Link">Chiffon</text:a><text:span text:style-name="T41"> </text:span></text:p>
                </text:list-item>
              </text:list>
            </text:list-item>
            <text:list-item>
              <text:p text:style-name="P139"><text:a xlink:type="simple" xlink:href="http://www.craftsvilla.com/womens-clothing/sarees/georgette-sarees/?MID=megamenu_saree_fabric_georgette" text:style-name="Internet_20_link" text:visited-style-name="Visited_20_Internet_20_Link">GeorgetteNew</text:a><text:span text:style-name="T41"> </text:span></text:p>
            </text:list-item>
            <text:list-item>
              <text:p text:style-name="P139"><text:a xlink:type="simple" xlink:href="http://www.craftsvilla.com/womens-clothing/sarees/silk-sarees/?MID=megamenu_sarees_fabric_silk" text:style-name="Internet_20_link" text:visited-style-name="Visited_20_Internet_20_Link">Silk</text:a><text:span text:style-name="T41"> </text:span></text:p>
            </text:list-item>
            <text:list-item>
              <text:p text:style-name="P139"><text:a xlink:type="simple" xlink:href="http://www.craftsvilla.com/womens-clothing/sarees/net-sarees/?MID=megamenu_sarees_fabric_net" text:style-name="Internet_20_link" text:visited-style-name="Visited_20_Internet_20_Link">Net</text:a><text:span text:style-name="T41"> </text:span></text:p>
            </text:list-item>
            <text:list-item>
              <text:p text:style-name="P139"><text:a xlink:type="simple" xlink:href="http://www.craftsvilla.com/womens-clothing/sarees/satin-sarees/?MID=megamenu_sarees_fabric_satin" text:style-name="Internet_20_link" text:visited-style-name="Visited_20_Internet_20_Link">Satin</text:a><text:span text:style-name="T41"> </text:span></text:p>
            </text:list-item>
            <text:list-item>
              <text:p text:style-name="P139"><text:a xlink:type="simple" xlink:href="http://www.craftsvilla.com/sarees/tissue-sarees/?MID=megamenu_sarees_fabric_tissue" text:style-name="Internet_20_link" text:visited-style-name="Visited_20_Internet_20_Link">Tissue</text:a><text:span text:style-name="T41"> </text:span></text:p>
            </text:list-item>
            <text:list-item>
              <text:p text:style-name="P139"><text:a xlink:type="simple" xlink:href="http://www.craftsvilla.com/sarees/khadi-sarees/?MID=megamenu_sarees_fabric_khadi" text:style-name="Internet_20_link" text:visited-style-name="Visited_20_Internet_20_Link">Khadi</text:a><text:span text:style-name="T41"> </text:span></text:p>
            </text:list-item>
            <text:list-item>
              <text:p text:style-name="P139"><text:a xlink:type="simple" xlink:href="http://www.craftsvilla.com/womens-clothing/sarees/?MID=megamenu_sarees_fabric_seeall" text:style-name="Internet_20_link" text:visited-style-name="Visited_20_Internet_20_Link">See All</text:a><text:span text:style-name="T41"> </text:span></text:p>
            </text:list-item>
            <text:list-item>
              <text:p text:style-name="P178">By Work </text:p>
            </text:list-item>
            <text:list-item>
              <text:p text:style-name="P139"><text:a xlink:type="simple" xlink:href="http://www.craftsvilla.com/womens-clothing/sarees/banarasi-sarees/?MID=megamenu_sarees_work_banarasi" text:style-name="Internet_20_link" text:visited-style-name="Visited_20_Internet_20_Link">Banarasi</text:a><text:span text:style-name="T41"> </text:span></text:p>
            </text:list-item>
            <text:list-item>
              <text:p text:style-name="P178">By Style </text:p>
            </text:list-item>
          </text:list>
        </text:list-item>
      </text:list>
      <text:list xml:id="list1573821514647000867" text:style-name="L104">
        <text:list-item>
          <text:p text:style-name="P140"><text:a xlink:type="simple" xlink:href="http://www.craftsvilla.com/womens-clothing/anarkalis/?MID_megamenu_salwarsuit_style_anarkali" text:style-name="Internet_20_link" text:visited-style-name="Visited_20_Internet_20_Link">Anarkalis</text:a><text:span text:style-name="T41"> </text:span></text:p>
        </text:list-item>
        <text:list-item>
          <text:p text:style-name="P140"><text:a xlink:type="simple" xlink:href="http://www.craftsvilla.com/salwar-suits/patiala-suit-suits/?MID_megamenu_salwarsuit_style_patiala" text:style-name="Internet_20_link" text:visited-style-name="Visited_20_Internet_20_Link">Patialas</text:a><text:span text:style-name="T41"> </text:span></text:p>
        </text:list-item>
        <text:list-item>
          <text:p text:style-name="P140"><text:a xlink:type="simple" xlink:href="http://www.craftsvilla.com/salwar-suits/straight-salwar-suits/?MID_megamenu_salwarsuit_style_straightsuit" text:style-name="Internet_20_link" text:visited-style-name="Visited_20_Internet_20_Link">Straight Suits</text:a><text:span text:style-name="T41"> </text:span></text:p>
        </text:list-item>
        <text:list-item>
          <text:p text:style-name="P140"><text:a xlink:type="simple" xlink:href="http://www.craftsvilla.com/salwar-suits/designer-suits/?MID_megamenu_salwarsuit_style_pakistani_ss" text:style-name="Internet_20_link" text:visited-style-name="Visited_20_Internet_20_Link">Designer Suits</text:a><text:span text:style-name="T41"> </text:span></text:p>
        </text:list-item>
        <text:list-item>
          <text:p text:style-name="P88"><text:a xlink:type="simple" xlink:href="http://www.craftsvilla.com/womens-clothing/salwar-suits/?MID=megamenu_salwarsuits_style_seeall#catId=10022&amp;pageId=1&amp;" text:style-name="Internet_20_link" text:visited-style-name="Visited_20_Internet_20_Link">See All</text:a><text:span text:style-name="T41"> </text:span></text:p>
        </text:list-item>
      </text:list>
      <text:list xml:id="list4289140482190251231" text:style-name="L105">
        <text:list-item>
          <text:p text:style-name="P44">By Work </text:p>
        </text:list-item>
      </text:list>
      <text:list xml:id="list2533342817759842350" text:style-name="L106">
        <text:list-item>
          <text:p text:style-name="P141"><text:a xlink:type="simple" xlink:href="http://www.craftsvilla.com/salwar-suits/embellished-suits/?,MID_megamenu_salwarsuit_work_Embellished" text:style-name="Internet_20_link" text:visited-style-name="Visited_20_Internet_20_Link">Embellished</text:a><text:span text:style-name="T41"> </text:span></text:p>
        </text:list-item>
        <text:list-item>
          <text:p text:style-name="P141"><text:a xlink:type="simple" xlink:href="http://www.craftsvilla.com/salwar-suits/embroidered-salwar-suits/?,MID_megamenu_salwarsuit_work_embroidered" text:style-name="Internet_20_link" text:visited-style-name="Visited_20_Internet_20_Link">Embroidered</text:a><text:span text:style-name="T41"> </text:span></text:p>
        </text:list-item>
        <text:list-item>
          <text:p text:style-name="P141"><text:a xlink:type="simple" xlink:href="http://www.craftsvilla.com/salwar-suits/plain-suits/?MID_megamenu_salwarsuit_work_plain" text:style-name="Internet_20_link" text:visited-style-name="Visited_20_Internet_20_Link">Plain</text:a><text:span text:style-name="T41"> </text:span></text:p>
        </text:list-item>
        <text:list-item>
          <text:p text:style-name="P89"><text:a xlink:type="simple" xlink:href="http://www.craftsvilla.com/salwar-suits/printed-suits/?MID_megamenu_salwarsuit_work_printed" text:style-name="Internet_20_link" text:visited-style-name="Visited_20_Internet_20_Link">Printed</text:a><text:span text:style-name="T41"> </text:span></text:p>
        </text:list-item>
      </text:list>
      <text:list xml:id="list9132202604117411230" text:style-name="L107">
        <text:list-item>
          <text:p text:style-name="P45">By Occassion </text:p>
        </text:list-item>
      </text:list>
      <text:list xml:id="list3167415083347742383" text:style-name="L108">
        <text:list-item>
          <text:p text:style-name="P142"><text:a xlink:type="simple" xlink:href="http://www.craftsvilla.com/salwar-suits/traditional-suits/?MID_megamenu_salwarsuit_occassion_traditional" text:style-name="Internet_20_link" text:visited-style-name="Visited_20_Internet_20_Link">Traditional</text:a><text:span text:style-name="T41"> </text:span></text:p>
          <text:list>
            <text:list-item>
              <text:list>
                <text:list-item>
                  <text:list>
                    <text:list-item>
                      <text:p text:style-name="P142"><text:a xlink:type="simple" xlink:href="http://www.craftsvilla.com/salwar-suits/party-suits/?MID_megamenu_salwarsuit_occassion_partywear" text:style-name="Internet_20_link" text:visited-style-name="Visited_20_Internet_20_Link">Party</text:a><text:span text:style-name="T41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><text:a xlink:type="simple" xlink:href="http://www.craftsvilla.com/salwar-suits/wedding-suits/?MID_megamenu_salwarsuit_occassion_wedding" text:style-name="Internet_20_link" text:visited-style-name="Visited_20_Internet_20_Link">Wedding</text:a><text:span text:style-name="T41"> </text:span></text:p>
        </text:list-item>
        <text:list-item>
          <text:p text:style-name="P142"><text:a xlink:type="simple" xlink:href="http://www.craftsvilla.com/salwar-suits/casual-suits/?MID_megamenu_salwarsuit_occassion_casual" text:style-name="Internet_20_link" text:visited-style-name="Visited_20_Internet_20_Link">Casual</text:a><text:span text:style-name="T41"> </text:span></text:p>
        </text:list-item>
        <text:list-item>
          <text:p text:style-name="P90"><text:a xlink:type="simple" xlink:href="http://www.craftsvilla.com/salwar-suits/work-wear-salwar-suits/?MID_megamenu_salwarsuit_occassion_work" text:style-name="Internet_20_link" text:visited-style-name="Visited_20_Internet_20_Link">Work Wear</text:a><text:span text:style-name="T41"> </text:span></text:p>
        </text:list-item>
      </text:list>
      <text:list xml:id="list225443417754495552" text:style-name="L109">
        <text:list-item>
          <text:p text:style-name="P46">By Length </text:p>
        </text:list-item>
      </text:list>
      <text:list xml:id="list5712630676748612599" text:style-name="L110">
        <text:list-item>
          <text:p text:style-name="P143"><text:a xlink:type="simple" xlink:href="http://www.craftsvilla.com/cvfeeds/shortsalwar-suit-craftsvilla?MID_megamenu_salwarsuit_length_short#feedid=4487&amp;pageId=1&amp;" text:style-name="Internet_20_link" text:visited-style-name="Visited_20_Internet_20_Link">Short</text:a><text:span text:style-name="T41"> </text:span></text:p>
        </text:list-item>
        <text:list-item>
          <text:p text:style-name="P143"><text:a xlink:type="simple" xlink:href="http://www.craftsvilla.com/cvfeeds/knee-length-salwar-suit-craftsvilla?MID_megamenu_salwarsuit_length_knee#feedid=4489&amp;pageId=1&amp;" text:style-name="Internet_20_link" text:visited-style-name="Visited_20_Internet_20_Link">Knee</text:a><text:span text:style-name="T41"> </text:span></text:p>
        </text:list-item>
        <text:list-item>
          <text:p text:style-name="P143"><text:a xlink:type="simple" xlink:href="http://www.craftsvilla.com/salwar-suits/ankle-length-salwar-suits/?MID_megamenu_salwarsuit_length_ankle" text:style-name="Internet_20_link" text:visited-style-name="Visited_20_Internet_20_Link">Ankle</text:a><text:span text:style-name="T41"> </text:span></text:p>
        </text:list-item>
        <text:list-item>
          <text:p text:style-name="P91"><text:a xlink:type="simple" xlink:href="http://www.craftsvilla.com/salwar-suits/floor-length-salwar-suits/?MID_megamenu_salwarsuit_length_floor" text:style-name="Internet_20_link" text:visited-style-name="Visited_20_Internet_20_Link">Floor</text:a><text:span text:style-name="T41"> </text:span></text:p>
        </text:list-item>
      </text:list>
      <text:p text:style-name="P47"><text:tab/><text:tab/><text:tab/>By Stitching Type </text:p>
      <text:list xml:id="list7098771733316504915" text:style-name="L111">
        <text:list-item>
          <text:p text:style-name="P144"><text:soft-page-break/><text:a xlink:type="simple" xlink:href="http://www.craftsvilla.com/salwar-suits/semi-stitched-suits/?MID_megamenu_salwarsuit_stitching_semi" text:style-name="Internet_20_link" text:visited-style-name="Visited_20_Internet_20_Link">Semi-stitched</text:a><text:span text:style-name="T41"> </text:span></text:p>
        </text:list-item>
        <text:list-item>
          <text:p text:style-name="P144"><text:a xlink:type="simple" xlink:href="http://www.craftsvilla.com/salwar-suits/readymade-salwar-suits/?MID_megamenu_salwarsuit_stitching_readymade" text:style-name="Internet_20_link" text:visited-style-name="Visited_20_Internet_20_Link">Readymade</text:a><text:span text:style-name="T41"> </text:span></text:p>
        </text:list-item>
        <text:list-item>
          <text:p text:style-name="P92"><text:a xlink:type="simple" xlink:href="http://www.craftsvilla.com/salwar-suits/unstitched-suits/?MID_megamenu_salwarsuit_stitching_unstitched" text:style-name="Internet_20_link" text:visited-style-name="Visited_20_Internet_20_Link">Unstitched</text:a><text:span text:style-name="T41"> </text:span></text:p>
        </text:list-item>
      </text:list>
      <text:list xml:id="list174960418884433" text:continue-list="list8036605121345431704" text:style-name="L103">
        <text:list-item>
          <text:list>
            <text:list-item>
              <text:p text:style-name="P139"><text:a xlink:type="simple" xlink:href="http://www.craftsvilla.com/sarees/Embroidered--sarees/?MID=megamenu_sarees_work_embroidery" text:style-name="Internet_20_link" text:visited-style-name="Visited_20_Internet_20_Link">EmbroideryNew</text:a><text:span text:style-name="T41"> </text:span></text:p>
            </text:list-item>
            <text:list-item>
              <text:p text:style-name="P139"><text:a xlink:type="simple" xlink:href="http://www.craftsvilla.com/sarees/embellished-sarees/?MID=megamenu_sarees_work_embellishments" text:style-name="Internet_20_link" text:visited-style-name="Visited_20_Internet_20_Link">Embellishments</text:a><text:span text:style-name="T41"> </text:span></text:p>
            </text:list-item>
            <text:list-item>
              <text:p text:style-name="P139"><text:a xlink:type="simple" xlink:href="http://www.craftsvilla.com/womens-clothing/sarees/bandhani-sarees/?MID=megamenu_sarees_work_bhandej" text:style-name="Internet_20_link" text:visited-style-name="Visited_20_Internet_20_Link">Bhandej</text:a><text:span text:style-name="T41"> </text:span></text:p>
            </text:list-item>
            <text:list-item>
              <text:p text:style-name="P139"><text:a xlink:type="simple" xlink:href="http://www.craftsvilla.com/sarees/lucknavi-chikankari-sarees/?MID=megamenu_sarees_work_chikankari" text:style-name="Internet_20_link" text:visited-style-name="Visited_20_Internet_20_Link">Chikankari</text:a><text:span text:style-name="T41"> </text:span></text:p>
            </text:list-item>
            <text:list-item>
              <text:p text:style-name="P139"><text:a xlink:type="simple" xlink:href="http://www.craftsvilla.com/sarees/zari-work-sarees/?MID=megamenu_sarees_work_zariwork" text:style-name="Internet_20_link" text:visited-style-name="Visited_20_Internet_20_Link">Zari workNew</text:a><text:span text:style-name="T41"> </text:span></text:p>
            </text:list-item>
            <text:list-item>
              <text:p text:style-name="P139"><text:a xlink:type="simple" xlink:href="http://www.craftsvilla.com/womens-clothing/sarees/bandhani-sarees/?MID=megamenu_sarees_work_bandhani" text:style-name="Internet_20_link" text:visited-style-name="Visited_20_Internet_20_Link">Bandhani</text:a><text:span text:style-name="T41"> </text:span></text:p>
            </text:list-item>
            <text:list-item>
              <text:p text:style-name="P139"><text:a xlink:type="simple" xlink:href="http://www.craftsvilla.com/womens-clothing/sarees/kanchivaram-sarees/?MID=megamenu_sarees_work_kanchivaram" text:style-name="Internet_20_link" text:visited-style-name="Visited_20_Internet_20_Link">Kanjivaram</text:a><text:span text:style-name="T41"> </text:span></text:p>
            </text:list-item>
            <text:list-item>
              <text:p text:style-name="P139"><text:a xlink:type="simple" xlink:href="http://www.craftsvilla.com/womens-clothing/sarees/?MID=megamenu_sarees_work_seeall" text:style-name="Internet_20_link" text:visited-style-name="Visited_20_Internet_20_Link">See All</text:a><text:span text:style-name="T41"> </text:span></text:p>
            </text:list-item>
            <text:list-item>
              <text:p text:style-name="P178">By Style </text:p>
            </text:list-item>
            <text:list-item>
              <text:p text:style-name="P139"><text:a xlink:type="simple" xlink:href="http://www.craftsvilla.com/womens-clothing/sarees/designer-sarees/?MID=megamenu_sarees_style_designer" text:style-name="Internet_20_link" text:visited-style-name="Visited_20_Internet_20_Link">DesignerNew</text:a><text:span text:style-name="T41"> </text:span></text:p>
            </text:list-item>
            <text:list-item>
              <text:p text:style-name="P139"><text:a xlink:type="simple" xlink:href="http://www.craftsvilla.com/womens-clothing/sarees/bollywood-sarees/?MID=megamenu_sarees_style_bollywood" text:style-name="Internet_20_link" text:visited-style-name="Visited_20_Internet_20_Link">Bollywood</text:a><text:span text:style-name="T41"> </text:span></text:p>
            </text:list-item>
            <text:list-item>
              <text:p text:style-name="P139"><text:a xlink:type="simple" xlink:href="http://www.craftsvilla.com/womens-clothing/sarees/bollywood-sarees/?MID=megamenu_sarees_style_bollywood" text:style-name="Internet_20_link" text:visited-style-name="Visited_20_Internet_20_Link">Half - Half saree</text:a><text:span text:style-name="T41"> </text:span></text:p>
            </text:list-item>
            <text:list-item>
              <text:p text:style-name="P139"><text:a xlink:type="simple" xlink:href="http://www.craftsvilla.com/sarees/lehenga-saree-sarees/?MID=megamenu_sarees_style_lehengasaree" text:style-name="Internet_20_link" text:visited-style-name="Visited_20_Internet_20_Link">Lehenga Saree</text:a><text:span text:style-name="T41"> </text:span></text:p>
            </text:list-item>
            <text:list-item>
              <text:p text:style-name="P139"><text:a xlink:type="simple" xlink:href="http://www.craftsvilla.com/sarees/contemporary-sarees/?MID=megamenu_sarees_style_contemporary" text:style-name="Internet_20_link" text:visited-style-name="Visited_20_Internet_20_Link">ContemporaryNew</text:a><text:span text:style-name="T41"> </text:span></text:p>
            </text:list-item>
            <text:list-item>
              <text:p text:style-name="P139"><text:a xlink:type="simple" xlink:href="http://www.craftsvilla.com/sarees/traditional-sarees/?MID=megamenu_sarees_style_traditional" text:style-name="Internet_20_link" text:visited-style-name="Visited_20_Internet_20_Link">Traditional</text:a><text:span text:style-name="T41"> </text:span></text:p>
            </text:list-item>
            <text:list-item>
              <text:p text:style-name="P139"><text:a xlink:type="simple" xlink:href="http://www.craftsvilla.com/womens-clothing/sarees/?MID=megamenu_sarees_style_seeall" text:style-name="Internet_20_link" text:visited-style-name="Visited_20_Internet_20_Link">See All</text:a><text:span text:style-name="T41"> </text:span></text:p>
            </text:list-item>
            <text:list-item>
              <text:p text:style-name="P178">By Occassion </text:p>
            </text:list-item>
            <text:list-item>
              <text:p text:style-name="P139"><text:a xlink:type="simple" xlink:href="http://www.craftsvilla.com/sarees/festival-sarees/?MID=megamenu_sarees_occassion_festival" text:style-name="Internet_20_link" text:visited-style-name="Visited_20_Internet_20_Link">Festival</text:a><text:span text:style-name="T41"> </text:span></text:p>
            </text:list-item>
            <text:list-item>
              <text:p text:style-name="P139"><text:a xlink:type="simple" xlink:href="http://www.craftsvilla.com/sarees/party-sarees/?MID=megamenu_sarees_occassion_party" text:style-name="Internet_20_link" text:visited-style-name="Visited_20_Internet_20_Link">Party</text:a><text:span text:style-name="T41"> </text:span></text:p>
            </text:list-item>
            <text:list-item>
              <text:p text:style-name="P139"><text:a xlink:type="simple" xlink:href="http://www.craftsvilla.com/cvfeeds/premium-collection/?MID=megamenu_sarees_occassion_wedding" text:style-name="Internet_20_link" text:visited-style-name="Visited_20_Internet_20_Link">Wedding</text:a><text:span text:style-name="T41"> </text:span></text:p>
            </text:list-item>
            <text:list-item>
              <text:p text:style-name="P139"><text:a xlink:type="simple" xlink:href="http://www.craftsvilla.com/sarees/casual-sarees/?MID=megamenu_sarees_occassion_casual" text:style-name="Internet_20_link" text:visited-style-name="Visited_20_Internet_20_Link">Casual</text:a><text:span text:style-name="T41"> </text:span></text:p>
            </text:list-item>
            <text:list-item>
              <text:p text:style-name="P139"><text:a xlink:type="simple" xlink:href="http://www.craftsvilla.com/sarees/ceremonial-sarees/?MID=megamenu_sarees_occassion_ceremonial" text:style-name="Internet_20_link" text:visited-style-name="Visited_20_Internet_20_Link">Ceremonial</text:a><text:span text:style-name="T41"> </text:span></text:p>
              <text:p text:style-name="P178">Blouses </text:p>
            </text:list-item>
            <text:list-item>
              <text:p text:style-name="P139"><text:a xlink:type="simple" xlink:href="http://www.craftsvilla.com/blouses/readymade-blouses/?MID=megamenu_sarees_blouses_readymade" text:style-name="Internet_20_link" text:visited-style-name="Visited_20_Internet_20_Link">Readymade</text:a><text:span text:style-name="T41"> </text:span></text:p>
            </text:list-item>
            <text:list-item>
              <text:p text:style-name="P139"><text:a xlink:type="simple" xlink:href="http://www.craftsvilla.com/blouses/contemporary-blouses/?MID=megamenu_sarees_blouses_contemporary" text:style-name="Internet_20_link" text:visited-style-name="Visited_20_Internet_20_Link">Contemporary</text:a><text:span text:style-name="T41"> </text:span></text:p>
            </text:list-item>
            <text:list-item>
              <text:p text:style-name="P139"><text:a xlink:type="simple" xlink:href="http://www.craftsvilla.com/blouses/designer-blouses/?MID=megamenu_sarees_blouses_designer" text:style-name="Internet_20_link" text:visited-style-name="Visited_20_Internet_20_Link">Designer</text:a><text:span text:style-name="T41"> </text:span></text:p>
            </text:list-item>
          </text:list>
        </text:list-item>
      </text:list>
      <text:p text:style-name="P179"><text:span text:style-name="T31"><text:tab/>17.3.2 When User click on any links present in the “CraftsVilla “ mouse hover option <text:tab/><text:tab/><text:tab/>it <text:s/>should take user to the respective page.</text:span></text:p>
      <text:p text:style-name="P30"/>
      <text:p text:style-name="P33"><text:tab/><text:span text:style-name="T21">17</text:span>.4 “ Salwar Suits “ <text:span text:style-name="T23">option should be present in the BreadCrump.</text:span></text:p>
      <text:p text:style-name="P33"><text:span text:style-name="T31"><text:tab/>17.4.1. When user move mouse curser to this mouse hover option <text:s/>“ Salwar Suits</text:span>” <text:span text:style-name="T31">it <text:tab/><text:tab/>should display all <text:s/>options written below.</text:span></text:p>
      <text:p text:style-name="P30"><text:tab/><text:tab/> <text:s text:c="4"/>By Style </text:p>
      <text:list xml:id="list3589812530663130234" text:style-name="L112">
        <text:list-item>
          <text:p text:style-name="P145"><text:soft-page-break/><text:a xlink:type="simple" xlink:href="http://www.craftsvilla.com/womens-clothing/anarkalis/?MID_megamenu_salwarsuit_style_anarkali" text:style-name="Internet_20_link" text:visited-style-name="Visited_20_Internet_20_Link">Anarkalis</text:a><text:span text:style-name="T41"> </text:span></text:p>
        </text:list-item>
        <text:list-item>
          <text:p text:style-name="P145"><text:a xlink:type="simple" xlink:href="http://www.craftsvilla.com/salwar-suits/patiala-suit-suits/?MID_megamenu_salwarsuit_style_patiala" text:style-name="Internet_20_link" text:visited-style-name="Visited_20_Internet_20_Link">Patialas</text:a><text:span text:style-name="T41"> </text:span></text:p>
        </text:list-item>
        <text:list-item>
          <text:p text:style-name="P145"><text:a xlink:type="simple" xlink:href="http://www.craftsvilla.com/salwar-suits/straight-salwar-suits/?MID_megamenu_salwarsuit_style_straightsuit" text:style-name="Internet_20_link" text:visited-style-name="Visited_20_Internet_20_Link">Straight Suits</text:a><text:span text:style-name="T41"> </text:span></text:p>
        </text:list-item>
        <text:list-item>
          <text:p text:style-name="P145"><text:a xlink:type="simple" xlink:href="http://www.craftsvilla.com/salwar-suits/designer-suits/?MID_megamenu_salwarsuit_style_pakistani_ss" text:style-name="Internet_20_link" text:visited-style-name="Visited_20_Internet_20_Link">Designer Suits</text:a><text:span text:style-name="T41"> </text:span></text:p>
        </text:list-item>
        <text:list-item>
          <text:p text:style-name="P93"><text:a xlink:type="simple" xlink:href="http://www.craftsvilla.com/womens-clothing/salwar-suits/?MID=megamenu_salwarsuits_style_seeall#catId=10022&amp;pageId=1&amp;" text:style-name="Internet_20_link" text:visited-style-name="Visited_20_Internet_20_Link">See All</text:a><text:span text:style-name="T41"> </text:span></text:p>
        </text:list-item>
      </text:list>
      <text:list xml:id="list1103392753168353056" text:style-name="L113">
        <text:list-item>
          <text:p text:style-name="P48">By Work </text:p>
        </text:list-item>
      </text:list>
      <text:list xml:id="list5270457967401704891" text:style-name="L114">
        <text:list-item>
          <text:p text:style-name="P146"><text:a xlink:type="simple" xlink:href="http://www.craftsvilla.com/salwar-suits/embellished-suits/?,MID_megamenu_salwarsuit_work_Embellished" text:style-name="Internet_20_link" text:visited-style-name="Visited_20_Internet_20_Link">Embellished</text:a><text:span text:style-name="T41"> </text:span></text:p>
        </text:list-item>
        <text:list-item>
          <text:p text:style-name="P146"><text:a xlink:type="simple" xlink:href="http://www.craftsvilla.com/salwar-suits/embroidered-salwar-suits/?,MID_megamenu_salwarsuit_work_embroidered" text:style-name="Internet_20_link" text:visited-style-name="Visited_20_Internet_20_Link">Embroidered</text:a><text:span text:style-name="T41"> </text:span></text:p>
        </text:list-item>
        <text:list-item>
          <text:p text:style-name="P146"><text:a xlink:type="simple" xlink:href="http://www.craftsvilla.com/salwar-suits/plain-suits/?MID_megamenu_salwarsuit_work_plain" text:style-name="Internet_20_link" text:visited-style-name="Visited_20_Internet_20_Link">Plain</text:a><text:span text:style-name="T41"> </text:span></text:p>
        </text:list-item>
        <text:list-item>
          <text:p text:style-name="P94"><text:a xlink:type="simple" xlink:href="http://www.craftsvilla.com/salwar-suits/printed-suits/?MID_megamenu_salwarsuit_work_printed" text:style-name="Internet_20_link" text:visited-style-name="Visited_20_Internet_20_Link">Printed</text:a><text:span text:style-name="T41"> </text:span></text:p>
        </text:list-item>
      </text:list>
      <text:list xml:id="list2441244011750869360" text:style-name="L115">
        <text:list-item>
          <text:p text:style-name="P49">By Occassion </text:p>
        </text:list-item>
      </text:list>
      <text:list xml:id="list2228517603951093026" text:style-name="L116">
        <text:list-item>
          <text:p text:style-name="P147"><text:a xlink:type="simple" xlink:href="http://www.craftsvilla.com/salwar-suits/traditional-suits/?MID_megamenu_salwarsuit_occassion_traditional" text:style-name="Internet_20_link" text:visited-style-name="Visited_20_Internet_20_Link">Traditional</text:a><text:span text:style-name="T41"> </text:span></text:p>
          <text:list>
            <text:list-item>
              <text:list>
                <text:list-item>
                  <text:p text:style-name="P147"><text:a xlink:type="simple" xlink:href="http://www.craftsvilla.com/salwar-suits/party-suits/?MID_megamenu_salwarsuit_occassion_partywear" text:style-name="Internet_20_link" text:visited-style-name="Visited_20_Internet_20_Link">Party</text:a><text:span text:style-name="T41"> </text:span></text:p>
                </text:list-item>
              </text:list>
            </text:list-item>
          </text:list>
        </text:list-item>
        <text:list-item>
          <text:p text:style-name="P147"><text:a xlink:type="simple" xlink:href="http://www.craftsvilla.com/salwar-suits/wedding-suits/?MID_megamenu_salwarsuit_occassion_wedding" text:style-name="Internet_20_link" text:visited-style-name="Visited_20_Internet_20_Link">Wedding</text:a><text:span text:style-name="T41"> </text:span></text:p>
        </text:list-item>
        <text:list-item>
          <text:p text:style-name="P147"><text:a xlink:type="simple" xlink:href="http://www.craftsvilla.com/salwar-suits/casual-suits/?MID_megamenu_salwarsuit_occassion_casual" text:style-name="Internet_20_link" text:visited-style-name="Visited_20_Internet_20_Link">Casual</text:a><text:span text:style-name="T41"> </text:span></text:p>
        </text:list-item>
        <text:list-item>
          <text:p text:style-name="P95"><text:a xlink:type="simple" xlink:href="http://www.craftsvilla.com/salwar-suits/work-wear-salwar-suits/?MID_megamenu_salwarsuit_occassion_work" text:style-name="Internet_20_link" text:visited-style-name="Visited_20_Internet_20_Link">Work Wear</text:a><text:span text:style-name="T41"> </text:span></text:p>
        </text:list-item>
      </text:list>
      <text:list xml:id="list4538192024373499122" text:style-name="L117">
        <text:list-item>
          <text:p text:style-name="P50">By Length </text:p>
        </text:list-item>
      </text:list>
      <text:list xml:id="list8464637149093748709" text:style-name="L118">
        <text:list-item>
          <text:p text:style-name="P148"><text:a xlink:type="simple" xlink:href="http://www.craftsvilla.com/cvfeeds/shortsalwar-suit-craftsvilla?MID_megamenu_salwarsuit_length_short#feedid=4487&amp;pageId=1&amp;" text:style-name="Internet_20_link" text:visited-style-name="Visited_20_Internet_20_Link">Short</text:a><text:span text:style-name="T41"> </text:span></text:p>
        </text:list-item>
        <text:list-item>
          <text:p text:style-name="P148"><text:a xlink:type="simple" xlink:href="http://www.craftsvilla.com/cvfeeds/knee-length-salwar-suit-craftsvilla?MID_megamenu_salwarsuit_length_knee#feedid=4489&amp;pageId=1&amp;" text:style-name="Internet_20_link" text:visited-style-name="Visited_20_Internet_20_Link">Knee</text:a><text:span text:style-name="T41"> </text:span></text:p>
        </text:list-item>
        <text:list-item>
          <text:p text:style-name="P148"><text:a xlink:type="simple" xlink:href="http://www.craftsvilla.com/salwar-suits/ankle-length-salwar-suits/?MID_megamenu_salwarsuit_length_ankle" text:style-name="Internet_20_link" text:visited-style-name="Visited_20_Internet_20_Link">Ankle</text:a><text:span text:style-name="T41"> </text:span></text:p>
        </text:list-item>
        <text:list-item>
          <text:p text:style-name="P96"><text:a xlink:type="simple" xlink:href="http://www.craftsvilla.com/salwar-suits/floor-length-salwar-suits/?MID_megamenu_salwarsuit_length_floor" text:style-name="Internet_20_link" text:visited-style-name="Visited_20_Internet_20_Link">Floor</text:a><text:span text:style-name="T41"> </text:span></text:p>
        </text:list-item>
      </text:list>
      <text:p text:style-name="P47"><text:tab/><text:tab/><text:tab/>By Stitching Type </text:p>
      <text:list xml:id="list71794841434617955" text:style-name="L119">
        <text:list-item>
          <text:p text:style-name="P149"><text:a xlink:type="simple" xlink:href="http://www.craftsvilla.com/salwar-suits/semi-stitched-suits/?MID_megamenu_salwarsuit_stitching_semi" text:style-name="Internet_20_link" text:visited-style-name="Visited_20_Internet_20_Link">Semi-stitched</text:a><text:span text:style-name="T41"> </text:span></text:p>
        </text:list-item>
        <text:list-item>
          <text:p text:style-name="P149"><text:a xlink:type="simple" xlink:href="http://www.craftsvilla.com/salwar-suits/readymade-salwar-suits/?MID_megamenu_salwarsuit_stitching_readymade" text:style-name="Internet_20_link" text:visited-style-name="Visited_20_Internet_20_Link">Readymade</text:a><text:span text:style-name="T41"> </text:span></text:p>
        </text:list-item>
        <text:list-item>
          <text:p text:style-name="P97"><text:a xlink:type="simple" xlink:href="http://www.craftsvilla.com/salwar-suits/unstitched-suits/?MID_megamenu_salwarsuit_stitching_unstitched" text:style-name="Internet_20_link" text:visited-style-name="Visited_20_Internet_20_Link">Unstitched</text:a><text:span text:style-name="T41"> </text:span></text:p>
        </text:list-item>
      </text:list>
      <text:p text:style-name="P33"><text:span text:style-name="T24"><text:tab/>17.4.2 When User click on any links present in the “CraftsVilla “ mouse hover option <text:tab/><text:tab/><text:tab/>it <text:s/>should take user to the respective page.</text:span></text:p>
      <text:p text:style-name="P30"/>
      <text:p text:style-name="P33"><text:tab/><text:span text:style-name="T21">17</text:span>.5 “Lehanga” <text:span text:style-name="T23">option should be present in the BreadCrump.</text:span></text:p>
      <text:p text:style-name="P33"><text:span text:style-name="T31"><text:tab/>17.5.1 When user move mouse curser to this mouse hover option <text:s/>“ Salwar Suits</text:span>” <text:span text:style-name="T31">it <text:tab/><text:tab/>should display all <text:s/>options written below.</text:span></text:p>
      <text:p text:style-name="P40"><text:tab/><text:tab/>Kurtis </text:p>
      <text:list xml:id="list346888471216365026" text:style-name="L120">
        <text:list-item>
          <text:p text:style-name="P150"><text:a xlink:type="simple" xlink:href="http://www.craftsvilla.com/kurtis/casual-kurtis/?MID_megamenu_casualwear_kurtis_casual" text:style-name="Internet_20_link" text:visited-style-name="Visited_20_Internet_20_Link">Casual Kurtis</text:a><text:span text:style-name="T41"> </text:span></text:p>
        </text:list-item>
        <text:list-item>
          <text:p text:style-name="P150"><text:soft-page-break/><text:a xlink:type="simple" xlink:href="http://www.craftsvilla.com/kurtis/printed-kurtis/?MID_megamenu_casualwear_kurtis_printed" text:style-name="Internet_20_link" text:visited-style-name="Visited_20_Internet_20_Link">Printed Kurtis</text:a><text:span text:style-name="T41"> </text:span></text:p>
        </text:list-item>
        <text:list-item>
          <text:p text:style-name="P150"><text:a xlink:type="simple" xlink:href="http://www.craftsvilla.com/kurtis/a-line-style-kurtis/?MID_megamenu_casualwear_kurtis_aline" text:style-name="Internet_20_link" text:visited-style-name="Visited_20_Internet_20_Link">A line Kurtis</text:a><text:span text:style-name="T41"> </text:span></text:p>
        </text:list-item>
        <text:list-item>
          <text:p text:style-name="P150"><text:a xlink:type="simple" xlink:href="http://www.craftsvilla.com/kurtis/straight-kurtis/?MID_megameny_casualwear_kurtis_straight" text:style-name="Internet_20_link" text:visited-style-name="Visited_20_Internet_20_Link">Straight Kurtis</text:a><text:span text:style-name="T41"> </text:span></text:p>
        </text:list-item>
        <text:list-item>
          <text:p text:style-name="P150"><text:a xlink:type="simple" xlink:href="http://www.craftsvilla.com/kurtis/anarkali-kurtis/?MID_megamenu_casualwear_kurtis_anarkali" text:style-name="Internet_20_link" text:visited-style-name="Visited_20_Internet_20_Link">Anarkali Kurtis</text:a><text:span text:style-name="T41"> </text:span></text:p>
        </text:list-item>
        <text:list-item>
          <text:p text:style-name="P150"><text:a xlink:type="simple" xlink:href="http://www.craftsvilla.com/kurtis/plain-kurtis/?MID_megamenu_casualwear_kurtis_plain" text:style-name="Internet_20_link" text:visited-style-name="Visited_20_Internet_20_Link">Plain Kurtis</text:a><text:span text:style-name="T41"> </text:span></text:p>
        </text:list-item>
        <text:list-item>
          <text:p text:style-name="P98"><text:a xlink:type="simple" xlink:href="http://www.craftsvilla.com/womens-clothing/kurtis-tunics/kurtis/?MID_casualwear_kurtis" text:style-name="Internet_20_link" text:visited-style-name="Visited_20_Internet_20_Link">See All</text:a><text:span text:style-name="T41"> </text:span></text:p>
        </text:list-item>
      </text:list>
      <text:list xml:id="list6031300291980130589" text:style-name="L121">
        <text:list-item>
          <text:p text:style-name="P51">Skirts </text:p>
        </text:list-item>
      </text:list>
      <text:list xml:id="list1649400683039572206" text:style-name="L122">
        <text:list-item>
          <text:p text:style-name="P151"><text:a xlink:type="simple" xlink:href="http://www.craftsvilla.com/skirts/knee-length-skirts/?MID=megamenu_casualwear_skirts_kneelength" text:style-name="Internet_20_link" text:visited-style-name="Visited_20_Internet_20_Link">Knee-length</text:a><text:span text:style-name="T41"> </text:span></text:p>
        </text:list-item>
        <text:list-item>
          <text:p text:style-name="P151"><text:a xlink:type="simple" xlink:href="http://www.craftsvilla.com/skirts/3-4th-length-skirts/?MID=megamenu_casualwear_skirts_3/4thlength" text:style-name="Internet_20_link" text:visited-style-name="Visited_20_Internet_20_Link">3/4th length</text:a><text:span text:style-name="T41"> </text:span></text:p>
        </text:list-item>
        <text:list-item>
          <text:p text:style-name="P151"><text:a xlink:type="simple" xlink:href="http://www.craftsvilla.com/skirts/ankle-length-skirts/?MID=megamenu_casualwear_skirts_anklelength" text:style-name="Internet_20_link" text:visited-style-name="Visited_20_Internet_20_Link">Ankle-length</text:a><text:span text:style-name="T41"> </text:span></text:p>
        </text:list-item>
        <text:list-item>
          <text:p text:style-name="P151"><text:a xlink:type="simple" xlink:href="http://www.craftsvilla.com/womens-clothing/skirts/?MID=megamenu_casualwear_skirts_designer#catId=10024&amp;style=designer&amp;pageId=1&amp;" text:style-name="Internet_20_link" text:visited-style-name="Visited_20_Internet_20_Link">Designer</text:a><text:span text:style-name="T41"> </text:span></text:p>
        </text:list-item>
        <text:list-item>
          <text:p text:style-name="P151"><text:a xlink:type="simple" xlink:href="http://www.craftsvilla.com/skirts/designer-skirts/?MID=megamenu_casualwear_skirts_designer" text:style-name="Internet_20_link" text:visited-style-name="Visited_20_Internet_20_Link">Traditional</text:a><text:span text:style-name="T41"> </text:span></text:p>
        </text:list-item>
        <text:list-item>
          <text:p text:style-name="P99"><text:a xlink:type="simple" xlink:href="http://www.craftsvilla.com/womens-clothing/skirts/?MID=megamenu_casualwear_skirts_seeall#catId=10024&amp;pageId=1&amp;" text:style-name="Internet_20_link" text:visited-style-name="Visited_20_Internet_20_Link">See All</text:a><text:span text:style-name="T41"> </text:span></text:p>
        </text:list-item>
      </text:list>
      <text:list xml:id="list995595850136293095" text:style-name="L123">
        <text:list-item>
          <text:p text:style-name="P52">Fusion Wear </text:p>
        </text:list-item>
      </text:list>
      <text:list xml:id="list6252171069646606267" text:style-name="L124">
        <text:list-item>
          <text:p text:style-name="P152"><text:a xlink:type="simple" xlink:href="http://www.craftsvilla.com/womens-clothing/gowns/?MID=megamenu_casualwear_contemporarywear_gowns#catId=10025&amp;type=gown&amp;pageId=1&amp;" text:style-name="Internet_20_link" text:visited-style-name="Visited_20_Internet_20_Link">Gowns</text:a><text:span text:style-name="T41"> </text:span></text:p>
        </text:list-item>
        <text:list-item>
          <text:p text:style-name="P152"><text:a xlink:type="simple" xlink:href="http://www.craftsvilla.com/womens-clothing/kaftans/?MID=megamenu_casualwear_topwear_kaftans" text:style-name="Internet_20_link" text:visited-style-name="Visited_20_Internet_20_Link">Kaftans</text:a><text:span text:style-name="T41"> </text:span></text:p>
        </text:list-item>
        <text:list-item>
          <text:p text:style-name="P152"><text:a xlink:type="simple" xlink:href="http://www.craftsvilla.com/womens-clothing/cholis/tops/?MID=megamenu_casualwear_topwear_tops" text:style-name="Internet_20_link" text:visited-style-name="Visited_20_Internet_20_Link">Tops</text:a><text:span text:style-name="T41"> </text:span></text:p>
        </text:list-item>
        <text:list-item>
          <text:p text:style-name="P152"><text:a xlink:type="simple" xlink:href="http://www.craftsvilla.com/womens-clothing/kurtis-tunics/kurtis/?MID=megamenu_casualwear_topwear_tunics" text:style-name="Internet_20_link" text:visited-style-name="Visited_20_Internet_20_Link">Tunics</text:a><text:span text:style-name="T41"> </text:span></text:p>
        </text:list-item>
        <text:list-item>
          <text:p text:style-name="P152"><text:a xlink:type="simple" xlink:href="http://www.craftsvilla.com/womens-clothing/cholis/?MID=megamenu_casualwear_topwear_cholis#catId=10019&amp;type=choli&amp;pageId=1&amp;" text:style-name="Internet_20_link" text:visited-style-name="Visited_20_Internet_20_Link">Cholis</text:a><text:span text:style-name="T41"> </text:span></text:p>
        </text:list-item>
        <text:list-item>
          <text:p text:style-name="P152"><text:a xlink:type="simple" xlink:href="http://www.craftsvilla.com/womens-clothing/gowns/?MID=megamenu_casualwear_contemporarywear_dresses#catId=10025&amp;type=dress&amp;pageId=1&amp;" text:style-name="Internet_20_link" text:visited-style-name="Visited_20_Internet_20_Link">Dresses New</text:a><text:span text:style-name="T41"> </text:span></text:p>
        </text:list-item>
        <text:list-item>
          <text:p text:style-name="P100"><text:a xlink:type="simple" xlink:href="http://www.craftsvilla.com/womens-clothing/jumpsuits/?MID=megamenu_casualwear_contemporarywear_jumpsuits" text:style-name="Internet_20_link" text:visited-style-name="Visited_20_Internet_20_Link">Jumpsuits</text:a><text:span text:style-name="T41"> </text:span></text:p>
        </text:list-item>
      </text:list>
      <text:list xml:id="list299572764479190267" text:style-name="L125">
        <text:list-item>
          <text:p text:style-name="P53">Bottom Wear </text:p>
        </text:list-item>
      </text:list>
      <text:list xml:id="list7681370066335391184" text:style-name="L126">
        <text:list-item>
          <text:p text:style-name="P153"><text:a xlink:type="simple" xlink:href="http://www.craftsvilla.com/womens-clothing/palazzos/?MID=megamenu_casualwear_bottomwear_palazzos#catId=10020&amp;type=palazzos&amp;pageId=1&amp;" text:style-name="Internet_20_link" text:visited-style-name="Visited_20_Internet_20_Link">Palazzos</text:a><text:span text:style-name="T41"> </text:span></text:p>
        </text:list-item>
        <text:list-item>
          <text:p text:style-name="P153"><text:a xlink:type="simple" xlink:href="http://www.craftsvilla.com/womens-clothing/churidars-salwars-leggings/?MID=megamenu_casualwear_bottomwear_harems#catId=10027&amp;type=harem&amp;pageId=1&amp;" text:style-name="Internet_20_link" text:visited-style-name="Visited_20_Internet_20_Link">Harems</text:a><text:span text:style-name="T41"> </text:span></text:p>
        </text:list-item>
        <text:list-item>
          <text:p text:style-name="P153"><text:a xlink:type="simple" xlink:href="http://www.craftsvilla.com/womens-clothing/churidars-salwars-leggings/leggings/?MID=megamenu_casualwear_bottomwear_leggings" text:style-name="Internet_20_link" text:visited-style-name="Visited_20_Internet_20_Link">Leggings</text:a><text:span text:style-name="T41"> </text:span></text:p>
        </text:list-item>
        <text:list-item>
          <text:p text:style-name="P153"><text:a xlink:type="simple" xlink:href="http://www.craftsvilla.com/cvfeeds/womens-dhoti-craftsvilla" text:style-name="Internet_20_link" text:visited-style-name="Visited_20_Internet_20_Link">Dhotis</text:a><text:span text:style-name="T41"> </text:span></text:p>
        </text:list-item>
        <text:list-item>
          <text:p text:style-name="P153"><text:a xlink:type="simple" xlink:href="http://www.craftsvilla.com/womens-clothing/palazzos/?MID=megamenu_casualwear_bottomwear_pants#catId=10020&amp;type=pant&amp;pageId=1&amp;" text:style-name="Internet_20_link" text:visited-style-name="Visited_20_Internet_20_Link">Pants</text:a><text:span text:style-name="T41"> </text:span></text:p>
        </text:list-item>
        <text:list-item>
          <text:p text:style-name="P101"><text:a xlink:type="simple" xlink:href="http://www.craftsvilla.com/womens-clothing/churidars-salwars-leggings/?MID=megamenu_casualwear_bottomwear_churidars#catId=10027&amp;type=churidar&amp;pageId=1&amp;" text:style-name="Internet_20_link" text:visited-style-name="Visited_20_Internet_20_Link">Churidars</text:a><text:span text:style-name="T41"> </text:span></text:p>
        </text:list-item>
      </text:list>
      <text:p text:style-name="P71">Islamic Wear </text:p>
      <text:list xml:id="list2536070622962652714" text:style-name="L127">
        <text:list-item>
          <text:p text:style-name="P154"><text:a xlink:type="simple" xlink:href="http://www.craftsvilla.com/womens-clothing/burquas-hijabs/?MID=megamenu_fashion&amp;lifestyle_islamicwear_abayas_burkas#catId=10028&amp;type=burqua&amp;pageId=1&amp;" text:style-name="Internet_20_link" text:visited-style-name="Visited_20_Internet_20_Link">Abayas/Burkas</text:a><text:span text:style-name="T41"> </text:span></text:p>
        </text:list-item>
        <text:list-item>
          <text:p text:style-name="P102"><text:a xlink:type="simple" xlink:href="http://www.craftsvilla.com/womens-clothing/burquas-hijabs/?MID=megamenu_fashion&amp;lifestyle_islamicwear_hijab#catId=10028&amp;type=hijab&amp;pageId=1&amp;" text:style-name="Internet_20_link" text:visited-style-name="Visited_20_Internet_20_Link">Hijab</text:a><text:span text:style-name="T41"> </text:span></text:p>
        </text:list-item>
      </text:list>
      <text:p text:style-name="P33"><text:span text:style-name="T24"><text:tab/>17.5.2 <text:s/>When User click on any links present in the “CraftsVilla “ mouse hover option <text:tab/><text:tab/><text:tab/>it <text:s/>should take user to the respective page.</text:span></text:p>
      <text:p text:style-name="P33"><text:soft-page-break/><text:tab/><text:span text:style-name="T21">17</text:span>.6 “Accesories” <text:span text:style-name="T23">option should be present in the BreadCrump.</text:span></text:p>
      <text:p text:style-name="P33"><text:span text:style-name="T32"><text:tab/>17.6.1 When user move mouse curser to this mouse hover option <text:s/>“ Salwar Suits</text:span>” <text:span text:style-name="T31">it <text:tab/><text:tab/>should display all <text:s/>options written below.</text:span></text:p>
      <text:p text:style-name="P30"><text:tab/><text:tab/><text:tab/>Top Selling </text:p>
      <text:list xml:id="list704695612434160232" text:style-name="L128">
        <text:list-item>
          <text:p text:style-name="P155"><text:a xlink:type="simple" xlink:href="http://www.craftsvilla.com/jewellery/kundan-Jewellery/?MID=megamenu_accesories_topselling_kundanjewellery" text:style-name="Internet_20_link" text:visited-style-name="Visited_20_Internet_20_Link">Kundan Jewellery</text:a><text:span text:style-name="T41"> </text:span></text:p>
        </text:list-item>
        <text:list-item>
          <text:p text:style-name="P155"><text:a xlink:type="simple" xlink:href="http://www.craftsvilla.com/jewellery/temple-Jewellery/?MID=megamenu_accesories_topselling_templejewellery" text:style-name="Internet_20_link" text:visited-style-name="Visited_20_Internet_20_Link">Temple JewelleryNew</text:a><text:span text:style-name="T41"> </text:span></text:p>
        </text:list-item>
        <text:list-item>
          <text:p text:style-name="P155"><text:a xlink:type="simple" xlink:href="http://www.craftsvilla.com/jewellery/teracotta-Jewellery/?MID=megamenu_accesories_topselling_terracottajewellery" text:style-name="Internet_20_link" text:visited-style-name="Visited_20_Internet_20_Link">Teracotta Jewellery</text:a><text:span text:style-name="T41"> </text:span></text:p>
        </text:list-item>
        <text:list-item>
          <text:p text:style-name="P155"><text:a xlink:type="simple" xlink:href="http://www.craftsvilla.com/accessories/watches/?MID=megamenu_accesories_topselling_watches" text:style-name="Internet_20_link" text:visited-style-name="Visited_20_Internet_20_Link">Watches</text:a><text:span text:style-name="T41"> </text:span></text:p>
        </text:list-item>
        <text:list-item>
          <text:p text:style-name="P155"><text:a xlink:type="simple" xlink:href="http://www.craftsvilla.com/accessories/bags/?MID=megamenu_accessories_topselling_bags" text:style-name="Internet_20_link" text:visited-style-name="Visited_20_Internet_20_Link">Bags</text:a><text:span text:style-name="T41"> </text:span></text:p>
        </text:list-item>
        <text:list-item>
          <text:p text:style-name="P155"><text:a xlink:type="simple" xlink:href="http://www.craftsvilla.com/jewellery/earrings/?MID=megamenu_accesories_topselling_jhumkas" text:style-name="Internet_20_link" text:visited-style-name="Visited_20_Internet_20_Link">Jhumkas</text:a><text:span text:style-name="T41"> </text:span></text:p>
        </text:list-item>
        <text:list-item>
          <text:p text:style-name="P103"><text:a xlink:type="simple" xlink:href="http://www.craftsvilla.com/jewellery/Jewellery-sets/?MID=megamenu_accesories_topselling_jewellerysets" text:style-name="Internet_20_link" text:visited-style-name="Visited_20_Internet_20_Link">Jewellery Sets</text:a><text:span text:style-name="T41"> </text:span></text:p>
        </text:list-item>
      </text:list>
      <text:list xml:id="list4993012901494889753" text:style-name="L129">
        <text:list-item>
          <text:p text:style-name="P54">Jewellery </text:p>
        </text:list-item>
      </text:list>
      <text:list xml:id="list2003476512676690622" text:style-name="L130">
        <text:list-item>
          <text:p text:style-name="P156"><text:a xlink:type="simple" xlink:href="http://www.craftsvilla.com/jewellery/necklaces/?MID=megamenu_accessories_jewellery_necklaces" text:style-name="Internet_20_link" text:visited-style-name="Visited_20_Internet_20_Link">Necklaces</text:a><text:span text:style-name="T41"> </text:span></text:p>
        </text:list-item>
        <text:list-item>
          <text:p text:style-name="P156"><text:a xlink:type="simple" xlink:href="http://www.craftsvilla.com/jewellery/earrings/?MID=megamenu_accessories_jewellery_earrings" text:style-name="Internet_20_link" text:visited-style-name="Visited_20_Internet_20_Link">EarringsNew</text:a><text:span text:style-name="T41"> </text:span></text:p>
        </text:list-item>
        <text:list-item>
          <text:p text:style-name="P156"><text:a xlink:type="simple" xlink:href="http://www.craftsvilla.com/jewellery/Jewellery-sets/?MID=megamenu_accessories_jewellery_jewellerysets" text:style-name="Internet_20_link" text:visited-style-name="Visited_20_Internet_20_Link">Jewellery Sets</text:a><text:span text:style-name="T41"> </text:span></text:p>
        </text:list-item>
        <text:list-item>
          <text:p text:style-name="P156"><text:a xlink:type="simple" xlink:href="http://www.craftsvilla.com/jewellery/anklets/?MID=megamenu_accessories_jewellery_anklets" text:style-name="Internet_20_link" text:visited-style-name="Visited_20_Internet_20_Link">Anklets</text:a><text:span text:style-name="T41"> </text:span></text:p>
        </text:list-item>
        <text:list-item>
          <text:p text:style-name="P156"><text:a xlink:type="simple" xlink:href="http://www.craftsvilla.com/jewellery/pendants/?MID=megamenu_accessories_jewellery_pendants" text:style-name="Internet_20_link" text:visited-style-name="Visited_20_Internet_20_Link">Pendants</text:a><text:span text:style-name="T41"> </text:span></text:p>
        </text:list-item>
        <text:list-item>
          <text:p text:style-name="P156"><text:a xlink:type="simple" xlink:href="http://www.craftsvilla.com/jewellery/bracelets-bangles/?MID=megamenu_accessories_jewellery_bangles" text:style-name="Internet_20_link" text:visited-style-name="Visited_20_Internet_20_Link">Bangles</text:a><text:span text:style-name="T41"> </text:span></text:p>
        </text:list-item>
        <text:list-item>
          <text:p text:style-name="P104"><text:a xlink:type="simple" xlink:href="http://www.craftsvilla.com/jewellery/mangalsutra/?MID=megamenu_accessories_jewellery_mangalsutra" text:style-name="Internet_20_link" text:visited-style-name="Visited_20_Internet_20_Link">Mangalsutra</text:a><text:span text:style-name="T41"> </text:span></text:p>
        </text:list-item>
      </text:list>
      <text:list xml:id="list4211571427308647086" text:style-name="L131">
        <text:list-item>
          <text:p text:style-name="P55">Bags </text:p>
        </text:list-item>
      </text:list>
      <text:list xml:id="list4442115136594242881" text:style-name="L132">
        <text:list-item>
          <text:p text:style-name="P157"><text:a xlink:type="simple" xlink:href="http://www.craftsvilla.com/accessories/wallets-purses/clutches/?MID=megamenu_accessories_bags_clutches" text:style-name="Internet_20_link" text:visited-style-name="Visited_20_Internet_20_Link">ClutchesNew</text:a><text:span text:style-name="T41"> </text:span></text:p>
        </text:list-item>
        <text:list-item>
          <text:p text:style-name="P157"><text:a xlink:type="simple" xlink:href="http://www.craftsvilla.com/accessories/bags/potli-bags/?MID=megamenu_accessories_bags_potlibags" text:style-name="Internet_20_link" text:visited-style-name="Visited_20_Internet_20_Link">Potli BagsNew</text:a><text:span text:style-name="T41"> </text:span></text:p>
        </text:list-item>
        <text:list-item>
          <text:p text:style-name="P157"><text:a xlink:type="simple" xlink:href="http://www.craftsvilla.com/accessories/bags/jhola-bags/?MID=megamenu_accessories_bags_jholabags" text:style-name="Internet_20_link" text:visited-style-name="Visited_20_Internet_20_Link">Jhola Bags</text:a><text:span text:style-name="T41"> </text:span></text:p>
        </text:list-item>
        <text:list-item>
          <text:p text:style-name="P157"><text:a xlink:type="simple" xlink:href="http://www.craftsvilla.com/accessories/wallets-purses/wallets/?MID=megamenu_accessories_bags_wallets" text:style-name="Internet_20_link" text:visited-style-name="Visited_20_Internet_20_Link">Wallets</text:a><text:span text:style-name="T41"> </text:span></text:p>
        </text:list-item>
        <text:list-item>
          <text:p text:style-name="P157"><text:a xlink:type="simple" xlink:href="http://www.craftsvilla.com/accessories/bags/tote-bags/?MID=megamenu_accessories_bags_totebags" text:style-name="Internet_20_link" text:visited-style-name="Visited_20_Internet_20_Link">Tote Bags</text:a><text:span text:style-name="T41"> </text:span></text:p>
        </text:list-item>
        <text:list-item>
          <text:p text:style-name="P105"><text:a xlink:type="simple" xlink:href="http://www.craftsvilla.com/accessories/bags/leather-bags/?MID=megamenu_accessories_bags_leatherbags" text:style-name="Internet_20_link" text:visited-style-name="Visited_20_Internet_20_Link">Leather Bags</text:a><text:span text:style-name="T41"> </text:span></text:p>
        </text:list-item>
      </text:list>
      <text:list xml:id="list2415588665837658923" text:style-name="L133">
        <text:list-item>
          <text:p text:style-name="P56">Accessories </text:p>
        </text:list-item>
      </text:list>
      <text:list xml:id="list5874563665486848639" text:style-name="L134">
        <text:list-item>
          <text:p text:style-name="P158"><text:a xlink:type="simple" xlink:href="http://www.craftsvilla.com/accessories/watches/?MID=megamenu_accessories_accessories_watches" text:style-name="Internet_20_link" text:visited-style-name="Visited_20_Internet_20_Link">Watches</text:a><text:span text:style-name="T41"> </text:span></text:p>
        </text:list-item>
        <text:list-item>
          <text:p text:style-name="P158"><text:a xlink:type="simple" xlink:href="http://www.craftsvilla.com/accessories/wallets-purses/wallets/?MID=megamenu_accessories_accessories_wallets" text:style-name="Internet_20_link" text:visited-style-name="Visited_20_Internet_20_Link">Wallets</text:a><text:span text:style-name="T41"> </text:span></text:p>
        </text:list-item>
        <text:list-item>
          <text:p text:style-name="P158"><text:a xlink:type="simple" xlink:href="http://www.craftsvilla.com/womens-clothing/dupattas-stoles-scarves/dupattas/?MID=megamenu_accessories_accessories_dupattas" text:style-name="Internet_20_link" text:visited-style-name="Visited_20_Internet_20_Link">DupattasNew</text:a><text:span text:style-name="T41"> </text:span></text:p>
        </text:list-item>
        <text:list-item>
          <text:p text:style-name="P158"><text:a xlink:type="simple" xlink:href="http://www.craftsvilla.com/accessories/footwear/?MID=megamenu_accessories_accessories_footwear" text:style-name="Internet_20_link" text:visited-style-name="Visited_20_Internet_20_Link">Footwear</text:a><text:span text:style-name="T41"> </text:span></text:p>
        </text:list-item>
        <text:list-item>
          <text:p text:style-name="P106"><text:a xlink:type="simple" xlink:href="http://www.craftsvilla.com/womens-clothing/dupattas-stoles-scarves/stoles/?MID=megamenu_accessories_accessories_stoles" text:style-name="Internet_20_link" text:visited-style-name="Visited_20_Internet_20_Link">Stoles</text:a><text:span text:style-name="T41"> </text:span></text:p>
        </text:list-item>
      </text:list>
      <text:p text:style-name="P47">Beauty </text:p>
      <text:list xml:id="list2047041161481609842" text:style-name="L135">
        <text:list-item>
          <text:p text:style-name="P159"><text:a xlink:type="simple" xlink:href="http://www.craftsvilla.com/bath-beauty/skincare/?MID=megamenu_personalcare_skincare" text:style-name="Internet_20_link" text:visited-style-name="Visited_20_Internet_20_Link">Skin Care</text:a><text:span text:style-name="T41"> </text:span></text:p>
        </text:list-item>
        <text:list-item>
          <text:p text:style-name="P159"><text:soft-page-break/><text:a xlink:type="simple" xlink:href="http://www.craftsvilla.com/bath-beauty/?MID=megamenu_personalcare_bodycare" text:style-name="Internet_20_link" text:visited-style-name="Visited_20_Internet_20_Link">Body Care</text:a><text:span text:style-name="T41"> </text:span></text:p>
        </text:list-item>
        <text:list-item>
          <text:p text:style-name="P107"><text:a xlink:type="simple" xlink:href="http://www.craftsvilla.com/bath-beauty/makeup-cosmetics/?MID=megamenu_personalcare_makeup" text:style-name="Internet_20_link" text:visited-style-name="Visited_20_Internet_20_Link">Makeup</text:a><text:span text:style-name="T41"> </text:span></text:p>
        </text:list-item>
      </text:list>
      <text:p text:style-name="P33"><text:span text:style-name="T24"><text:tab/>17.6.2. When User click on any links present in the “CraftsVilla “ mouse hover option <text:tab/><text:tab/><text:tab/>it <text:s/>should take user to the respective page.</text:span></text:p>
      <text:p text:style-name="P33"><text:tab/></text:p>
      <text:p text:style-name="P33"><text:tab/><text:span text:style-name="T21">17</text:span>.7 “Mens Fassion” <text:span text:style-name="T23">option should be present in the BreadCrump.</text:span></text:p>
      <text:p text:style-name="P33"><text:span text:style-name="T32"><text:tab/>17.7.1 When user move mouse curser to this mouse hover option <text:s/>“ Salwar Suits</text:span>” <text:span text:style-name="T31">it <text:tab/><text:tab/>should display all <text:s/>options written below.</text:span></text:p>
      <text:p text:style-name="P30"><text:tab/><text:tab/><text:tab/>Kurtas </text:p>
      <text:list xml:id="list908419938041722319" text:style-name="L136">
        <text:list-item>
          <text:p text:style-name="P160"><text:a xlink:type="simple" xlink:href="http://www.craftsvilla.com/mens-fashion/sherwanis-kurtas/kurtas/?MID=megamenu_1_1_mensfashion_cottonkurtas#feedid=21&amp;kurta-sherwani-fabric=cotton,cotton%20blend&amp;pageId=1&amp;" text:style-name="Internet_20_link" text:visited-style-name="Visited_20_Internet_20_Link">Cotton Kurtas</text:a><text:span text:style-name="T41"> </text:span></text:p>
        </text:list-item>
        <text:list-item>
          <text:p text:style-name="P160"><text:a xlink:type="simple" xlink:href="http://www.craftsvilla.com/mens-fashion/sherwanis-kurtas/kurtas/?MID=megamenu_1_2_mensfashion_silkkurtas#feedid=21&amp;kurta-sherwani-fabric=dupion%20silk,cotton%20silk,silk,art%20silk,silk%20blend&amp;pageId=1&amp;" text:style-name="Internet_20_link" text:visited-style-name="Visited_20_Internet_20_Link">Silk Kurtas</text:a><text:span text:style-name="T41"> </text:span></text:p>
        </text:list-item>
        <text:list-item>
          <text:p text:style-name="P160"><text:a xlink:type="simple" xlink:href="http://www.craftsvilla.com/mens-fashion/sherwanis-kurtas/kurtas/?MID=megamenu_1_3_mensfashion_linenkurtas#feedid=21&amp;kurta-sherwani-fabric=linen&amp;pageId=1&amp;" text:style-name="Internet_20_link" text:visited-style-name="Visited_20_Internet_20_Link">Linen Kurtas</text:a><text:span text:style-name="T41"> </text:span></text:p>
        </text:list-item>
        <text:list-item>
          <text:p text:style-name="P160"><text:a xlink:type="simple" xlink:href="http://www.craftsvilla.com/mens-fashion/sherwanis-kurtas/kurtas/?MID=megamenu_1_4_mensfashion_casualwear#feedid=21&amp;occasion=casual&amp;pageId=1&amp;" text:style-name="Internet_20_link" text:visited-style-name="Visited_20_Internet_20_Link">Casualwear Kurtas</text:a><text:span text:style-name="T41"> </text:span></text:p>
        </text:list-item>
        <text:list-item>
          <text:p text:style-name="P160"><text:a xlink:type="simple" xlink:href="http://www.craftsvilla.com/mens-fashion/sherwanis-kurtas/kurtas/?MID=megamenu_1_5_mensfashion_eveningwear#feedid=21&amp;occasion=festival,ceremonial&amp;pageId=1&amp;" text:style-name="Internet_20_link" text:visited-style-name="Visited_20_Internet_20_Link">Eveningwear Kurtas</text:a><text:span text:style-name="T41"> </text:span></text:p>
        </text:list-item>
        <text:list-item>
          <text:p text:style-name="P108"><text:a xlink:type="simple" xlink:href="http://www.craftsvilla.com/mens-fashion/sherwanis-kurtas/kurtas/?MID=megamenu_1_6_mensfashion_seeall" text:style-name="Internet_20_link" text:visited-style-name="Visited_20_Internet_20_Link">See All</text:a><text:span text:style-name="T41"> </text:span></text:p>
        </text:list-item>
      </text:list>
      <text:list xml:id="list6239535424142208999" text:style-name="L137">
        <text:list-item>
          <text:p text:style-name="P57">Kurta Pyjamas </text:p>
        </text:list-item>
      </text:list>
      <text:list xml:id="list5098570501487200665" text:style-name="L138">
        <text:list-item>
          <text:p text:style-name="P161"><text:a xlink:type="simple" xlink:href="http://www.craftsvilla.com/cvfeeds/bestselling-mens-silk-kurta-pyjamas-megamenu-online-craftsvilla/?MID=megamenu_2_1_mensfashion_silkkurtapyjamas_844" text:style-name="Internet_20_link" text:visited-style-name="Visited_20_Internet_20_Link">Silk Kurta Pyjamas</text:a><text:span text:style-name="T41"> </text:span></text:p>
        </text:list-item>
        <text:list-item>
          <text:p text:style-name="P161"><text:a xlink:type="simple" xlink:href="http://www.craftsvilla.com/cvfeeds/bestselling-mens-cotton-kurta-pyjamas-megamenu-online-craftsvilla/?MID=megamenu_2_2_mensfashion_cottonkurtapyjamas_846" text:style-name="Internet_20_link" text:visited-style-name="Visited_20_Internet_20_Link">Cotton Kurta Pyjamas</text:a><text:span text:style-name="T41"> </text:span></text:p>
        </text:list-item>
        <text:list-item>
          <text:p text:style-name="P161"><text:a xlink:type="simple" xlink:href="http://www.craftsvilla.com/cvfeeds/bestselling-mens-jacquard-kurta-pyjamas-megamenu-online-craftsvilla/?MID=megamenu_2_3_mensfashion_jacquardkurtapyjamas_845" text:style-name="Internet_20_link" text:visited-style-name="Visited_20_Internet_20_Link">Jacquard Kurta Pyjamas</text:a><text:span text:style-name="T41"> </text:span></text:p>
        </text:list-item>
        <text:list-item>
          <text:p text:style-name="P161"><text:a xlink:type="simple" xlink:href="http://www.craftsvilla.com/mens-fashion/sherwanis-kurtas/?MID=megamenu_2_4_mensfashion_casualwear#catId=10079&amp;type=kurta-pyjamas&amp;occasion=casual&amp;pageId=1&amp;" text:style-name="Internet_20_link" text:visited-style-name="Visited_20_Internet_20_Link">Casualwear Kurta Pyjamas</text:a><text:span text:style-name="T41"> </text:span></text:p>
        </text:list-item>
        <text:list-item>
          <text:p text:style-name="P161"><text:a xlink:type="simple" xlink:href="http://www.craftsvilla.com/mens-fashion/sherwanis-kurtas/?MID=megamenu_2_5_mensfashion_eveningwear#catId=10079&amp;type=kurta-pyjamas&amp;occasion=festival,ceremonial&amp;pageId=1&amp;" text:style-name="Internet_20_link" text:visited-style-name="Visited_20_Internet_20_Link">Eveningwear Kurta Pyjamas</text:a><text:span text:style-name="T41"> </text:span></text:p>
        </text:list-item>
        <text:list-item>
          <text:p text:style-name="P109"><text:a xlink:type="simple" xlink:href="http://www.craftsvilla.com/mens-fashion/sherwanis-kurtas/?MID=megamenu_2_6_mensfashion_seeall#catId=10079&amp;type=kurta-pyjamas&amp;pageId=1&amp;" text:style-name="Internet_20_link" text:visited-style-name="Visited_20_Internet_20_Link">See All</text:a><text:span text:style-name="T41"> </text:span></text:p>
        </text:list-item>
      </text:list>
      <text:list xml:id="list1184209736377753979" text:style-name="L139">
        <text:list-item>
          <text:p text:style-name="P58">Collections </text:p>
        </text:list-item>
      </text:list>
      <text:list xml:id="list7053791397940210451" text:style-name="L140">
        <text:list-item>
          <text:p text:style-name="P162"><text:a xlink:type="simple" xlink:href="http://www.craftsvilla.com/mens-fashion/sherwanis-kurtas/sherwani/?MID=megamenu_3_2_mensfashion_sherwanis" text:style-name="Internet_20_link" text:visited-style-name="Visited_20_Internet_20_Link">Sherwanis</text:a><text:span text:style-name="T41"> </text:span></text:p>
        </text:list-item>
        <text:list-item>
          <text:p text:style-name="P162"><text:a xlink:type="simple" xlink:href="http://www.craftsvilla.com/cvfeeds/bestselling-mens-kurta-pyjamas-with-jackets-online-craftsvilla/?MID=megamenu_3_2_mensfashion_kurtapyjamasjackets_803" text:style-name="Internet_20_link" text:visited-style-name="Visited_20_Internet_20_Link">Kurta Pyjamas with Jacket</text:a><text:span text:style-name="T41"> </text:span></text:p>
        </text:list-item>
        <text:list-item>
          <text:p text:style-name="P162"><text:a xlink:type="simple" xlink:href="http://www.craftsvilla.com/cvfeeds/bestselling-mens-bandhgala-online-craftsvilla/?MID=megamenu_3_3_mensfashion_bandhgalas_743" text:style-name="Internet_20_link" text:visited-style-name="Visited_20_Internet_20_Link">Bandhgalas</text:a><text:span text:style-name="T41"> </text:span></text:p>
        </text:list-item>
        <text:list-item>
          <text:p text:style-name="P162"><text:a xlink:type="simple" xlink:href="http://www.craftsvilla.com/mens-fashion/dhotis-pants/?MID=megamenu_3_3_mensfashion_dhotipants_620" text:style-name="Internet_20_link" text:visited-style-name="Visited_20_Internet_20_Link">Dhoti Pants</text:a><text:span text:style-name="T41"> </text:span></text:p>
        </text:list-item>
        <text:list-item>
          <text:p text:style-name="P162"><text:a xlink:type="simple" xlink:href="http://www.craftsvilla.com/mens-fashion/mens-shirts/?MID=megamenu_3_5_mensfashion_linenshirts#catId=10083&amp;fabric=linen&amp;pageId=1&amp;" text:style-name="Internet_20_link" text:visited-style-name="Visited_20_Internet_20_Link">Linen Shirts</text:a><text:span text:style-name="T41"> </text:span></text:p>
        </text:list-item>
        <text:list-item>
          <text:p text:style-name="P162"><text:a xlink:type="simple" xlink:href="http://www.craftsvilla.com/mens-fashion/mens-tshirts/?MID=megamenu_3_6_mensfashion_handpaintedtshirts#catId=10082&amp;pattern=hand%20painted&amp;pageId=1&amp;" text:style-name="Internet_20_link" text:visited-style-name="Visited_20_Internet_20_Link">Handpainted <text:line-break/>T-shirts</text:a><text:span text:style-name="T41"> </text:span></text:p>
        </text:list-item>
        <text:list-item>
          <text:p text:style-name="P110"><text:a xlink:type="simple" xlink:href="http://www.craftsvilla.com/accessories/footwear/footwear-men/?MID=megamenu_3_7_mensfashion_mensfootwear" text:style-name="Internet_20_link" text:visited-style-name="Visited_20_Internet_20_Link">Men's Footwear</text:a><text:span text:style-name="T41"> </text:span></text:p>
        </text:list-item>
      </text:list>
      <text:list xml:id="list142333774430302621" text:style-name="L141">
        <text:list-item>
          <text:p text:style-name="P59">Brands </text:p>
        </text:list-item>
      </text:list>
      <text:list xml:id="list8357670485872413706" text:style-name="L142">
        <text:list-item>
          <text:p text:style-name="P163"><text:a xlink:type="simple" xlink:href="http://www.craftsvilla.com/cvfeeds/bestselling-fashion-curries-mens-kurta-pyjamas-online-craftsvilla/?MID=megamenu_4_2_mensfashion_fashioncurries_742" text:style-name="Internet_20_link" text:visited-style-name="Visited_20_Internet_20_Link">Fashion Curries</text:a><text:span text:style-name="T41"> </text:span></text:p>
        </text:list-item>
        <text:list-item>
          <text:p text:style-name="P163"><text:a xlink:type="simple" xlink:href="http://www.craftsvilla.com/cvfeeds/bestselling-sanwara-kurtas-craftsvilla/?MID=megamenu_4_3_mensfashion_sanwara_128" text:style-name="Internet_20_link" text:visited-style-name="Visited_20_Internet_20_Link">Sanwara Fashions</text:a><text:span text:style-name="T41"> </text:span></text:p>
        </text:list-item>
        <text:list-item>
          <text:p text:style-name="P163"><text:a xlink:type="simple" xlink:href="http://www.craftsvilla.com/cvfeeds/bestselling-svanik-mens-kurtas-pyjamas-online-craftsvilla/?MID=megamenu_4_4_mensfashion_svanik_740" text:style-name="Internet_20_link" text:visited-style-name="Visited_20_Internet_20_Link">Svanik</text:a><text:span text:style-name="T41"> </text:span></text:p>
        </text:list-item>
        <text:list-item>
          <text:p text:style-name="P111"><text:soft-page-break/><text:a xlink:type="simple" xlink:href="http://www.craftsvilla.com/cvfeeds/bestselling-fuzion-couture-mens-kurtas-and-kurta-pyjamas-online-craftsvilla/?MID=megamenu_4_5_mensfashion_fuzioncouture_741" text:style-name="Internet_20_link" text:visited-style-name="Visited_20_Internet_20_Link">Fuzion Couture</text:a><text:span text:style-name="T41"> </text:span></text:p>
          <text:p text:style-name="P60"><text:span text:style-name="T21">17.7.2 When User click on any links present in the “CraftsVilla “ mouse hover option it <text:s/>should take user to the respective page.</text:span></text:p>
        </text:list-item>
      </text:list>
      <text:p text:style-name="P30"/>
      <text:p text:style-name="P33"><text:tab/><text:span text:style-name="T21">17</text:span>.8 “Home Decor” <text:span text:style-name="T23">option should be present in the BreadCrump.</text:span></text:p>
      <text:p text:style-name="P33"><text:span text:style-name="T33"><text:tab/>17.8.1 When user move mouse curser to this mouse hover option <text:s/>“ Salwar Suits</text:span>” <text:span text:style-name="T31">it <text:tab/><text:tab/>should display all <text:s/>options written below.</text:span></text:p>
      <text:p text:style-name="P30"><text:tab/><text:tab/><text:tab/>Collections </text:p>
      <text:list xml:id="list7477564153330826883" text:style-name="L143">
        <text:list-item>
          <text:p text:style-name="P164"><text:a xlink:type="simple" xlink:href="http://www.craftsvilla.com/bedsheets-throws/jaipuri-bedsheets/?MID=megamenu_1_1_JaipuriBedsheets_4936" text:style-name="Internet_20_link" text:visited-style-name="Visited_20_Internet_20_Link">Jaipuri Bedsheets</text:a><text:span text:style-name="T41"> </text:span></text:p>
        </text:list-item>
        <text:list-item>
          <text:p text:style-name="P164"><text:a xlink:type="simple" xlink:href="http://www.craftsvilla.com/quilts-and-blankets/jaipuri-quilts/?MID=megamenu_1_2_JaipuriQuilts_4934" text:style-name="Internet_20_link" text:visited-style-name="Visited_20_Internet_20_Link">Jaipuri Quilts</text:a><text:span text:style-name="T41"> </text:span></text:p>
        </text:list-item>
        <text:list-item>
          <text:p text:style-name="P164"><text:a xlink:type="simple" xlink:href="http://www.craftsvilla.com/cvfeeds/buy-jaipuri-benarasi-cushion-covers-online-craftsvilla/?MID=megamenu_1_3_JaipuriBenarasiCushionCovers_794" text:style-name="Internet_20_link" text:visited-style-name="Visited_20_Internet_20_Link">Traditional Cushion Covers</text:a><text:span text:style-name="T41"> </text:span></text:p>
        </text:list-item>
        <text:list-item>
          <text:p text:style-name="P164"><text:a xlink:type="simple" xlink:href="http://www.craftsvilla.com/pillow-and-cushion-covers/trendy-cushion-covers/?MID=megamenu_1_4_TrendyCushionCovers_4933" text:style-name="Internet_20_link" text:visited-style-name="Visited_20_Internet_20_Link">Trendy Cushion Covers</text:a><text:span text:style-name="T41"> </text:span></text:p>
        </text:list-item>
        <text:list-item>
          <text:p text:style-name="P164"><text:a xlink:type="simple" xlink:href="http://www.craftsvilla.com/spiritual/religious-statues/?MID=megamenu_1_5_Spiritual_10011" text:style-name="Internet_20_link" text:visited-style-name="Visited_20_Internet_20_Link">Spiritual Idols</text:a><text:span text:style-name="T41"> </text:span></text:p>
        </text:list-item>
        <text:list-item>
          <text:p text:style-name="P164"><text:a xlink:type="simple" xlink:href="http://www.craftsvilla.com/home-decor/decoratives/?MID=megamenu_1_6_DecorativeHandicrafts_10061" text:style-name="Internet_20_link" text:visited-style-name="Visited_20_Internet_20_Link">Handicrafts</text:a><text:span text:style-name="T41"> </text:span></text:p>
        </text:list-item>
        <text:list-item>
          <text:p text:style-name="P164"><text:a xlink:type="simple" xlink:href="http://www.craftsvilla.com/cvfeeds/best-ethnic-gifting-home-decor-items-craftsvilla//?MID=megamenu_1_7_EthnicGiftStore_147" text:style-name="Internet_20_link" text:visited-style-name="Visited_20_Internet_20_Link">Gift Store</text:a><text:span text:style-name="T41"> </text:span></text:p>
        </text:list-item>
        <text:list-item>
          <text:p text:style-name="P164"><text:a xlink:type="simple" xlink:href="http://www.craftsvilla.com/cvfeeds/buy-trendy-handpainted-home-decor-craftsvilla//?MID=megamenu_1_8_Handpaintedproducts_146" text:style-name="Internet_20_link" text:visited-style-name="Visited_20_Internet_20_Link">Handpainted Items</text:a><text:span text:style-name="T41"> </text:span></text:p>
        </text:list-item>
        <text:list-item>
          <text:p text:style-name="P112"><text:a xlink:type="simple" xlink:href="http://www.craftsvilla.com/events/Indian-handicrafts/?MID=megamenu_1_9_Homedecor_CraftsofIndia" text:style-name="Internet_20_link" text:visited-style-name="Visited_20_Internet_20_Link">Crafts of India</text:a><text:span text:style-name="T41"> </text:span></text:p>
        </text:list-item>
      </text:list>
      <text:list xml:id="list6654257275074618675" text:style-name="L144">
        <text:list-item>
          <text:p text:style-name="P61">Top Selling </text:p>
        </text:list-item>
      </text:list>
      <text:list xml:id="list7991086597052143353" text:style-name="L145">
        <text:list-item>
          <text:p text:style-name="P165"><text:a xlink:type="simple" xlink:href="http://www.craftsvilla.com/home-furnishing/bedsheets-throws/?MID=megamenu_2_1_Homedecor_Bedsheets" text:style-name="Internet_20_link" text:visited-style-name="Visited_20_Internet_20_Link">Bedsheets</text:a><text:span text:style-name="T41"> </text:span></text:p>
        </text:list-item>
        <text:list-item>
          <text:p text:style-name="P165"><text:a xlink:type="simple" xlink:href="http://www.craftsvilla.com/home-furnishing/quilts-blankets/?MID=megamenu_2_2_Homedecor_QuiltsandBlankets" text:style-name="Internet_20_link" text:visited-style-name="Visited_20_Internet_20_Link">Quilts and Blankets</text:a><text:span text:style-name="T41"> </text:span></text:p>
        </text:list-item>
        <text:list-item>
          <text:p text:style-name="P165"><text:a xlink:type="simple" xlink:href="http://www.craftsvilla.com/home-decor/lamps-lightings/?MID=megamenu_2_3_Lamps_10057" text:style-name="Internet_20_link" text:visited-style-name="Visited_20_Internet_20_Link">Lamps</text:a><text:span text:style-name="T41"> </text:span></text:p>
        </text:list-item>
        <text:list-item>
          <text:p text:style-name="P165"><text:a xlink:type="simple" xlink:href="http://www.craftsvilla.com/home-decor/lamps-lightings/?MID=megamenu_2_4_LanternsandTealightHolders_10057" text:style-name="Internet_20_link" text:visited-style-name="Visited_20_Internet_20_Link">Lanterns and Tealights</text:a><text:span text:style-name="T41"> </text:span></text:p>
        </text:list-item>
        <text:list-item>
          <text:p text:style-name="P165"><text:a xlink:type="simple" xlink:href="http://www.craftsvilla.com/kitchen/dining-serving/?MID=megamenu_2_5_Tableware_10096" text:style-name="Internet_20_link" text:visited-style-name="Visited_20_Internet_20_Link">Tableware</text:a><text:span text:style-name="T41"> </text:span></text:p>
        </text:list-item>
        <text:list-item>
          <text:p text:style-name="P165"><text:a xlink:type="simple" xlink:href="http://www.craftsvilla.com/kitchen/dining-serving/?MID=megamenu_2_6_TraysandCoasters_10096" text:style-name="Internet_20_link" text:visited-style-name="Visited_20_Internet_20_Link">Trays and Coasters</text:a><text:span text:style-name="T41"> </text:span></text:p>
        </text:list-item>
        <text:list-item>
          <text:p text:style-name="P165"><text:a xlink:type="simple" xlink:href="http://www.craftsvilla.com/home-decor/paintings/?MID=megamenu_2_7_Homedecor_WallArtnPaintings" text:style-name="Internet_20_link" text:visited-style-name="Visited_20_Internet_20_Link">Wall Art n Paintings</text:a><text:span text:style-name="T41"> </text:span></text:p>
        </text:list-item>
        <text:list-item>
          <text:p text:style-name="P165"><text:a xlink:type="simple" xlink:href="http://www.craftsvilla.com/cvfeeds/buy-ethnic-terracotta-vases-online-craftsvilla/?MID=megamenu_2_8_TerracottaVases_798" text:style-name="Internet_20_link" text:visited-style-name="Visited_20_Internet_20_Link">Terracotta Vases</text:a><text:span text:style-name="T41"> </text:span></text:p>
        </text:list-item>
        <text:list-item>
          <text:p text:style-name="P113"><text:a xlink:type="simple" xlink:href="http://www.craftsvilla.com/cvfeeds/buy-best-selling-affordable-temples-online-craftsvilla/?MID=megamenu_2_9_Temples_806" text:style-name="Internet_20_link" text:visited-style-name="Visited_20_Internet_20_Link">Temples</text:a><text:span text:style-name="T41"> </text:span></text:p>
        </text:list-item>
      </text:list>
      <text:list xml:id="list9140064510791812307" text:style-name="L146">
        <text:list-item>
          <text:p text:style-name="P62">Furnishings </text:p>
        </text:list-item>
      </text:list>
      <text:list xml:id="list7373385209379426709" text:style-name="L147">
        <text:list-item>
          <text:p text:style-name="P166"><text:a xlink:type="simple" xlink:href="http://www.craftsvilla.com/home-furnishing/bedding/?MID=megamenu_3_1_Homedecor_Bedding" text:style-name="Internet_20_link" text:visited-style-name="Visited_20_Internet_20_Link">Bedding</text:a><text:span text:style-name="T41"> </text:span></text:p>
        </text:list-item>
        <text:list-item>
          <text:p text:style-name="P166"><text:a xlink:type="simple" xlink:href="http://www.craftsvilla.com/home-furnishing/pillow-n-cushion-covers/pillow-covers/?MID=megamenu_3_2_Homedecor_PillowCovers" text:style-name="Internet_20_link" text:visited-style-name="Visited_20_Internet_20_Link">Pillow Covers</text:a><text:span text:style-name="T41"> </text:span></text:p>
        </text:list-item>
        <text:list-item>
          <text:p text:style-name="P166"><text:a xlink:type="simple" xlink:href="http://www.craftsvilla.com/home-furnishing/pillow-n-cushion-covers/?MID=megamenu_3_3_Homedecor_CushionCovers#catId=10069&amp;type=cushion%20cover&amp;pageId=1&amp;" text:style-name="Internet_20_link" text:visited-style-name="Visited_20_Internet_20_Link">Cushion Covers</text:a><text:span text:style-name="T41"> </text:span></text:p>
        </text:list-item>
        <text:list-item>
          <text:p text:style-name="P166"><text:a xlink:type="simple" xlink:href="http://www.craftsvilla.com/home-furnishing/curtains/?MID=megamenu_3_4_Homedecor_Curtains" text:style-name="Internet_20_link" text:visited-style-name="Visited_20_Internet_20_Link">Curtains</text:a><text:span text:style-name="T41"> </text:span></text:p>
        </text:list-item>
        <text:list-item>
          <text:p text:style-name="P166"><text:a xlink:type="simple" xlink:href="http://www.craftsvilla.com/home-furnishing/rugs/?MID=megamenu_3_5_Homedecor_CarpetsandRugs" text:style-name="Internet_20_link" text:visited-style-name="Visited_20_Internet_20_Link">Carpets and Rugs</text:a><text:span text:style-name="T41"> </text:span></text:p>
        </text:list-item>
        <text:list-item>
          <text:p text:style-name="P166"><text:a xlink:type="simple" xlink:href="http://www.craftsvilla.com/kitchen/dining-serving/?MID=megamenu_3_6_Homedecor_DiningandServing" text:style-name="Internet_20_link" text:visited-style-name="Visited_20_Internet_20_Link">Dining and Serving</text:a><text:span text:style-name="T41"> </text:span></text:p>
        </text:list-item>
        <text:list-item>
          <text:p text:style-name="P166"><text:a xlink:type="simple" xlink:href="http://www.craftsvilla.com/kitchen/other-kitchen-items/?MID=megamenu_3_7_Homedecor_KitchenAccessories" text:style-name="Internet_20_link" text:visited-style-name="Visited_20_Internet_20_Link">Kitchen Accessories</text:a><text:span text:style-name="T41"> </text:span></text:p>
        </text:list-item>
        <text:list-item>
          <text:p text:style-name="P166"><text:soft-page-break/><text:a xlink:type="simple" xlink:href="http://www.craftsvilla.com/home-furnishing/boxes-baskets/?MID=megamenu_3_8_BoxesandBaskets_10068" text:style-name="Internet_20_link" text:visited-style-name="Visited_20_Internet_20_Link">Boxes and Baskets</text:a><text:span text:style-name="T41"> </text:span></text:p>
        </text:list-item>
        <text:list-item>
          <text:p text:style-name="P114"><text:a xlink:type="simple" xlink:href="http://www.craftsvilla.com/home-furnishing/?MID=megamenu_3_9_Homedecor_SeeAll" text:style-name="Internet_20_link" text:visited-style-name="Visited_20_Internet_20_Link">See All</text:a><text:span text:style-name="T41"> </text:span></text:p>
        </text:list-item>
      </text:list>
      <text:list xml:id="list8228085917863001970" text:style-name="L148">
        <text:list-item>
          <text:p text:style-name="P63">Decor </text:p>
        </text:list-item>
      </text:list>
      <text:list xml:id="list4934089259075720963" text:style-name="L149">
        <text:list-item>
          <text:p text:style-name="P167"><text:a xlink:type="simple" xlink:href="http://www.craftsvilla.com/home-decor/lamps-lightings/?MID=megamenu_4_1_Homedecor_LightingDecor" text:style-name="Internet_20_link" text:visited-style-name="Visited_20_Internet_20_Link">Lighting Decor</text:a><text:span text:style-name="T41"> </text:span></text:p>
        </text:list-item>
        <text:list-item>
          <text:p text:style-name="P167"><text:a xlink:type="simple" xlink:href="http://www.craftsvilla.com/home-decor/vases/?MID=megamenu_4_2_Vases_10058" text:style-name="Internet_20_link" text:visited-style-name="Visited_20_Internet_20_Link">Vases</text:a><text:span text:style-name="T41"> </text:span></text:p>
        </text:list-item>
        <text:list-item>
          <text:p text:style-name="P167"><text:a xlink:type="simple" xlink:href="http://www.craftsvilla.com/home-decor/clocks/?MID=megamenu_4_3_TrendyEthnicClocks_10060" text:style-name="Internet_20_link" text:visited-style-name="Visited_20_Internet_20_Link">Clocks</text:a><text:span text:style-name="T41"> </text:span></text:p>
        </text:list-item>
        <text:list-item>
          <text:p text:style-name="P167"><text:a xlink:type="simple" xlink:href="http://www.craftsvilla.com/home-decor/mirrors/?MID=megamenu_4_4_Homedecor_Mirrors" text:style-name="Internet_20_link" text:visited-style-name="Visited_20_Internet_20_Link">Mirrors</text:a><text:span text:style-name="T41"> </text:span></text:p>
        </text:list-item>
        <text:list-item>
          <text:p text:style-name="P167"><text:a xlink:type="simple" xlink:href="http://www.craftsvilla.com/home-decor/photo-frames/?MID=megamenu_4_5_PhotoFrames_10055" text:style-name="Internet_20_link" text:visited-style-name="Visited_20_Internet_20_Link">Photo Frames</text:a><text:span text:style-name="T41"> </text:span></text:p>
        </text:list-item>
        <text:list-item>
          <text:p text:style-name="P167"><text:a xlink:type="simple" xlink:href="http://www.craftsvilla.com/home-decor/decoratives/?MID=megamenu_4_6_Homedecor_Decoratives" text:style-name="Internet_20_link" text:visited-style-name="Visited_20_Internet_20_Link">Decoratives</text:a><text:span text:style-name="T41"> </text:span></text:p>
        </text:list-item>
        <text:list-item>
          <text:p text:style-name="P167"><text:a xlink:type="simple" xlink:href="http://www.craftsvilla.com/home-decor/candles/?MID=megamenu_4_7_Homedecor_CandlesandFragrances" text:style-name="Internet_20_link" text:visited-style-name="Visited_20_Internet_20_Link">Candles and Fragrances</text:a><text:span text:style-name="T41"> </text:span></text:p>
        </text:list-item>
        <text:list-item>
          <text:p text:style-name="P167"><text:a xlink:type="simple" xlink:href="http://www.craftsvilla.com/spiritual/?MID=megamenu_4_8_Homedecor_ReligiousandSpiritual" text:style-name="Internet_20_link" text:visited-style-name="Visited_20_Internet_20_Link">Spiritual</text:a><text:span text:style-name="T41"> </text:span></text:p>
        </text:list-item>
        <text:list-item>
          <text:p text:style-name="P115"><text:a xlink:type="simple" xlink:href="http://www.craftsvilla.com/home-decor/?MID=megamenu_4_9_Homedecor_SeeAll" text:style-name="Internet_20_link" text:visited-style-name="Visited_20_Internet_20_Link">See All</text:a><text:span text:style-name="T41"> </text:span></text:p>
        </text:list-item>
      </text:list>
      <text:p text:style-name="P33"><text:span text:style-name="T24"><text:tab/>17.8.2 When User click on any links present in the “CraftsVilla “ mouse hover <text:tab/><text:tab/><text:tab/><text:tab/>option it <text:s/>should take user to the respective page.</text:span></text:p>
      <text:p text:style-name="P33"><text:tab/><text:span text:style-name="T21">17</text:span>.9 “ Food” <text:span text:style-name="T23">option should be present in the BreadCrump.</text:span></text:p>
      <text:p text:style-name="P33"><text:span text:style-name="T33"><text:tab/>17.9.1 When user move mouse curser to this mouse hover option <text:s/>“ Salwar Suits</text:span>” <text:span text:style-name="T31">it <text:tab/><text:tab/>should display all <text:s/>options written below.</text:span></text:p>
      <text:p text:style-name="P37"><text:span text:style-name="T42"><text:tab/><text:tab/><text:tab/><text:tab/></text:span><text:a xlink:type="simple" xlink:href="http://www.craftsvilla.com/cvfeeds/sweets?MID=megamenu_food_sweets_sweets" text:style-name="Internet_20_link" text:visited-style-name="Visited_20_Internet_20_Link"><text:span text:style-name="T41">Sweets </text:span></text:a></text:p>
      <text:list xml:id="list6312815246586637513" text:style-name="L150">
        <text:list-item>
          <text:p text:style-name="P168"><text:a xlink:type="simple" xlink:href="http://www.craftsvilla.com/cvfeeds/sweets/north-indian-mithai?MID=megamenu_food_sweets_northindianmithai" text:style-name="Internet_20_link" text:visited-style-name="Visited_20_Internet_20_Link">North Indian Mithai</text:a><text:span text:style-name="T41"> </text:span></text:p>
        </text:list-item>
        <text:list-item>
          <text:p text:style-name="P168"><text:a xlink:type="simple" xlink:href="http://www.craftsvilla.com/cvfeeds/sweets/south-indian-sweets?MID=megamenu_food_sweets_southindiansweets" text:style-name="Internet_20_link" text:visited-style-name="Visited_20_Internet_20_Link">South Indian Sweets</text:a><text:span text:style-name="T41"> </text:span></text:p>
        </text:list-item>
        <text:list-item>
          <text:p text:style-name="P168"><text:a xlink:type="simple" xlink:href="http://www.craftsvilla.com/cvfeeds/sweets/bengali-sweets?MID=megamenu_food_sweets_bengalisweets" text:style-name="Internet_20_link" text:visited-style-name="Visited_20_Internet_20_Link">Bengali Sweets</text:a><text:span text:style-name="T41"> </text:span></text:p>
        </text:list-item>
        <text:list-item>
          <text:p text:style-name="P116"><text:a xlink:type="simple" xlink:href="http://www.craftsvilla.com/cvfeeds/sweets/chocolates?MID=megamenu_food_sweets_chocolates" text:style-name="Internet_20_link" text:visited-style-name="Visited_20_Internet_20_Link">Chocolates</text:a><text:span text:style-name="T41"> </text:span></text:p>
        </text:list-item>
      </text:list>
      <text:list xml:id="list4758094628684598646" text:style-name="L151">
        <text:list-item>
          <text:p text:style-name="P117"><text:a xlink:type="simple" xlink:href="http://www.craftsvilla.com/cvfeeds/snacks?MID=megamenu_food_snacks_snacks" text:style-name="Internet_20_link" text:visited-style-name="Visited_20_Internet_20_Link"><text:span text:style-name="T41">Snacks </text:span></text:a></text:p>
        </text:list-item>
      </text:list>
      <text:list xml:id="list6085406825372514886" text:style-name="L152">
        <text:list-item>
          <text:p text:style-name="P169"><text:a xlink:type="simple" xlink:href="http://www.craftsvilla.com/cvfeeds/snacks/west-indian-namkeen?MID=megamenu_food_snacks_westindiannamkeen" text:style-name="Internet_20_link" text:visited-style-name="Visited_20_Internet_20_Link">West Indian Namkeen</text:a><text:span text:style-name="T41"> </text:span></text:p>
        </text:list-item>
        <text:list-item>
          <text:p text:style-name="P169"><text:a xlink:type="simple" xlink:href="http://www.craftsvilla.com/cvfeeds/snacks/north-and-east-indian-namkeen" text:style-name="Internet_20_link" text:visited-style-name="Visited_20_Internet_20_Link">North &amp; East Indian Snacks</text:a><text:span text:style-name="T41"> </text:span></text:p>
        </text:list-item>
        <text:list-item>
          <text:p text:style-name="P169"><text:a xlink:type="simple" xlink:href="http://www.craftsvilla.com/cvfeeds/snacks/south-indian-snacks?MID=megamenu_food_snacks_southindiansnacks" text:style-name="Internet_20_link" text:visited-style-name="Visited_20_Internet_20_Link">South Indian Snacks</text:a><text:span text:style-name="T41"> </text:span></text:p>
        </text:list-item>
        <text:list-item>
          <text:p text:style-name="P169"><text:a xlink:type="simple" xlink:href="http://www.craftsvilla.com/cvfeeds/snacks/biscuits?MID=megamenu_food_snacks_biscuits" text:style-name="Internet_20_link" text:visited-style-name="Visited_20_Internet_20_Link">Biscuits</text:a><text:span text:style-name="T41"> </text:span></text:p>
        </text:list-item>
        <text:list-item>
          <text:p text:style-name="P118"><text:a xlink:type="simple" xlink:href="http://www.craftsvilla.com/cvfeeds/snacks/healthy-snacks?MID=megamenu_food_snacks_healthysnacks" text:style-name="Internet_20_link" text:visited-style-name="Visited_20_Internet_20_Link">Healthy Snacks</text:a><text:span text:style-name="T41"> </text:span></text:p>
        </text:list-item>
      </text:list>
      <text:list xml:id="list663765778989376523" text:style-name="L153">
        <text:list-item>
          <text:p text:style-name="P119"><text:a xlink:type="simple" xlink:href="http://www.craftsvilla.com/cvfeeds/staples?MID=megamenu_food_staples_staples" text:style-name="Internet_20_link" text:visited-style-name="Visited_20_Internet_20_Link"><text:span text:style-name="T41">Staples </text:span></text:a></text:p>
        </text:list-item>
      </text:list>
      <text:list xml:id="list8960290537814625490" text:style-name="L154">
        <text:list-item>
          <text:p text:style-name="P170"><text:a xlink:type="simple" xlink:href="http://www.craftsvilla.com/cvfeeds/staples/tea" text:style-name="Internet_20_link" text:visited-style-name="Visited_20_Internet_20_Link">Tea</text:a><text:span text:style-name="T41"> </text:span></text:p>
        </text:list-item>
        <text:list-item>
          <text:p text:style-name="P170"><text:a xlink:type="simple" xlink:href="http://www.craftsvilla.com/cvfeeds/staples/coffee" text:style-name="Internet_20_link" text:visited-style-name="Visited_20_Internet_20_Link">Coffee</text:a><text:span text:style-name="T41"> </text:span></text:p>
        </text:list-item>
        <text:list-item>
          <text:p text:style-name="P170"><text:a xlink:type="simple" xlink:href="http://www.craftsvilla.com/cvfeeds/staples/atta-grains?MID=megamenu_food_staples_attagrains" text:style-name="Internet_20_link" text:visited-style-name="Visited_20_Internet_20_Link">Atta &amp; Grains</text:a><text:span text:style-name="T41"> </text:span></text:p>
        </text:list-item>
        <text:list-item>
          <text:p text:style-name="P170"><text:a xlink:type="simple" xlink:href="http://www.craftsvilla.com/cvfeeds/staples/spice-herbs?MID=megamenu_food_staples_spicesherbs" text:style-name="Internet_20_link" text:visited-style-name="Visited_20_Internet_20_Link">Spices &amp; Herbs</text:a><text:span text:style-name="T41"> </text:span></text:p>
        </text:list-item>
        <text:list-item>
          <text:p text:style-name="P120"><text:a xlink:type="simple" xlink:href="http://www.craftsvilla.com/cvfeeds/staples/masalas-cooking-essentials?MID=megamenu_food_staples_masalascookingessentials" text:style-name="Internet_20_link" text:visited-style-name="Visited_20_Internet_20_Link">Masalas &amp; Cooking Essentials</text:a><text:span text:style-name="T41"> </text:span></text:p>
        </text:list-item>
      </text:list>
      <text:list xml:id="list8987818637116067634" text:style-name="L155">
        <text:list-item>
          <text:p text:style-name="P64"><text:soft-page-break/>Foods by Origin </text:p>
        </text:list-item>
      </text:list>
      <text:list xml:id="list3321468623177300169" text:style-name="L156">
        <text:list-item>
          <text:p text:style-name="P171"><text:a xlink:type="simple" xlink:href="http://www.craftsvilla.com/cvfeeds/delhi-up-punjab-foods?MID=megamenu_food_origin_delhiuppunjab" text:style-name="Internet_20_link" text:visited-style-name="Visited_20_Internet_20_Link">Delhi, UP &amp; Punjab Foods</text:a><text:span text:style-name="T41"> </text:span></text:p>
        </text:list-item>
        <text:list-item>
          <text:p text:style-name="P171"><text:a xlink:type="simple" xlink:href="http://www.craftsvilla.com/cvfeeds/J&amp;K-UTTARAKHAND-Himachal-Food?MID=megamenu_food_origin_jkuttarakhandhimachal" text:style-name="Internet_20_link" text:visited-style-name="Visited_20_Internet_20_Link">J&amp;K, Uttarakhand &amp; Himachal Foods</text:a><text:span text:style-name="T41"> </text:span></text:p>
        </text:list-item>
        <text:list-item>
          <text:p text:style-name="P171"><text:a xlink:type="simple" xlink:href="http://www.craftsvilla.com/cvfeeds/MH-MP-Goa-Foods?MID=megamenu_food_origin_maharashtrampgoa" text:style-name="Internet_20_link" text:visited-style-name="Visited_20_Internet_20_Link">Maharashtra. MP &amp; Goa Foods</text:a><text:span text:style-name="T41"> </text:span></text:p>
        </text:list-item>
        <text:list-item>
          <text:p text:style-name="P171"><text:a xlink:type="simple" xlink:href="http://www.craftsvilla.com/cvfeeds/Gujarat-Rajasthan-Foods?MID=megamenu_food_origin_gujaratrajasthan" text:style-name="Internet_20_link" text:visited-style-name="Visited_20_Internet_20_Link">Gujarat &amp; Rajasthani Foods</text:a><text:span text:style-name="T41"> </text:span></text:p>
        </text:list-item>
        <text:list-item>
          <text:p text:style-name="P171"><text:a xlink:type="simple" xlink:href="http://www.craftsvilla.com/cvfeeds/Karnataka-Kerala-Foods?MID=megamenu_food_origin_karnatakakerala" text:style-name="Internet_20_link" text:visited-style-name="Visited_20_Internet_20_Link">Karnataka &amp; Kerala Foods</text:a><text:span text:style-name="T41"> </text:span></text:p>
        </text:list-item>
        <text:list-item>
          <text:p text:style-name="P171"><text:a xlink:type="simple" xlink:href="http://www.craftsvilla.com/cvfeeds/TN-AP-TS-Foods?MID=megamenu_food_origin_tamilnaduaptelangana" text:style-name="Internet_20_link" text:visited-style-name="Visited_20_Internet_20_Link">Tamil Nadu, AP &amp; Telangana Foods</text:a><text:span text:style-name="T41"> </text:span></text:p>
        </text:list-item>
        <text:list-item>
          <text:p text:style-name="P121"><text:a xlink:type="simple" xlink:href="http://www.craftsvilla.com/cvfeeds/west-bengal-north-east-foods?MID=megamenu_food_origin_westbengalnortheast" text:style-name="Internet_20_link" text:visited-style-name="Visited_20_Internet_20_Link">West Bengal &amp; North East Foods</text:a><text:span text:style-name="T41"> </text:span></text:p>
          <text:p text:style-name="P65"><text:span text:style-name="T21">17.9.2 When User click on any links present in the “CraftsVilla “ mouse hover <text:tab/><text:tab/><text:tab/><text:tab/>option it <text:s/>should take user to the respective page.</text:span></text:p>
        </text:list-item>
      </text:list>
      <text:p text:style-name="P33"><text:tab/></text:p>
      <text:p text:style-name="P33"/>
      <text:p text:style-name="P30"><text:span text:style-name="T21">18</text:span>. Corosal images should be present with farward backward options.</text:p>
      <text:p text:style-name="P30"><text:span text:style-name="T21">18.1 When User click on Farward button image should change to next image.</text:span></text:p>
      <text:p text:style-name="P30"><text:span text:style-name="T21">18.2 When user click on Backward button <text:s/>image should change to previuos image.</text:span></text:p>
      <text:p text:style-name="P30"/>
      <text:p text:style-name="P30"><text:span text:style-name="T21">19</text:span>. <text:span text:style-name="T34">WishLight” link with image should be present at the right corner.</text:span></text:p>
      <text:p text:style-name="P30"/>
      <text:p text:style-name="P30"><text:s/><text:span text:style-name="T21">19</text:span>.1 <text:s/>When User click on “Wish Light” link it should go to respective page.</text:p>
      <text:p text:style-name="P30"/>
      <text:p text:style-name="P34"><text:s/><text:span text:style-name="T21">20. </text:span>“TrackOrder” link with image should be present at the right corner.</text:p>
      <text:p text:style-name="P34"><text:span text:style-name="T21"><text:s/>20</text:span>.1 <text:span text:style-name="T24">When User click on “</text:span>TrackOrder<text:span text:style-name="T24">” link it should go to respective page.</text:span></text:p>
      <text:p text:style-name="P34"><text:tab/></text:p>
      <text:p text:style-name="P34"><text:span text:style-name="T21">21. </text:span>“Contact Us” link with image should be present at the right corner.</text:p>
      <text:p text:style-name="P34"><text:span text:style-name="T21">21</text:span>.1 <text:s/><text:span text:style-name="T24">When User click on “</text:span>Contact Us<text:span text:style-name="T24">” link it should go to respective page.</text:span></text:p>
      <text:p text:style-name="P34"/>
      <text:p text:style-name="P34"><text:span text:style-name="T21">22</text:span>. “App Download” link with image should be present at the right corner.</text:p>
      <text:p text:style-name="P34"><text:span text:style-name="T21">22.1 When User click on “</text:span>App Download<text:span text:style-name="T35">” link it should go to respective page.</text:span></text:p>
      <text:p text:style-name="P34"/>
      <text:p text:style-name="P34"><text:span text:style-name="T21">23. </text:span><text:s/>“Style Trends” link with image should be present at the right corner.</text:p>
      <text:p text:style-name="P34"><text:span text:style-name="T21">23.1 <text:s/>When User click on “</text:span>Style Trends<text:span text:style-name="T35">” link it should go to respective page.</text:span></text:p>
      <text:p text:style-name="P34"/>
      <text:p text:style-name="P34"><text:span text:style-name="T21">24. </text:span><text:s/>“Sale Essentials” link with images should be present.</text:p>
      <text:p text:style-name="P34"><text:span text:style-name="T21">24.1 When User Click on any image link it should go to perticular product catagory page.</text:span></text:p>
      <text:p text:style-name="P34"><text:s/></text:p>
      <text:p text:style-name="P34"><text:span text:style-name="T21">25. </text:span><text:s/>“Trending kurthis” link with images should be present.</text:p>
      <text:p text:style-name="P34"><text:span text:style-name="T21">25.1 <text:s/>When User Click on any image link it should go to perticular product catagory page.</text:span><text:tab/> </text:p>
      <text:p text:style-name="P34"><text:tab/></text:p>
      <text:p text:style-name="P34"><text:span text:style-name="T21">26.</text:span> “Festive Store” link with images should be present.</text:p>
      <text:p text:style-name="P34"><text:soft-page-break/><text:span text:style-name="T21">26.1 When User Click on any image link it should go to perticular product catagory page.</text:span></text:p>
      <text:p text:style-name="P34"><text:span text:style-name="T21">27. </text:span><text:s/>“CraftsVilla Latest Collection” link with images should be present. </text:p>
      <text:p text:style-name="P35"><text:s/><text:span text:style-name="T21">27</text:span>.1 When User Click on any image link it should go to perticular product catagory page.</text:p>
      <text:p text:style-name="P34"/>
      <text:p text:style-name="P34"><text:span text:style-name="T21">28.</text:span> “Latest Collection for Men” link with images should be present .</text:p>
      <text:p text:style-name="P34"><text:span text:style-name="T21">28.1 When User Click on any image link it should go to perticular product catagory page.</text:span></text:p>
      <text:p text:style-name="P34"/>
      <text:p text:style-name="P34"><text:span text:style-name="T21">29. </text:span>“The New Edition” link with images should be present.</text:p>
      <text:p text:style-name="P35"><text:span text:style-name="T21">29</text:span>.1 When User Click on any image link it should go to perticular product catagory page.</text:p>
      <text:p text:style-name="P34"/>
      <text:p text:style-name="P34"><text:span text:style-name="T21">30. </text:span>“Jewellery Store” link with images should be present.</text:p>
      <text:p text:style-name="P35"><text:span text:style-name="T21">30</text:span>.1 When User Click on any image link it should go to perticular product catagory page.</text:p>
      <text:p text:style-name="P34"/>
      <text:p text:style-name="P34"><text:span text:style-name="T21">31</text:span>. “Premium Collection” link with images should be present.</text:p>
      <text:p text:style-name="P34"><text:span text:style-name="T21">31.1 When User Click on any image link it should go to perticular product catagory page.</text:span></text:p>
      <text:p text:style-name="P34"/>
      <text:p text:style-name="P34"><text:span text:style-name="T21">32.</text:span> “Shop By Price” link with images should be present.</text:p>
      <text:p text:style-name="P34"><text:span text:style-name="T21">32.1 When User Click on any image link it should go to perticular product catagory page.</text:span></text:p>
      <text:p text:style-name="P34"/>
      <text:p text:style-name="P34"><text:span text:style-name="T21">33.</text:span> “Designer Lehangas” link with images should be present.</text:p>
      <text:p text:style-name="P34"><text:span text:style-name="T21">33.1 When User Click on any image link it should go to perticular product catagory page.</text:span></text:p>
      <text:p text:style-name="P34"/>
      <text:p text:style-name="P34"><text:span text:style-name="T21">34.</text:span> “Shop By Catagories” link with images should be present.</text:p>
      <text:p text:style-name="P34"><text:span text:style-name="T21">34.1 When User Click on any image link it should go to perticular product catagory page.</text:span></text:p>
      <text:p text:style-name="P34"/>
      <text:p text:style-name="P32"><text:span text:style-name="T21">35. “</text:span>REGIONAL ETHNIC FOOD BY PLACE OF ORIGIN” <text:span text:style-name="T34">link with images should be present.</text:span></text:p>
      <text:p text:style-name="P32"><text:span text:style-name="T21">35.1 When User Click on any image link it should go to perticular product catagory page.</text:span></text:p>
      <text:p text:style-name="P32"/>
      <text:p text:style-name="P34"><text:span text:style-name="T21">36.</text:span> <text:s/>“Download Our App” Image link should be present at the bottom of Home page.</text:p>
      <text:p text:style-name="P34"><text:span text:style-name="T21">36.1 <text:s/>When User Click on image link it should go to correspondant page.</text:span></text:p>
      <text:p text:style-name="P34"/>
      <text:p text:style-name="P34"><text:span text:style-name="T21">37.</text:span> Products and Brands details should be present at the bottom of home page under the name</text:p>
      <text:p text:style-name="P34"><text:s/>“Over”.</text:p>
      <text:p text:style-name="P34"><text:soft-page-break/><text:tab/></text:p>
      <text:p text:style-name="P34"/>
      <text:p text:style-name="P37"><text:span text:style-name="T43">38. Customer care mail id link(c</text:span><text:a xlink:type="simple" xlink:href="mailto:customercare@craftsvilla.com" text:style-name="Internet_20_link" text:visited-style-name="Visited_20_Internet_20_Link"><text:span text:style-name="T38">ustomercare@craftsvilla.com</text:span></text:a><text:span text:style-name="T39">)</text:span><text:span text:style-name="T44"> should be present under the heading “ Support” at bottom.</text:span></text:p>
      <text:p text:style-name="P32"><text:span text:style-name="T21">38.1 When User Click on image link it should go to correspondant <text:s/>page.</text:span></text:p>
      <text:p text:style-name="P32"/>
      <text:p text:style-name="P32"/>
      <text:p text:style-name="P34"><text:span text:style-name="T21">39.</text:span> <text:s/>Social Media links (FaceBook, Twitter, Google) should be present under the heading “Follow Us”</text:p>
      <text:p text:style-name="P34"><text:span text:style-name="T21">39.1 <text:s/>When User Click on image link it should go to correspondant <text:s/>page.</text:span></text:p>
      <text:p text:style-name="P34"/>
      <text:p text:style-name="P34"/>
      <text:p text:style-name="P37"><text:span text:style-name="T43">40. <text:s text:c="6"/>A</text:span><text:a xlink:type="simple" xlink:href="http://www.craftsvilla.com/about-us-craftsvilla" text:style-name="Internet_20_link" text:visited-style-name="Visited_20_Internet_20_Link">bout us</text:a><text:span text:style-name="T41"> </text:span></text:p>
      <text:list xml:id="list5598303240110022348" text:style-name="L157">
        <text:list-header>
          <text:p text:style-name="P172"><text:a xlink:type="simple" xlink:href="http://www.craftsvilla.com/craftsvilla-in-media" text:style-name="Internet_20_link" text:visited-style-name="Visited_20_Internet_20_Link">Craftsvilla in Media</text:a><text:span text:style-name="T41"> </text:span></text:p>
        </text:list-header>
      </text:list>
      <text:list xml:id="list3979621260346281837" text:style-name="L158">
        <text:list-header>
          <text:p text:style-name="P173"><text:a xlink:type="simple" xlink:href="http://www.craftsvilla.com/how-to-buy-craftsvilla" text:style-name="Internet_20_link" text:visited-style-name="Visited_20_Internet_20_Link">How to buy</text:a><text:span text:style-name="T41"> </text:span></text:p>
        </text:list-header>
      </text:list>
      <text:list xml:id="list7393209903237936641" text:style-name="L159">
        <text:list-header>
          <text:p text:style-name="P174"><text:a xlink:type="simple" xlink:href="http://www.craftsvilla.com/blog" text:style-name="Internet_20_link" text:visited-style-name="Visited_20_Internet_20_Link">Blog</text:a><text:span text:style-name="T41"> </text:span></text:p>
        </text:list-header>
      </text:list>
      <text:list xml:id="list1512550865554357688" text:style-name="L160">
        <text:list-header>
          <text:p text:style-name="P175"><text:a xlink:type="simple" xlink:href="http://www.craftsvilla.com/secure-shopping-craftsvilla" text:style-name="Internet_20_link" text:visited-style-name="Visited_20_Internet_20_Link">Secure Payment Options</text:a><text:span text:style-name="T41"> </text:span></text:p>
        </text:list-header>
      </text:list>
      <text:list xml:id="list2621298494549862645" text:style-name="L161">
        <text:list-header>
          <text:p text:style-name="P176"><text:a xlink:type="simple" xlink:href="http://www.placeoforigin.in/" text:style-name="Internet_20_link" text:visited-style-name="Visited_20_Internet_20_Link">Place of Origin</text:a><text:span text:style-name="T41"> </text:span></text:p>
        </text:list-header>
      </text:list>
      <text:list xml:id="list1652005334679369488" text:style-name="L162">
        <text:list-header>
          <text:p text:style-name="P177"><text:a xlink:type="simple" xlink:href="https://www.sutva.com/" text:style-name="Internet_20_link" text:visited-style-name="Visited_20_Internet_20_Link">Sutva</text:a><text:span text:style-name="T41"> </text:span></text:p>
        </text:list-header>
      </text:list>
      <text:list xml:id="list7370018064652208718" text:style-name="L163">
        <text:list-header>
          <text:p text:style-name="P122"><text:a xlink:type="simple" xlink:href="https://www.jharonka.com/" text:style-name="Internet_20_link" text:visited-style-name="Visited_20_Internet_20_Link">Jharonka</text:a><text:span text:style-name="T41"> <text:s/></text:span><text:span text:style-name="T44">All these links should be present under the heading “Our Company”</text:span></text:p>
        </text:list-header>
      </text:list>
      <text:p text:style-name="P47"><text:span text:style-name="T21">40.1 When User Click on any link it should go to correspondant <text:s/>page.</text:span></text:p>
      <text:p text:style-name="P47"/>
      <text:p text:style-name="P47"/>
      <text:p text:style-name="P73"><text:span text:style-name="T43">41. <text:s text:c="5"/></text:span><text:a xlink:type="simple" xlink:href="http://www.craftsvilla.com/womens-clothing/sarees/" text:style-name="Internet_20_link" text:visited-style-name="Visited_20_Internet_20_Link"><text:span text:style-name="T41">Sarees</text:span></text:a></text:p>
      <text:p text:style-name="P73"><text:span text:style-name="T41"><text:s text:c="11"/></text:span><text:a xlink:type="simple" xlink:href="http://www.craftsvilla.com/womens-clothing/lehangas/" text:style-name="Internet_20_link" text:visited-style-name="Visited_20_Internet_20_Link">Lehenga</text:a><text:span text:style-name="T41"> </text:span></text:p>
      <text:p text:style-name="P73"><text:span text:style-name="T41"><text:s text:c="11"/></text:span><text:a xlink:type="simple" xlink:href="http://www.craftsvilla.com/jewellery/" text:style-name="Internet_20_link" text:visited-style-name="Visited_20_Internet_20_Link">Jewellery</text:a><text:span text:style-name="T41"> </text:span></text:p>
      <text:list xml:id="list1942708666243119969" text:style-name="L164">
        <text:list-header>
          <text:p text:style-name="P125"><text:a xlink:type="simple" xlink:href="http://www.craftsvilla.com/accessories/" text:style-name="Internet_20_link" text:visited-style-name="Visited_20_Internet_20_Link">Accessories</text:a><text:span text:style-name="T41"> </text:span></text:p>
        </text:list-header>
      </text:list>
      <text:list xml:id="list4734874991879125927" text:style-name="L165">
        <text:list-header>
          <text:p text:style-name="P126"><text:a xlink:type="simple" xlink:href="http://www.craftsvilla.com/womens-clothing/" text:style-name="Internet_20_link" text:visited-style-name="Visited_20_Internet_20_Link">Clothing</text:a><text:span text:style-name="T41"> </text:span></text:p>
        </text:list-header>
      </text:list>
      <text:list xml:id="list5957639119345300061" text:style-name="L166">
        <text:list-header>
          <text:p text:style-name="P123"><text:a xlink:type="simple" xlink:href="http://www.craftsvilla.com/womens-clothing/salwar-suits/" text:style-name="Internet_20_link" text:visited-style-name="Visited_20_Internet_20_Link">Salwar Suits</text:a><text:span text:style-name="T41"> </text:span><text:span text:style-name="T45">All these links should be present under the heading “Top Catagories”.</text:span></text:p>
          <text:p text:style-name="P66"><text:span text:style-name="T20">41.1 When User Click on any link it should go to correspondant <text:s/>page.</text:span></text:p>
        </text:list-header>
      </text:list>
      <text:p text:style-name="P67"/>
      <text:list xml:id="list174960415449500" text:continue-numbering="true" text:style-name="L166">
        <text:list-header>
          <text:p text:style-name="P74"><text:span text:style-name="T46">42. <text:s/></text:span><text:a xlink:type="simple" xlink:href="http://www.craftsvilla.com/faq-craftsvilla" text:style-name="Internet_20_link" text:visited-style-name="Visited_20_Internet_20_Link">FAQ's</text:a><text:span text:style-name="T41"> </text:span></text:p>
        </text:list-header>
      </text:list>
      <text:list xml:id="list3039359734623386489" text:style-name="L167">
        <text:list-header>
          <text:p text:style-name="P127"><text:span text:style-name="T41"><text:s text:c="7"/></text:span><text:a xlink:type="simple" xlink:href="http://www.craftsvilla.com/online-shopping/" text:style-name="Internet_20_link" text:visited-style-name="Visited_20_Internet_20_Link">Sitemap</text:a><text:span text:style-name="T41"> </text:span></text:p>
        </text:list-header>
      </text:list>
      <text:list xml:id="list1602140452171403241" text:style-name="L168">
        <text:list-header>
          <text:p text:style-name="P75"><text:span text:style-name="T41"><text:s text:c="7"/></text:span><text:a xlink:type="simple" xlink:href="http://www.craftsvilla.com/contact-us-craftsvilla/" text:style-name="Internet_20_link" text:visited-style-name="Visited_20_Internet_20_Link">Contact us</text:a><text:span text:style-name="T45"> <text:s/>All these links should be present under the heading “Usefull Info”</text:span></text:p>
          <text:p text:style-name="P69"><text:soft-page-break/><text:s/><text:tab/><text:span text:style-name="T20">42.1 When User Click on any link it should go to correspondant <text:s/>page.</text:span></text:p>
        </text:list-header>
      </text:list>
      <text:p text:style-name="P70"/>
      <text:list xml:id="list174959898230196" text:continue-numbering="true" text:style-name="L168">
        <text:list-header>
          <text:p text:style-name="P75"><text:span text:style-name="T46">43. <text:s/></text:span><text:a xlink:type="simple" xlink:href="http://www.craftsvilla.com/terms-and-conditions-craftsvilla" text:style-name="Internet_20_link" text:visited-style-name="Visited_20_Internet_20_Link">Terms &amp; Conditions</text:a><text:span text:style-name="T41"> </text:span></text:p>
        </text:list-header>
      </text:list>
      <text:list xml:id="list1195568130751379198" text:style-name="L169">
        <text:list-header>
          <text:p text:style-name="P128"><text:span text:style-name="T41"><text:s text:c="7"/></text:span><text:a xlink:type="simple" xlink:href="http://www.craftsvilla.com/policy-for-sellers" text:style-name="Internet_20_link" text:visited-style-name="Visited_20_Internet_20_Link">Policy for Sellers</text:a><text:span text:style-name="T41"> </text:span></text:p>
        </text:list-header>
      </text:list>
      <text:list xml:id="list7180997167301937426" text:style-name="L170">
        <text:list-header>
          <text:p text:style-name="P129"><text:span text:style-name="T41"><text:s text:c="7"/></text:span><text:a xlink:type="simple" xlink:href="http://www.craftsvilla.com/policy-for-buyers" text:style-name="Internet_20_link" text:visited-style-name="Visited_20_Internet_20_Link">Policy for Buyers</text:a><text:span text:style-name="T41"> </text:span></text:p>
        </text:list-header>
      </text:list>
      <text:list xml:id="list3620652610953917700" text:style-name="L171">
        <text:list-header>
          <text:p text:style-name="P130"><text:span text:style-name="T41"><text:s text:c="7"/></text:span><text:a xlink:type="simple" xlink:href="http://www.craftsvilla.com/shipping-artisans-designers" text:style-name="Internet_20_link" text:visited-style-name="Visited_20_Internet_20_Link">Shipping &amp; Refund Policies</text:a><text:span text:style-name="T41"> </text:span></text:p>
        </text:list-header>
      </text:list>
      <text:list xml:id="list2228216721345572320" text:style-name="L172">
        <text:list-header>
          <text:p text:style-name="P131"><text:span text:style-name="T41"><text:s text:c="7"/></text:span><text:a xlink:type="simple" xlink:href="http://www.craftsvilla.com/wholesale-policy" text:style-name="Internet_20_link" text:visited-style-name="Visited_20_Internet_20_Link">Wholesale Policy</text:a><text:span text:style-name="T41"> </text:span></text:p>
        </text:list-header>
      </text:list>
      <text:list xml:id="list1853914707913541018" text:style-name="L173">
        <text:list-header>
          <text:p text:style-name="P76"><text:span text:style-name="T41"><text:s text:c="7"/></text:span><text:a xlink:type="simple" xlink:href="http://www.craftsvilla.com/privacy-policy-craftsvilla" text:style-name="Internet_20_link" text:visited-style-name="Visited_20_Internet_20_Link">Privacy Policy</text:a><text:span text:style-name="T41"> <text:s text:c="2"/></text:span><text:span text:style-name="T45">All these links should be present under the heading “ Policies &amp; Info”</text:span></text:p>
        </text:list-header>
      </text:list>
      <text:p text:style-name="P67"><text:tab/><text:tab/><text:span text:style-name="T20">43</text:span>.1 <text:span text:style-name="T40">When User Click on any link it should go to correspondant <text:s/>page.</text:span></text:p>
      <text:p text:style-name="P67"/>
      <text:p text:style-name="P67"/>
      <text:list xml:id="list174958703722802" text:continue-numbering="true" text:style-name="L173">
        <text:list-header>
          <text:p text:style-name="P76"><text:span text:style-name="T46">44. </text:span><text:a xlink:type="simple" xlink:href="http://www.craftsvilla.com/seller-handbook" text:style-name="Internet_20_link" text:visited-style-name="Visited_20_Internet_20_Link">Seller Handbook</text:a><text:span text:style-name="T41"> </text:span></text:p>
        </text:list-header>
      </text:list>
      <text:list xml:id="list1597200753953509362" text:style-name="L174">
        <text:list-header>
          <text:p text:style-name="P77"><text:span text:style-name="T41"><text:s text:c="6"/></text:span><text:a xlink:type="simple" xlink:href="http://www.craftsvilla.com/craftsvilla-seller-faq" text:style-name="Internet_20_link" text:visited-style-name="Visited_20_Internet_20_Link">Seller FAQs</text:a><text:span text:style-name="T41"> <text:s text:c="2"/></text:span><text:span text:style-name="T45">All these links should be present under the heading “For Sellers”</text:span></text:p>
        </text:list-header>
      </text:list>
      <text:list xml:id="list9164371531685360246" text:style-name="L175">
        <text:list-item>
          <text:list>
            <text:list-header>
              <text:p text:style-name="P68"><text:span text:style-name="T20">44</text:span>.1 <text:span text:style-name="T40">When User Click on any link it should go to correspondant <text:s/>page.</text:span></text:p>
            </text:list-header>
          </text:list>
        </text:list-item>
      </text:list>
      <text:p text:style-name="P38"><text:s/><text:span text:style-name="T20">45. </text:span>Payment Options such as Net Banking, Visa Card, debit card, Cash On Delivery” options should be present under the heading “payment options”.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23:58.333702284</meta:creation-date>
    <dc:date>2017-09-20T17:49:58.406080995</dc:date>
    <meta:editing-duration>PT2H54M5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9" meta:paragraph-count="568" meta:word-count="3256" meta:character-count="18846" meta:non-whitespace-character-count="15542"/>
  </office:meta>
</office:document-meta>
</file>